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885" style:master-page-name="MasterPage2" style:family="paragraph" style:name="P44">
      <style:paragraph-properties fo:margin-left="0cm" fo:margin-right="0cm" fo:text-indent="0cm" fo:border="none"/>
      <style:text-properties fo:color="#000000" fo:font-family="Liberation Serif" style:font-family-asian="Segoe UI" style:font-family-complex="Liberation Serif" fo:font-size="14pt" fo:language="pt" fo:country="BR" fo:font-weight="bold"/>
    </style:style>
    <style:style style:family="text" style:name="T1801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45">
      <style:paragraph-properties fo:margin-left="0cm" fo:margin-right="0cm" fo:text-indent="0cm" fo:border="none"/>
      <style:text-properties/>
    </style:style>
    <style:style style:family="text" style:name="T1802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803">
      <style:text-properties fo:color="#000000" fo:font-family="Times New Roman" style:font-family-asian="Times New Roman" style:font-family-complex="Times New Roman" fo:font-size="12pt"/>
    </style:style>
    <style:style style:family="text" style:name="T1804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805">
      <style:text-properties fo:color="#000000" fo:font-family="Times New Roman" style:font-family-asian="Times New Roman" style:font-family-complex="Times New Roman" fo:font-size="12pt"/>
    </style:style>
    <style:style style:family="text" style:name="T1806">
      <style:text-properties fo:color="#000000" fo:font-family="Times New Roman" style:font-family-asian="Times New Roman" style:font-family-complex="Times New Roman" fo:font-size="12pt"/>
    </style:style>
    <style:style style:family="paragraph" style:name="P46">
      <style:paragraph-properties fo:margin-left="0cm" fo:margin-right="0cm" fo:text-indent="0cm" fo:border="none"/>
      <style:text-properties/>
    </style:style>
    <style:style style:family="text" style:name="T1807">
      <style:text-properties fo:color="#000000" fo:font-family="Times New Roman" style:font-family-asian="Times New Roman" style:font-family-complex="Times New Roman" fo:font-size="12pt" fo:font-weight="bold"/>
    </style:style>
    <style:style style:parent-style-name="862" style:list-style-name="WWNum94" style:family="paragraph" style:name="P47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08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94" style:family="paragraph" style:name="P48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09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94" style:family="paragraph" style:name="P49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10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94" style:family="paragraph" style:name="P50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11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94" style:family="paragraph" style:name="P51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12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94" style:family="paragraph" style:name="P52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13">
      <style:text-properties fo:color="#000000" fo:font-family="Times New Roman" style:font-family-asian="Times New Roman" style:font-family-complex="Times New Roman" fo:font-size="12pt"/>
    </style:style>
    <style:style style:parent-style-name="885" style:family="paragraph" style:name="P53">
      <style:paragraph-properties fo:margin-left="0cm" fo:margin-right="0cm" fo:text-indent="0cm" fo:border="none"/>
      <style:text-properties fo:color="#000000" fo:font-family="Liberation Serif" style:font-family-asian="Segoe UI" style:font-family-complex="Liberation Serif" fo:font-size="14pt" fo:language="pt" fo:country="BR" fo:font-weight="bold"/>
    </style:style>
    <style:style style:family="text" style:name="T1814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54">
      <style:paragraph-properties fo:margin-left="0cm" fo:margin-right="0cm" fo:text-indent="0cm" fo:border="none"/>
      <style:text-properties/>
    </style:style>
    <style:style style:family="text" style:name="T1815">
      <style:text-properties fo:color="#000000" fo:font-family="Times New Roman" style:font-family-asian="Times New Roman" style:font-family-complex="Times New Roman" fo:font-size="12pt"/>
    </style:style>
    <style:style style:family="text" style:name="T1816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817">
      <style:text-properties fo:color="#000000" fo:font-family="Times New Roman" style:font-family-asian="Times New Roman" style:font-family-complex="Times New Roman" fo:font-size="12pt"/>
    </style:style>
    <style:style style:family="text" style:name="T1818">
      <style:text-properties fo:color="#000000" fo:font-family="Times New Roman" style:font-family-asian="Times New Roman" style:font-family-complex="Times New Roman" fo:font-size="12pt"/>
    </style:style>
    <style:style style:parent-style-name="885" style:family="paragraph" style:name="P55">
      <style:paragraph-properties fo:margin-left="0cm" fo:margin-right="0cm" fo:text-indent="0cm" fo:border="none"/>
      <style:text-properties fo:color="#000000" fo:font-family="Liberation Serif" style:font-family-asian="Segoe UI" style:font-family-complex="Liberation Serif" fo:font-size="14pt" fo:language="pt" fo:country="BR" fo:font-weight="bold"/>
    </style:style>
    <style:style style:family="text" style:name="T1819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56">
      <style:paragraph-properties fo:margin-left="0cm" fo:margin-right="0cm" fo:text-indent="0cm" fo:border="none"/>
      <style:text-properties/>
    </style:style>
    <style:style style:family="text" style:name="T1820">
      <style:text-properties fo:color="#000000" fo:font-family="Times New Roman" style:font-family-asian="Times New Roman" style:font-family-complex="Times New Roman" fo:font-size="12pt"/>
    </style:style>
    <style:style style:family="text" style:name="T1821">
      <style:text-properties fo:color="#000000" fo:font-family="Times New Roman" style:font-family-asian="Times New Roman" style:font-family-complex="Times New Roman" fo:font-size="12pt"/>
    </style:style>
    <style:style style:parent-style-name="885" style:family="paragraph" style:name="P57">
      <style:paragraph-properties fo:margin-left="0cm" fo:margin-right="0cm" fo:text-indent="0cm" fo:border="none"/>
      <style:text-properties fo:color="#000000" fo:font-family="Liberation Serif" style:font-family-asian="Segoe UI" style:font-family-complex="Liberation Serif" fo:font-size="14pt" fo:language="pt" fo:country="BR" fo:font-weight="bold"/>
    </style:style>
    <style:style style:family="text" style:name="T1822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58">
      <style:paragraph-properties fo:margin-left="0cm" fo:margin-right="0cm" fo:text-indent="0cm" fo:border="none"/>
      <style:text-properties/>
    </style:style>
    <style:style style:family="text" style:name="T1823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95" style:family="paragraph" style:name="P59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24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95" style:family="paragraph" style:name="P60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25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95" style:family="paragraph" style:name="P61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26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95" style:family="paragraph" style:name="P62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27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95" style:family="paragraph" style:name="P63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28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95" style:family="paragraph" style:name="P64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29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95" style:family="paragraph" style:name="P65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30">
      <style:text-properties fo:color="#000000" fo:font-family="Times New Roman" style:font-family-asian="Times New Roman" style:font-family-complex="Times New Roman" fo:font-size="12pt"/>
    </style:style>
    <style:style style:parent-style-name="885" style:family="paragraph" style:name="P66">
      <style:paragraph-properties fo:margin-left="0cm" fo:margin-right="0cm" fo:text-indent="0cm" fo:border="none"/>
      <style:text-properties fo:color="#000000" fo:font-family="Liberation Serif" style:font-family-asian="Segoe UI" style:font-family-complex="Liberation Serif" fo:font-size="14pt" fo:language="pt" fo:country="BR" fo:font-weight="bold"/>
    </style:style>
    <style:style style:family="text" style:name="T1831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67">
      <style:paragraph-properties fo:margin-left="0cm" fo:margin-right="0cm" fo:text-indent="0cm" fo:border="none"/>
      <style:text-properties/>
    </style:style>
    <style:style style:family="text" style:name="T1832">
      <style:text-properties fo:color="#000000" fo:font-family="Times New Roman" style:font-family-asian="Times New Roman" style:font-family-complex="Times New Roman" fo:font-size="12pt"/>
    </style:style>
    <style:style style:parent-style-name="885" style:family="paragraph" style:name="P68">
      <style:paragraph-properties fo:margin-left="0cm" fo:margin-right="0cm" fo:text-indent="0cm" fo:border="none"/>
      <style:text-properties fo:color="#000000" fo:font-family="Liberation Serif" style:font-family-asian="Segoe UI" style:font-family-complex="Liberation Serif" fo:font-size="14pt" fo:language="pt" fo:country="BR" fo:font-weight="bold"/>
    </style:style>
    <style:style style:family="text" style:name="T1833">
      <style:text-properties fo:color="#000000" fo:font-family="Times New Roman" style:font-family-asian="Times New Roman" style:font-family-complex="Times New Roman" fo:font-size="14pt" fo:font-weight="bold"/>
    </style:style>
    <style:style style:parent-style-name="862" style:list-style-name="WWNum96" style:family="paragraph" style:name="P69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34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96" style:family="paragraph" style:name="P70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35">
      <style:text-properties fo:color="#000000" fo:font-family="Times New Roman" style:font-family-asian="Times New Roman" style:font-family-complex="Times New Roman" fo:font-size="12pt"/>
    </style:style>
    <style:style style:parent-style-name="885" style:family="paragraph" style:name="P71">
      <style:paragraph-properties fo:margin-left="0cm" fo:margin-right="0cm" fo:text-indent="0cm" fo:border="none"/>
      <style:text-properties fo:color="#000000" fo:font-family="Liberation Serif" style:font-family-asian="Segoe UI" style:font-family-complex="Liberation Serif" fo:font-size="14pt" fo:language="pt" fo:country="BR" fo:font-weight="bold"/>
    </style:style>
    <style:style style:family="text" style:name="T1836">
      <style:text-properties fo:color="#000000" fo:font-family="Times New Roman" style:font-family-asian="Times New Roman" style:font-family-complex="Times New Roman" fo:font-size="14pt" fo:font-weight="bold"/>
    </style:style>
    <style:style style:parent-style-name="862" style:list-style-name="WWNum97" style:family="paragraph" style:name="P72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37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838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97" style:family="paragraph" style:name="P73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39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840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97" style:family="paragraph" style:name="P74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41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842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97" style:family="paragraph" style:name="P75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43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844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97" style:family="paragraph" style:name="P76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45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846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97" style:family="paragraph" style:name="P77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47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848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97" style:family="paragraph" style:name="P78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49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850">
      <style:text-properties fo:color="#000000" fo:font-family="Times New Roman" style:font-family-asian="Times New Roman" style:font-family-complex="Times New Roman" fo:font-size="12pt"/>
    </style:style>
    <style:style style:parent-style-name="885" style:family="paragraph" style:name="P79">
      <style:paragraph-properties fo:margin-left="0cm" fo:margin-right="0cm" fo:text-indent="0cm" fo:border="none"/>
      <style:text-properties fo:color="#000000" fo:font-family="Liberation Serif" style:font-family-asian="Segoe UI" style:font-family-complex="Liberation Serif" fo:font-size="14pt" fo:language="pt" fo:country="BR" fo:font-weight="bold"/>
    </style:style>
    <style:style style:family="text" style:name="T1851">
      <style:text-properties fo:color="#000000" fo:font-family="Times New Roman" style:font-family-asian="Times New Roman" style:font-family-complex="Times New Roman" fo:font-size="14pt" fo:font-weight="bold"/>
    </style:style>
    <style:style style:parent-style-name="862" style:list-style-name="WWNum98" style:family="paragraph" style:name="P80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52">
      <style:text-properties fo:color="#000000" fo:font-family="Times New Roman" style:font-family-asian="Times New Roman" style:font-family-complex="Times New Roman" fo:font-size="12pt" fo:font-weight="bold"/>
    </style:style>
    <style:style style:parent-style-name="862" style:list-style-name="WWNum99" style:family="paragraph" style:name="P81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53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99" style:family="paragraph" style:name="P82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54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100" style:family="paragraph" style:name="P83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55">
      <style:text-properties fo:color="#000000" fo:font-family="Times New Roman" style:font-family-asian="Times New Roman" style:font-family-complex="Times New Roman" fo:font-size="12pt" fo:font-weight="bold"/>
    </style:style>
    <style:style style:parent-style-name="862" style:list-style-name="WWNum101" style:family="paragraph" style:name="P84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56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101" style:family="paragraph" style:name="P85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57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102" style:family="paragraph" style:name="P86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58">
      <style:text-properties fo:color="#000000" fo:font-family="Times New Roman" style:font-family-asian="Times New Roman" style:font-family-complex="Times New Roman" fo:font-size="12pt" fo:font-weight="bold"/>
    </style:style>
    <style:style style:parent-style-name="862" style:list-style-name="WWNum103" style:family="paragraph" style:name="P87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59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103" style:family="paragraph" style:name="P88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60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104" style:family="paragraph" style:name="P89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61">
      <style:text-properties fo:color="#000000" fo:font-family="Times New Roman" style:font-family-asian="Times New Roman" style:font-family-complex="Times New Roman" fo:font-size="12pt" fo:font-weight="bold"/>
    </style:style>
    <style:style style:parent-style-name="862" style:list-style-name="WWNum105" style:family="paragraph" style:name="P90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62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105" style:family="paragraph" style:name="P91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63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106" style:family="paragraph" style:name="P92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64">
      <style:text-properties fo:color="#000000" fo:font-family="Times New Roman" style:font-family-asian="Times New Roman" style:font-family-complex="Times New Roman" fo:font-size="12pt" fo:font-weight="bold"/>
    </style:style>
    <style:style style:parent-style-name="862" style:list-style-name="WWNum107" style:family="paragraph" style:name="P93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65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107" style:family="paragraph" style:name="P94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66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108" style:family="paragraph" style:name="P95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67">
      <style:text-properties fo:color="#000000" fo:font-family="Times New Roman" style:font-family-asian="Times New Roman" style:font-family-complex="Times New Roman" fo:font-size="12pt" fo:font-weight="bold"/>
    </style:style>
    <style:style style:parent-style-name="862" style:list-style-name="WWNum109" style:family="paragraph" style:name="P96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68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109" style:family="paragraph" style:name="P97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69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110" style:family="paragraph" style:name="P98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70">
      <style:text-properties fo:color="#000000" fo:font-family="Times New Roman" style:font-family-asian="Times New Roman" style:font-family-complex="Times New Roman" fo:font-size="12pt" fo:font-weight="bold"/>
    </style:style>
    <style:style style:parent-style-name="862" style:list-style-name="WWNum111" style:family="paragraph" style:name="P99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71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111" style:family="paragraph" style:name="P100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72">
      <style:text-properties fo:color="#000000" fo:font-family="Times New Roman" style:font-family-asian="Times New Roman" style:font-family-complex="Times New Roman" fo:font-size="12pt"/>
    </style:style>
    <style:style style:parent-style-name="862" style:list-style-name="WWNum112" style:family="paragraph" style:name="P101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73">
      <style:text-properties fo:color="#000000" fo:font-family="Times New Roman" style:font-family-asian="Times New Roman" style:font-family-complex="Times New Roman" fo:font-size="12pt" fo:font-weight="bold"/>
    </style:style>
    <style:style style:parent-style-name="862" style:list-style-name="WWNum113" style:family="paragraph" style:name="P102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74">
      <style:text-properties fo:color="#000000" fo:font-family="Times New Roman" style:font-family-asian="Times New Roman" style:font-family-complex="Times New Roman" fo:font-size="12pt"/>
    </style:style>
    <style:style style:parent-style-name="885" style:family="paragraph" style:name="P103">
      <style:paragraph-properties fo:margin-left="0cm" fo:margin-right="0cm" fo:text-indent="0cm" fo:border="none"/>
      <style:text-properties fo:color="#000000" fo:font-family="Liberation Serif" style:font-family-asian="Segoe UI" style:font-family-complex="Liberation Serif" fo:font-size="14pt" fo:language="pt" fo:country="BR" fo:font-weight="bold"/>
    </style:style>
    <style:style style:family="text" style:name="T1875">
      <style:text-properties fo:color="#000000" fo:font-family="Times New Roman" style:font-family-asian="Times New Roman" style:font-family-complex="Times New Roman" fo:font-size="14pt" fo:font-weight="bold"/>
    </style:style>
    <style:style style:parent-style-name="862" style:list-style-name="WWNum114" style:family="paragraph" style:name="P104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76">
      <style:text-properties fo:color="#000000" fo:font-family="Times New Roman" style:font-family-asian="Times New Roman" style:font-family-complex="Times New Roman" fo:font-size="12pt" fo:font-weight="bold"/>
    </style:style>
    <style:style style:parent-style-name="862" style:list-style-name="WWNum114" style:family="paragraph" style:name="P105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77">
      <style:text-properties fo:color="#000000" fo:font-family="Times New Roman" style:font-family-asian="Times New Roman" style:font-family-complex="Times New Roman" fo:font-size="12pt" fo:font-weight="bold"/>
    </style:style>
    <style:style style:parent-style-name="862" style:list-style-name="WWNum114" style:family="paragraph" style:name="P106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78">
      <style:text-properties fo:color="#000000" fo:font-family="Times New Roman" style:font-family-asian="Times New Roman" style:font-family-complex="Times New Roman" fo:font-size="12pt" fo:font-weight="bold"/>
    </style:style>
    <style:style style:parent-style-name="862" style:list-style-name="WWNum114" style:family="paragraph" style:name="P107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79">
      <style:text-properties fo:color="#000000" fo:font-family="Times New Roman" style:font-family-asian="Times New Roman" style:font-family-complex="Times New Roman" fo:font-size="12pt" fo:font-weight="bold"/>
    </style:style>
    <style:style style:parent-style-name="862" style:list-style-name="WWNum114" style:family="paragraph" style:name="P108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80">
      <style:text-properties fo:color="#000000" fo:font-family="Times New Roman" style:font-family-asian="Times New Roman" style:font-family-complex="Times New Roman" fo:font-size="12pt" fo:font-weight="bold"/>
    </style:style>
    <style:style style:parent-style-name="862" style:list-style-name="WWNum114" style:family="paragraph" style:name="P109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81">
      <style:text-properties fo:color="#000000" fo:font-family="Times New Roman" style:font-family-asian="Times New Roman" style:font-family-complex="Times New Roman" fo:font-size="12pt" fo:font-weight="bold"/>
    </style:style>
    <style:style style:parent-style-name="862" style:list-style-name="WWNum114" style:family="paragraph" style:name="P110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82">
      <style:text-properties fo:color="#000000" fo:font-family="Times New Roman" style:font-family-asian="Times New Roman" style:font-family-complex="Times New Roman" fo:font-size="12pt" fo:font-weight="bold"/>
    </style:style>
    <style:style style:parent-style-name="862" style:list-style-name="WWNum114" style:family="paragraph" style:name="P111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83">
      <style:text-properties fo:color="#000000" fo:font-family="Times New Roman" style:font-family-asian="Times New Roman" style:font-family-complex="Times New Roman" fo:font-size="12pt" fo:font-weight="bold"/>
    </style:style>
    <style:style style:parent-style-name="862" style:list-style-name="WWNum114" style:family="paragraph" style:name="P112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84">
      <style:text-properties fo:color="#000000" fo:font-family="Times New Roman" style:font-family-asian="Times New Roman" style:font-family-complex="Times New Roman" fo:font-size="12pt" fo:font-weight="bold"/>
    </style:style>
    <style:style style:parent-style-name="862" style:list-style-name="WWNum114" style:family="paragraph" style:name="P113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85">
      <style:text-properties fo:color="#000000" fo:font-family="Times New Roman" style:font-family-asian="Times New Roman" style:font-family-complex="Times New Roman" fo:font-size="12pt" fo:font-weight="bold"/>
    </style:style>
    <style:style style:parent-style-name="862" style:list-style-name="WWNum114" style:family="paragraph" style:name="P114">
      <style:paragraph-properties fo:margin-right="0cm" fo:border="none"/>
      <style:text-properties fo:color="#000000" fo:font-family="Liberation Serif" style:font-family-asian="Segoe UI" style:font-family-complex="Tahoma" fo:font-size="10pt" fo:language="pt" fo:country="BR"/>
    </style:style>
    <style:style style:family="text" style:name="T1886">
      <style:text-properties fo:color="#000000" fo:font-family="Times New Roman" style:font-family-asian="Times New Roman" style:font-family-complex="Times New Roman" fo:font-size="12pt" fo:font-weight="bold"/>
    </style:style>
    <style:style style:parent-style-name="846" style:family="paragraph" style:name="P115">
      <style:paragraph-properties/>
      <style:text-properties fo:color="#000000" fo:font-family="Liberation Serif" style:font-family-asian="Segoe UI" style:font-family-complex="Liberation Serif" fo:font-size="12pt" fo:language="pt" fo:country="BR"/>
    </style:style>
  </office:automatic-styles>
  <office:body>
    <office:text text:use-soft-page-breaks="true">
      <text:p text:style-name="P44"><text:span text:style-name="T1801">Mini-Mundo: Sistema de Aluguel Digital de Itens de Decoração - ML Decoração</text:span><text:span/></text:p>
      <text:p text:style-name="P45"><text:span text:style-name="T1802">Descrição Resumida:</text:span><text:span text:style-name="T1803"> A </text:span><text:span text:style-name="T1804">ML Decoração</text:span><text:span text:style-name="T1805"> enfrenta dificuldades com a gestão manual de aluguel de seus produtos de decoração, o que impacta diretamente na experiência do cliente e compromete a eficiência dos processos internos. A empresa necessita de um sistema digital que permita aos clientes vi</text:span><text:span text:style-name="T1806">sualizar, alugar e interagir com os produtos de maneira prática e segura, ao mesmo tempo que facilita a administração dos itens de decoração e o cumprimento dos termos contratuais.</text:span><text:span/></text:p>
      <text:p text:style-name="P46"><text:span text:style-name="T1807">Benefícios Esperados:</text:span><text:span/></text:p>
      <text:list text:style-name="WWNum94" text:continue-numbering="true">
        <text:list-item>
          <text:p text:style-name="P47"><text:span text:style-name="T1808">Otimização do processo de aluguel de itens de decoração.</text:span><text:span/></text:p>
        </text:list-item>
        <text:list-item>
          <text:p text:style-name="P48"><text:span text:style-name="T1809">Redução de erros humanos no controle de disponibilidade e pedidos.</text:span><text:span/></text:p>
        </text:list-item>
        <text:list-item>
          <text:p text:style-name="P49"><text:span text:style-name="T1810">Melhoria na experiência do cliente com uma plataforma intuitiva e interativa.</text:span><text:span/></text:p>
        </text:list-item>
        <text:list-item>
          <text:p text:style-name="P50"><text:span text:style-name="T1811">Aumento da produtividade dos administradores com um painel de gestão eficiente.</text:span><text:span/></text:p>
        </text:list-item>
        <text:list-item>
          <text:p text:style-name="P51"><text:span text:style-name="T1812">Garantia de segurança e integridade dos dados dos usuários.</text:span><text:span/></text:p>
        </text:list-item>
        <text:list-item>
          <text:p text:style-name="P52"><text:span text:style-name="T1813">Expansão digital da empresa com um sistema escalável.</text:span><text:span/></text:p>
        </text:list-item>
      </text:list>
      <text:p text:style-name="P53"><text:span text:style-name="T1814">Detalhamento do Sistema:</text:span><text:span/></text:p>
      <text:p text:style-name="P54"><text:span text:style-name="T1815">A </text:span><text:span text:style-name="T1816">ML Decoração</text:span><text:span text:style-name="T1817"> é especializada em montagem de eventos e aluguel de itens decorativos para diversos tipos de eventos e ambientes personalizados. Atualmente, a empresa enfrenta limitações no gerenciamento de produtos, controle de disponibilidade e comunicação com os clien</text:span><text:span text:style-name="T1818">tes. A falta de integração e o uso de métodos manuais para controle de pedidos têm gerado gargalos e comprometido a confiabilidade do serviço.</text:span><text:span/></text:p>
      <text:p text:style-name="P55"><text:span text:style-name="T1819">Problema Observado:</text:span><text:span/></text:p>
      <text:p text:style-name="P56"><text:span text:style-name="T1820">A ausência de um sistema centralizado e digitalizado para gerenciar os produtos, clientes e alugueis tem causado atrasos, inconsistências nos dados e insatisfação entre os clientes. Além disso, a dificuldade em controlar os termos contratuais, a disponibil</text:span><text:span text:style-name="T1821">idade dos itens e a comunicação de pedidos tem prejudicado diretamente o desempenho da empresa e a fidelização de clientes.</text:span><text:span/></text:p>
      <text:p text:style-name="P57"><text:span text:style-name="T1822">Objetivo da Solução:</text:span><text:span/></text:p>
      <text:p text:style-name="P58"><text:span text:style-name="T1823">Desenvolver uma plataforma digital que permita:</text:span><text:span/></text:p>
      <text:list text:style-name="WWNum95" text:continue-numbering="true">
        <text:list-item>
          <text:p text:style-name="P59"><text:span text:style-name="T1824">Cadastro e login de usuários, com gerenciamento de perfil.</text:span><text:span/></text:p>
        </text:list-item>
        <text:list-item>
          <text:p text:style-name="P60"><text:span text:style-name="T1825">Visualização dos produtos com informações detalhadas e status de disponibilidade.</text:span><text:span/></text:p>
        </text:list-item>
        <text:list-item>
          <text:p text:style-name="P61"><text:span text:style-name="T1826">Processo de aluguel integrado com aceite dos termos contratuais.</text:span><text:span/></text:p>
        </text:list-item>
        <text:list-item>
          <text:p text:style-name="P62"><text:span text:style-name="T1827">Adição de produtos aos favoritos ou ao carrinho de compras.</text:span><text:span/></text:p>
        </text:list-item>
        <text:list-item>
          <text:p text:style-name="P63"><text:span text:style-name="T1828">Gestão de pedidos com confirmação de retirada feita pelos administradores.</text:span><text:span/></text:p>
        </text:list-item>
        <text:list-item>
          <text:p text:style-name="P64"><text:span text:style-name="T1829">Funcionalidade para comentários, avaliações e notificações automatizadas.</text:span><text:span/></text:p>
        </text:list-item>
        <text:list-item>
          <text:p text:style-name="P65"><text:span text:style-name="T1830">Acesso a um painel administrativo completo para controle de produtos, disponibilidade e pedidos.</text:span><text:span/></text:p>
        </text:list-item>
      </text:list>
      <text:p text:style-name="P66"><text:span text:style-name="T1831">Escola:</text:span><text:span/></text:p>
      <text:p text:style-name="P67"><text:span text:style-name="T1832">SENAI Dendezeiros</text:span><text:span/></text:p>
      <text:p text:style-name="P68"><text:span text:style-name="T1833">Restrições:</text:span><text:span/></text:p>
      <text:list text:style-name="WWNum96" text:continue-numbering="true">
        <text:list-item>
          <text:p text:style-name="P69"><text:span text:style-name="T1834">O sistema deve ser compatível com dispositivos móveis e desktops (responsivo).</text:span><text:span/></text:p>
        </text:list-item>
        <text:list-item>
          <text:p text:style-name="P70"><text:span text:style-name="T1835">O sistema deve seguir as diretrizes da LGPD (Lei Geral de Proteção de Dados).</text:span><text:span/></text:p>
        </text:list-item>
      </text:list>
      <text:p text:style-name="P71"><text:span text:style-name="T1836">Informações da Empresa:</text:span><text:span/></text:p>
      <text:list text:style-name="WWNum97" text:continue-numbering="true">
        <text:list-item>
          <text:p text:style-name="P72"><text:span text:style-name="T1837">Estado:</text:span><text:span text:style-name="T1838"> Bahia (BA)</text:span><text:span/></text:p>
        </text:list-item>
        <text:list-item>
          <text:p text:style-name="P73"><text:span text:style-name="T1839">Área de Atuação:</text:span><text:span text:style-name="T1840"> Tecnologia da Informação / Eventos e Decoração</text:span><text:span/></text:p>
        </text:list-item>
        <text:list-item>
          <text:p text:style-name="P74"><text:span text:style-name="T1841">Empresa:</text:span><text:span text:style-name="T1842"> ML Decoração</text:span><text:span/></text:p>
        </text:list-item>
        <text:list-item>
          <text:p text:style-name="P75"><text:span text:style-name="T1843">Data de Cadastro:</text:span><text:span text:style-name="T1844"> 10/02/2024</text:span><text:span/></text:p>
        </text:list-item>
        <text:list-item>
          <text:p text:style-name="P76"><text:span text:style-name="T1845">Data de Início da Vigência:</text:span><text:span text:style-name="T1846"> 12/02/2024</text:span><text:span/></text:p>
        </text:list-item>
        <text:list-item>
          <text:p text:style-name="P77"><text:span text:style-name="T1847">Vigência do Contrato:</text:span><text:span text:style-name="T1848"> 10/02/2024 a 30/08/2025</text:span><text:span/></text:p>
        </text:list-item>
        <text:list-item>
          <text:p text:style-name="P78"><text:span text:style-name="T1849">Status:</text:span><text:span text:style-name="T1850"> Ativo</text:span><text:span/></text:p>
        </text:list-item>
      </text:list>
      <text:p text:style-name="P79"><text:span text:style-name="T1851">Sistema de Gestão - Mini Mundo</text:span><text:span/></text:p>
      <text:list text:style-name="WWNum98" text:continue-numbering="true">
        <text:list-item>
          <text:p text:style-name="P80"><text:span text:style-name="T1852">Usuários</text:span><text:span/></text:p>
        </text:list-item>
      </text:list>
      <text:list text:style-name="WWNum99" text:continue-numbering="true">
        <text:list-item>
          <text:p text:style-name="P81"><text:span text:style-name="T1853">Atributos: id_usuario, nome, email, senha, cpf_cnpj, telefone, cep, rua, numero_da_casa, bairro, cidade, data_cadastro.</text:span><text:span/></text:p>
        </text:list-item>
        <text:list-item>
          <text:p text:style-name="P82"><text:span text:style-name="T1854">Funcionalidade: Cadastro e login para acessar o sistema, visualizar os produtos, fazer reservas, adicionar aos favoritos, entre outras interações.</text:span><text:span/></text:p>
        </text:list-item>
      </text:list>
      <text:list text:style-name="WWNum100" text:continue-numbering="true">
        <text:list-item>
          <text:p text:style-name="P83"><text:span text:style-name="T1855">Produtos</text:span><text:span/></text:p>
        </text:list-item>
      </text:list>
      <text:list text:style-name="WWNum101" text:continue-numbering="true">
        <text:list-item>
          <text:p text:style-name="P84"><text:span text:style-name="T1856">Atributos: id_produto, nome, descricao, categoria, preco, disponibilidade, quantidade.</text:span><text:span/></text:p>
        </text:list-item>
        <text:list-item>
          <text:p text:style-name="P85"><text:span text:style-name="T1857">Funcionalidade: Os usuários podem visualizar os produtos disponíveis para aluguel, com informações detalhadas e de disponibilidade.</text:span><text:span/></text:p>
        </text:list-item>
      </text:list>
      <text:list text:style-name="WWNum102" text:continue-numbering="true">
        <text:list-item>
          <text:p text:style-name="P86"><text:span text:style-name="T1858">Carrinho de Aluguel</text:span><text:span/></text:p>
        </text:list-item>
      </text:list>
      <text:list text:style-name="WWNum103" text:continue-numbering="true">
        <text:list-item>
          <text:p text:style-name="P87"><text:span text:style-name="T1859">Atributos: id_carrinho, id_usuario, id_produto, quantidade, data_reserva, data_devolucao, preco_total.</text:span><text:span/></text:p>
        </text:list-item>
        <text:list-item>
          <text:p text:style-name="P88"><text:span text:style-name="T1860">Funcionalidade: O carrinho de aluguel permite aos usuários adicionar produtos para reservas futuras.</text:span><text:span/></text:p>
        </text:list-item>
      </text:list>
      <text:list text:style-name="WWNum104" text:continue-numbering="true">
        <text:list-item>
          <text:p text:style-name="P89"><text:span text:style-name="T1861">Favoritos</text:span><text:span/></text:p>
        </text:list-item>
      </text:list>
      <text:list text:style-name="WWNum105" text:continue-numbering="true">
        <text:list-item>
          <text:p text:style-name="P90"><text:span text:style-name="T1862">Atributos: id_favorito, id_usuario, id_produto.</text:span><text:span/></text:p>
        </text:list-item>
        <text:list-item>
          <text:p text:style-name="P91"><text:span text:style-name="T1863">Funcionalidade: Usuários podem favoritar produtos para reservas futuras.</text:span><text:span/></text:p>
        </text:list-item>
      </text:list>
      <text:list text:style-name="WWNum106" text:continue-numbering="true">
        <text:list-item>
          <text:p text:style-name="P92"><text:span text:style-name="T1864">Reservas</text:span><text:span/></text:p>
        </text:list-item>
      </text:list>
      <text:list text:style-name="WWNum107" text:continue-numbering="true">
        <text:list-item>
          <text:p text:style-name="P93"><text:span text:style-name="T1865">Atributos: id_reserva, id_usuario, data_reserva, data_devolucao, valor_total, codigo_reserva.</text:span><text:span/></text:p>
        </text:list-item>
        <text:list-item>
          <text:p text:style-name="P94"><text:span text:style-name="T1866">Funcionalidade: Após a confirmação do pedido, os produtos são registrados como uma reserva para o usuário.</text:span><text:span/></text:p>
        </text:list-item>
      </text:list>
      <text:list text:style-name="WWNum108" text:continue-numbering="true">
        <text:list-item>
          <text:p text:style-name="P95"><text:span text:style-name="T1867">Avaliações</text:span><text:span/></text:p>
        </text:list-item>
      </text:list>
      <text:list text:style-name="WWNum109" text:continue-numbering="true">
        <text:list-item>
          <text:p text:style-name="P96"><text:span text:style-name="T1868">Atributos: id_avaliacao, id_usuario, id_produto, nota, comentario, data_avaliacao.</text:span><text:span/></text:p>
        </text:list-item>
        <text:list-item>
          <text:p text:style-name="P97"><text:span text:style-name="T1869">Funcionalidade: Usuários podem avaliar produtos que alugaram, deixando feedback sobre a experiência.</text:span><text:span/></text:p>
        </text:list-item>
      </text:list>
      <text:list text:style-name="WWNum110" text:continue-numbering="true">
        <text:list-item>
          <text:p text:style-name="P98"><text:span text:style-name="T1870">Produto_Imagem</text:span><text:span/></text:p>
        </text:list-item>
      </text:list>
      <text:list text:style-name="WWNum111" text:continue-numbering="true">
        <text:list-item>
          <text:p text:style-name="P99"><text:span text:style-name="T1871">Atributos: id_imagem, id_produto, url_imagem, descricao.</text:span><text:span/></text:p>
        </text:list-item>
        <text:list-item>
          <text:p text:style-name="P100"><text:span text:style-name="T1872">Funcionalidade: Exibe as imagens associadas a cada produto para facilitar a visualização.</text:span><text:span/></text:p>
        </text:list-item>
      </text:list>
      <text:list text:style-name="WWNum112" text:continue-numbering="true">
        <text:list-item>
          <text:p text:style-name="P101"><text:span text:style-name="T1873">Painel Administrativo</text:span><text:span/></text:p>
        </text:list-item>
      </text:list>
      <text:list text:style-name="WWNum113" text:continue-numbering="true">
        <text:list-item>
          <text:p text:style-name="P102"><text:span text:style-name="T1874">Funcionalidade: Permite aos administradores visualizar e gerenciar produtos, reservas, usuários, pedidos e outros dados relevantes de forma centralizada.</text:span><text:span/></text:p>
        </text:list-item>
      </text:list>
      <text:p text:style-name="P103"><text:span text:style-name="T1875">Resumo das Cardinalidades:</text:span><text:span/></text:p>
      <text:list text:style-name="WWNum114" text:continue-numbering="true">
        <text:list-item>
          <text:p text:style-name="P104"><text:span text:style-name="T1876">1 Usuário → N Reservas</text:span><text:span/></text:p>
        </text:list-item>
        <text:list-item>
          <text:p text:style-name="P105"><text:span text:style-name="T1877">1 Usuário → N Favoritos</text:span><text:span/></text:p>
        </text:list-item>
        <text:list-item>
          <text:p text:style-name="P106"><text:span text:style-name="T1878">1 Usuário → N Avaliações</text:span><text:span/></text:p>
        </text:list-item>
        <text:list-item>
          <text:p text:style-name="P107"><text:span text:style-name="T1879">1 Usuário → 1 Carrinho ativo</text:span><text:span/></text:p>
        </text:list-item>
        <text:list-item>
          <text:p text:style-name="P108"><text:span text:style-name="T1880">1 Produto → N Produto_Imagem</text:span><text:span/></text:p>
        </text:list-item>
        <text:list-item>
          <text:p text:style-name="P109"><text:span text:style-name="T1881">1 Produto → N Favoritos</text:span><text:span/></text:p>
        </text:list-item>
        <text:list-item>
          <text:p text:style-name="P110"><text:span text:style-name="T1882">1 Produto → N Avaliações</text:span><text:span/></text:p>
        </text:list-item>
        <text:list-item>
          <text:p text:style-name="P111"><text:span text:style-name="T1883">1 Produto → N Itens da Reserva</text:span><text:span/></text:p>
        </text:list-item>
        <text:list-item>
          <text:p text:style-name="P112"><text:span text:style-name="T1884">1 Reserva → N Itens da Reserva</text:span><text:span/></text:p>
        </text:list-item>
        <text:list-item>
          <text:p text:style-name="P113"><text:span text:style-name="T1885">1 Item da Reserva → 1 Produto</text:span><text:span/></text:p>
        </text:list-item>
        <text:list-item>
          <text:p text:style-name="P114"><text:span text:style-name="T1886">1 Avaliação → 1 Produto</text:span><text:span/></text:p>
        </text:list-item>
      </text:list>
      <text:p text:style-name="P115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845">
      <style:paragraph-properties/>
      <style:text-properties fo:color="#000000" fo:font-family="Liberation Serif" style:font-family-asian="Segoe UI" style:font-family-complex="Tahoma" fo:font-size="10pt" fo:language="pt" fo:country="BR"/>
    </style:style>
    <style:style style:parent-style-name="847" style:display-name="Standard" style:family="paragraph" style:name="846">
      <style:paragraph-properties/>
      <style:text-properties/>
    </style:style>
    <style:style style:parent-style-name="848" style:display-name="DStyle_paragraph" style:family="paragraph" style:name="847">
      <style:paragraph-properties/>
      <style:text-properties fo:color="#000000" fo:font-family="Liberation Serif" style:font-family-complex="Liberation Serif" fo:font-size="12pt" fo:language="pt" fo:country="BR"/>
    </style:style>
    <style:style style:parent-style-name="845" style:class="default" style:display-name="Normal" style:family="paragraph" style:name="848">
      <style:paragraph-properties/>
      <style:text-properties/>
    </style:style>
    <style:style style:parent-style-name="846" style:display-name="Heading" style:family="paragraph" style:name="849">
      <style:paragraph-properties fo:margin-top="12pt" fo:margin-bottom="6pt"/>
      <style:text-properties fo:font-family="Liberation Sans" style:font-family-complex="Liberation Sans" fo:font-size="14pt"/>
    </style:style>
    <style:style style:parent-style-name="846" style:display-name="Text body" style:family="paragraph" style:name="850">
      <style:paragraph-properties fo:line-height="115%" fo:margin-top="0pt" fo:margin-bottom="7pt"/>
    </style:style>
    <style:style style:parent-style-name="848" style:display-name="Heading 1" style:family="paragraph" style:name="851">
      <style:paragraph-properties fo:margin-top="18pt" fo:margin-bottom="4pt"/>
      <style:text-properties fo:color="#0f4761" fo:font-family="Arial" style:font-family-complex="Arial" fo:font-size="20pt"/>
    </style:style>
    <style:style style:parent-style-name="848" style:display-name="Heading 2" style:family="paragraph" style:name="852">
      <style:paragraph-properties fo:margin-top="8pt" fo:margin-bottom="4pt"/>
      <style:text-properties fo:color="#0f4761" fo:font-family="Arial" style:font-family-complex="Arial" fo:font-size="16pt"/>
    </style:style>
    <style:style style:parent-style-name="848" style:display-name="Heading 4" style:family="paragraph" style:name="853">
      <style:paragraph-properties fo:margin-top="4pt" fo:margin-bottom="2pt"/>
      <style:text-properties fo:color="#0f4761" fo:font-family="Arial" style:font-family-complex="Arial" fo:font-style="italic"/>
    </style:style>
    <style:style style:parent-style-name="848" style:display-name="Heading 5" style:family="paragraph" style:name="854">
      <style:paragraph-properties fo:margin-top="4pt" fo:margin-bottom="2pt"/>
      <style:text-properties fo:color="#0f4761" fo:font-family="Arial" style:font-family-complex="Arial"/>
    </style:style>
    <style:style style:parent-style-name="848" style:display-name="Heading 6" style:family="paragraph" style:name="855">
      <style:paragraph-properties fo:margin-top="2pt" fo:margin-bottom="0pt"/>
      <style:text-properties fo:color="#595959" fo:font-family="Arial" style:font-family-complex="Arial" fo:font-style="italic"/>
    </style:style>
    <style:style style:parent-style-name="848" style:display-name="Heading 7" style:family="paragraph" style:name="856">
      <style:paragraph-properties fo:margin-top="2pt" fo:margin-bottom="0pt"/>
      <style:text-properties fo:color="#595959" fo:font-family="Arial" style:font-family-complex="Arial"/>
    </style:style>
    <style:style style:parent-style-name="848" style:display-name="Heading 8" style:family="paragraph" style:name="857">
      <style:paragraph-properties fo:margin-top="0pt" fo:margin-bottom="0pt"/>
      <style:text-properties fo:color="#272727" fo:font-family="Arial" style:font-family-complex="Arial" fo:font-style="italic"/>
    </style:style>
    <style:style style:parent-style-name="848" style:display-name="Heading 9" style:family="paragraph" style:name="858">
      <style:paragraph-properties fo:margin-top="0pt" fo:margin-bottom="0pt"/>
      <style:text-properties fo:color="#272727" fo:font-family="Arial" style:font-family-complex="Arial" fo:font-style="italic"/>
    </style:style>
    <style:style style:parent-style-name="848" style:display-name="Title" style:family="paragraph" style:name="859">
      <style:paragraph-properties fo:line-height="100%" fo:margin-top="0pt" fo:margin-bottom="4pt"/>
      <style:text-properties fo:font-family="Arial" style:font-family-complex="Arial" fo:font-size="28pt" fo:letter-spacing="-0.5pt"/>
    </style:style>
    <style:style style:parent-style-name="848" style:display-name="Subtitle" style:family="paragraph" style:name="860">
      <style:paragraph-properties/>
      <style:text-properties fo:color="#595959" fo:font-size="14pt" fo:letter-spacing="0.7pt"/>
    </style:style>
    <style:style style:parent-style-name="848" style:display-name="Quote" style:family="paragraph" style:name="861">
      <style:paragraph-properties fo:text-align="center" fo:margin-top="8pt" fo:margin-bottom="0pt"/>
      <style:text-properties fo:color="#404040" fo:font-style="italic"/>
    </style:style>
    <style:style style:parent-style-name="848" style:display-name="List Paragraph" style:family="paragraph" style:name="862">
      <style:paragraph-properties fo:margin-left="1.27cm" fo:margin-right="0cm" fo:text-indent="0cm"/>
      <style:text-properties/>
    </style:style>
    <style:style style:parent-style-name="848" style:display-name="Intense Quote" style:family="paragraph" style:name="863">
      <style:paragraph-properties fo:text-align="center" fo:margin-left="1.524cm" fo:margin-right="1.524cm" fo:text-indent="0cm" fo:margin-top="18pt" fo:margin-bottom="18pt" fo:border-top="0.01764cm solid #0F4761" fo:border-bottom="0.01764cm solid #0F4761" fo:border-left="none" fo:border-right="none"/>
      <style:text-properties fo:color="#0f4761" fo:font-style="italic"/>
    </style:style>
    <style:style style:parent-style-name="848" style:display-name="No Spacing" style:family="paragraph" style:name="864">
      <style:paragraph-properties fo:line-height="100%" fo:margin-top="0pt" fo:margin-bottom="0pt"/>
    </style:style>
    <style:style style:parent-style-name="846" style:display-name="Header and Footer" style:family="paragraph" style:name="865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848" style:display-name="Header" style:family="paragraph" style:name="866">
      <style:paragraph-properties fo:line-height="100%" fo:margin-top="0pt" fo:margin-bottom="0pt">
        <style:tab-stops>
          <style:tab-stop style:position="8.543cm" style:type="center"/>
          <style:tab-stop style:position="17.09cm" style:type="right"/>
        </style:tab-stops>
      </style:paragraph-properties>
    </style:style>
    <style:style style:parent-style-name="848" style:display-name="Footer" style:family="paragraph" style:name="867">
      <style:paragraph-properties fo:line-height="100%" fo:margin-top="0pt" fo:margin-bottom="0pt">
        <style:tab-stops>
          <style:tab-stop style:position="8.543cm" style:type="center"/>
          <style:tab-stop style:position="17.09cm" style:type="right"/>
        </style:tab-stops>
      </style:paragraph-properties>
    </style:style>
    <style:style style:parent-style-name="848" style:display-name="footnote text" style:family="paragraph" style:name="868">
      <style:paragraph-properties fo:line-height="100%" fo:margin-top="0pt" fo:margin-bottom="0pt"/>
      <style:text-properties fo:font-size="10pt"/>
    </style:style>
    <style:style style:parent-style-name="848" style:display-name="endnote text" style:family="paragraph" style:name="869">
      <style:paragraph-properties fo:line-height="100%" fo:margin-top="0pt" fo:margin-bottom="0pt"/>
      <style:text-properties fo:font-size="10pt"/>
    </style:style>
    <style:style style:parent-style-name="848" style:display-name="toc 1" style:family="paragraph" style:name="870">
      <style:paragraph-properties fo:margin-top="0pt" fo:margin-bottom="5pt"/>
    </style:style>
    <style:style style:parent-style-name="848" style:display-name="toc 2" style:family="paragraph" style:name="871">
      <style:paragraph-properties fo:margin-left="0.3881cm" fo:margin-right="0cm" fo:text-indent="0cm" fo:margin-top="0pt" fo:margin-bottom="5pt"/>
    </style:style>
    <style:style style:parent-style-name="848" style:display-name="toc 3" style:family="paragraph" style:name="872">
      <style:paragraph-properties fo:margin-left="0.7762cm" fo:margin-right="0cm" fo:text-indent="0cm" fo:margin-top="0pt" fo:margin-bottom="5pt"/>
    </style:style>
    <style:style style:parent-style-name="848" style:display-name="toc 4" style:family="paragraph" style:name="873">
      <style:paragraph-properties fo:margin-left="1.164cm" fo:margin-right="0cm" fo:text-indent="0cm" fo:margin-top="0pt" fo:margin-bottom="5pt"/>
    </style:style>
    <style:style style:parent-style-name="848" style:display-name="toc 5" style:family="paragraph" style:name="874">
      <style:paragraph-properties fo:margin-left="1.552cm" fo:margin-right="0cm" fo:text-indent="0cm" fo:margin-top="0pt" fo:margin-bottom="5pt"/>
    </style:style>
    <style:style style:parent-style-name="848" style:display-name="toc 6" style:family="paragraph" style:name="875">
      <style:paragraph-properties fo:margin-left="1.94cm" fo:margin-right="0cm" fo:text-indent="0cm" fo:margin-top="0pt" fo:margin-bottom="5pt"/>
    </style:style>
    <style:style style:parent-style-name="848" style:display-name="toc 7" style:family="paragraph" style:name="876">
      <style:paragraph-properties fo:margin-left="2.328cm" fo:margin-right="0cm" fo:text-indent="0cm" fo:margin-top="0pt" fo:margin-bottom="5pt"/>
    </style:style>
    <style:style style:parent-style-name="848" style:display-name="toc 8" style:family="paragraph" style:name="877">
      <style:paragraph-properties fo:margin-left="2.717cm" fo:margin-right="0cm" fo:text-indent="0cm" fo:margin-top="0pt" fo:margin-bottom="5pt"/>
    </style:style>
    <style:style style:parent-style-name="848" style:display-name="toc 9" style:family="paragraph" style:name="878">
      <style:paragraph-properties fo:margin-left="3.105cm" fo:margin-right="0cm" fo:text-indent="0cm" fo:margin-top="0pt" fo:margin-bottom="5pt"/>
    </style:style>
    <style:style style:parent-style-name="848" style:display-name="TOC Heading" style:family="paragraph" style:name="879">
      <style:paragraph-properties/>
    </style:style>
    <style:style style:parent-style-name="848" style:display-name="table of figures" style:family="paragraph" style:name="880">
      <style:paragraph-properties fo:margin-top="0pt" fo:margin-bottom="0pt"/>
    </style:style>
    <style:style style:parent-style-name="850" style:display-name="List" style:family="paragraph" style:name="881">
      <style:paragraph-properties/>
    </style:style>
    <style:style style:parent-style-name="846" style:display-name="Caption" style:family="paragraph" style:name="882">
      <style:paragraph-properties fo:margin-top="6pt" fo:margin-bottom="6pt"/>
      <style:text-properties fo:font-size="12pt" fo:font-style="italic"/>
    </style:style>
    <style:style style:parent-style-name="846" style:display-name="Index" style:family="paragraph" style:name="883">
      <style:paragraph-properties/>
    </style:style>
    <style:style style:parent-style-name="846" style:display-name="Horizontal Line" style:family="paragraph" style:name="884">
      <style:paragraph-properties fo:margin-top="0pt" fo:margin-bottom="14.15pt" fo:border-top="none" fo:border-bottom="0.00441cm solid #808080" fo:border-left="none" fo:border-right="none"/>
      <style:text-properties fo:font-size="6pt"/>
    </style:style>
    <style:style style:parent-style-name="849" style:display-name="Heading 3" style:family="paragraph" style:name="885">
      <style:paragraph-properties fo:margin-top="7pt" fo:margin-bottom="6pt"/>
      <style:text-properties fo:font-family="Liberation Serif" style:font-family-complex="Liberation Serif" fo:font-size="14pt" fo:font-weight="bold"/>
    </style:style>
    <style:style style:parent-style-name="846" style:display-name="Table Contents" style:family="paragraph" style:name="886">
      <style:paragraph-properties/>
    </style:style>
    <style:style style:parent-style-name="886" style:display-name="Table Heading" style:family="paragraph" style:name="887">
      <style:paragraph-properties fo:text-align="center"/>
      <style:text-properties fo:font-weight="bold"/>
    </style:style>
    <style:style style:parent-style-name="845" style:display-name="DStyle_text" style:family="text" style:name="888">
      <style:paragraph-properties/>
    </style:style>
    <style:style style:parent-style-name="845" style:class="default" style:display-name="Default Paragraph Font" style:family="text" style:name="889">
      <style:paragraph-properties/>
    </style:style>
    <style:style style:parent-style-name="889" style:display-name="Heading 1 Char" style:family="text" style:name="890">
      <style:paragraph-properties/>
      <style:text-properties fo:color="#0f4761" fo:font-family="Arial" style:font-family-complex="Arial" fo:font-size="20pt"/>
    </style:style>
    <style:style style:parent-style-name="889" style:display-name="Heading 2 Char" style:family="text" style:name="891">
      <style:paragraph-properties/>
      <style:text-properties fo:color="#0f4761" fo:font-family="Arial" style:font-family-complex="Arial" fo:font-size="16pt"/>
    </style:style>
    <style:style style:parent-style-name="889" style:display-name="Heading 3 Char" style:family="text" style:name="892">
      <style:paragraph-properties/>
      <style:text-properties fo:color="#0f4761" fo:font-family="Arial" style:font-family-complex="Arial" fo:font-size="14pt"/>
    </style:style>
    <style:style style:parent-style-name="889" style:display-name="Heading 4 Char" style:family="text" style:name="893">
      <style:paragraph-properties/>
      <style:text-properties fo:color="#0f4761" fo:font-family="Arial" style:font-family-complex="Arial" fo:font-style="italic"/>
    </style:style>
    <style:style style:parent-style-name="889" style:display-name="Heading 5 Char" style:family="text" style:name="894">
      <style:paragraph-properties/>
      <style:text-properties fo:color="#0f4761" fo:font-family="Arial" style:font-family-complex="Arial"/>
    </style:style>
    <style:style style:parent-style-name="889" style:display-name="Heading 6 Char" style:family="text" style:name="895">
      <style:paragraph-properties/>
      <style:text-properties fo:color="#595959" fo:font-family="Arial" style:font-family-complex="Arial" fo:font-style="italic"/>
    </style:style>
    <style:style style:parent-style-name="889" style:display-name="Heading 7 Char" style:family="text" style:name="896">
      <style:paragraph-properties/>
      <style:text-properties fo:color="#595959" fo:font-family="Arial" style:font-family-complex="Arial"/>
    </style:style>
    <style:style style:parent-style-name="889" style:display-name="Heading 8 Char" style:family="text" style:name="897">
      <style:paragraph-properties/>
      <style:text-properties fo:color="#272727" fo:font-family="Arial" style:font-family-complex="Arial" fo:font-style="italic"/>
    </style:style>
    <style:style style:parent-style-name="889" style:display-name="Heading 9 Char" style:family="text" style:name="898">
      <style:paragraph-properties/>
      <style:text-properties fo:color="#272727" fo:font-family="Arial" style:font-family-complex="Arial" fo:font-style="italic"/>
    </style:style>
    <style:style style:parent-style-name="889" style:display-name="Title Char" style:family="text" style:name="899">
      <style:paragraph-properties/>
      <style:text-properties fo:font-family="Arial" style:font-family-complex="Arial" fo:font-size="28pt" fo:letter-spacing="-0.5pt"/>
    </style:style>
    <style:style style:parent-style-name="889" style:display-name="Subtitle Char" style:family="text" style:name="900">
      <style:paragraph-properties/>
      <style:text-properties fo:color="#595959" fo:font-size="14pt" fo:letter-spacing="0.7pt"/>
    </style:style>
    <style:style style:parent-style-name="889" style:display-name="Quote Char" style:family="text" style:name="901">
      <style:paragraph-properties/>
      <style:text-properties fo:color="#404040" fo:font-style="italic"/>
    </style:style>
    <style:style style:parent-style-name="889" style:display-name="Intense Emphasis" style:family="text" style:name="902">
      <style:paragraph-properties/>
      <style:text-properties fo:color="#0f4761" fo:font-style="italic"/>
    </style:style>
    <style:style style:parent-style-name="889" style:display-name="Intense Quote Char" style:family="text" style:name="903">
      <style:paragraph-properties/>
      <style:text-properties fo:color="#0f4761" fo:font-style="italic"/>
    </style:style>
    <style:style style:parent-style-name="889" style:display-name="Intense Reference" style:family="text" style:name="904">
      <style:paragraph-properties/>
      <style:text-properties fo:font-variant="small-caps" fo:color="#0f4761" fo:letter-spacing="0.25pt" fo:font-weight="bold"/>
    </style:style>
    <style:style style:parent-style-name="889" style:display-name="Subtle Emphasis" style:family="text" style:name="905">
      <style:paragraph-properties/>
      <style:text-properties fo:color="#404040" fo:font-style="italic"/>
    </style:style>
    <style:style style:parent-style-name="889" style:display-name="Emphasis" style:family="text" style:name="906">
      <style:paragraph-properties/>
      <style:text-properties fo:font-style="italic"/>
    </style:style>
    <style:style style:parent-style-name="889" style:display-name="Strong" style:family="text" style:name="907">
      <style:paragraph-properties/>
      <style:text-properties fo:font-weight="bold"/>
    </style:style>
    <style:style style:parent-style-name="889" style:display-name="Subtle Reference" style:family="text" style:name="908">
      <style:paragraph-properties/>
      <style:text-properties fo:font-variant="small-caps" fo:color="#5a5a5a"/>
    </style:style>
    <style:style style:parent-style-name="889" style:display-name="Book Title" style:family="text" style:name="909">
      <style:paragraph-properties/>
      <style:text-properties fo:letter-spacing="0.25pt" fo:font-style="italic" fo:font-weight="bold"/>
    </style:style>
    <style:style style:parent-style-name="889" style:display-name="Header Char" style:family="text" style:name="910">
      <style:paragraph-properties/>
    </style:style>
    <style:style style:parent-style-name="889" style:display-name="Footer Char" style:family="text" style:name="911">
      <style:paragraph-properties/>
    </style:style>
    <style:style style:parent-style-name="889" style:display-name="Footnote Text Char" style:family="text" style:name="912">
      <style:paragraph-properties/>
      <style:text-properties fo:font-size="10pt"/>
    </style:style>
    <style:style style:parent-style-name="889" style:display-name="footnote reference" style:family="text" style:name="913">
      <style:paragraph-properties/>
      <style:text-properties style:text-position="super 58%"/>
    </style:style>
    <style:style style:parent-style-name="889" style:display-name="Endnote Text Char" style:family="text" style:name="914">
      <style:paragraph-properties/>
      <style:text-properties fo:font-size="10pt"/>
    </style:style>
    <style:style style:parent-style-name="889" style:display-name="endnote reference" style:family="text" style:name="915">
      <style:paragraph-properties/>
      <style:text-properties style:text-position="super 58%"/>
    </style:style>
    <style:style style:parent-style-name="889" style:display-name="Hyperlink" style:family="text" style:name="91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845" style:display-name="Internet link" style:family="text" style:name="917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889" style:display-name="FollowedHyperlink" style:family="text" style:name="91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845" style:display-name="Strong Emphasis" style:family="text" style:name="919">
      <style:paragraph-properties/>
      <style:text-properties fo:font-weight="bold"/>
    </style:style>
    <style:style style:parent-style-name="845" style:display-name="Bullet Symbols" style:family="text" style:name="920">
      <style:paragraph-properties/>
      <style:text-properties fo:font-family="OpenSymbol" style:font-family-complex="OpenSymbol"/>
    </style:style>
    <style:style style:parent-style-name="845" style:display-name="Source Text" style:family="text" style:name="921">
      <style:paragraph-properties/>
      <style:text-properties fo:font-family="Liberation Mono" style:font-family-complex="Liberation Mono"/>
    </style:style>
    <style:style style:parent-style-name="845" style:display-name="Numbering Symbols" style:family="text" style:name="922">
      <style:paragraph-properties/>
    </style:style>
    <style:style style:parent-style-name="845" style:display-name="T1" style:family="text" style:name="923">
      <style:paragraph-properties/>
    </style:style>
    <style:style style:parent-style-name="845" style:display-name="T2" style:family="text" style:name="924">
      <style:paragraph-properties/>
    </style:style>
    <style:style style:parent-style-name="845" style:display-name="T3" style:family="text" style:name="925">
      <style:paragraph-properties/>
    </style:style>
    <style:style style:parent-style-name="845" style:display-name="T4" style:family="text" style:name="926">
      <style:paragraph-properties/>
    </style:style>
    <style:style style:parent-style-name="845" style:display-name="T5" style:family="text" style:name="927">
      <style:paragraph-properties/>
    </style:style>
    <style:style style:parent-style-name="845" style:display-name="T6" style:family="text" style:name="928">
      <style:paragraph-properties/>
    </style:style>
    <style:style style:parent-style-name="845" style:display-name="T7" style:family="text" style:name="929">
      <style:paragraph-properties/>
    </style:style>
    <style:style style:parent-style-name="845" style:display-name="T8" style:family="text" style:name="930">
      <style:paragraph-properties/>
    </style:style>
    <style:style style:parent-style-name="845" style:display-name="T9" style:family="text" style:name="931">
      <style:paragraph-properties/>
    </style:style>
    <style:style style:parent-style-name="845" style:display-name="T10" style:family="text" style:name="932">
      <style:paragraph-properties/>
    </style:style>
    <style:style style:parent-style-name="845" style:display-name="T11" style:family="text" style:name="933">
      <style:paragraph-properties/>
    </style:style>
    <style:style style:parent-style-name="845" style:display-name="T12" style:family="text" style:name="934">
      <style:paragraph-properties/>
    </style:style>
    <style:style style:parent-style-name="845" style:display-name="T13" style:family="text" style:name="935">
      <style:paragraph-properties/>
    </style:style>
    <style:style style:parent-style-name="845" style:display-name="T14" style:family="text" style:name="936">
      <style:paragraph-properties/>
    </style:style>
    <style:style style:parent-style-name="845" style:display-name="T15" style:family="text" style:name="937">
      <style:paragraph-properties/>
    </style:style>
    <style:style style:parent-style-name="845" style:display-name="T16" style:family="text" style:name="938">
      <style:paragraph-properties/>
    </style:style>
    <style:style style:parent-style-name="845" style:display-name="T17" style:family="text" style:name="939">
      <style:paragraph-properties/>
    </style:style>
    <style:style style:parent-style-name="845" style:display-name="T18" style:family="text" style:name="940">
      <style:paragraph-properties/>
    </style:style>
    <style:style style:parent-style-name="845" style:display-name="T19" style:family="text" style:name="941">
      <style:paragraph-properties/>
    </style:style>
    <style:style style:parent-style-name="845" style:display-name="T20" style:family="text" style:name="942">
      <style:paragraph-properties/>
    </style:style>
    <style:style style:parent-style-name="845" style:display-name="T21" style:family="text" style:name="943">
      <style:paragraph-properties/>
    </style:style>
    <style:style style:parent-style-name="845" style:display-name="T22" style:family="text" style:name="944">
      <style:paragraph-properties/>
    </style:style>
    <style:style style:parent-style-name="845" style:display-name="T23" style:family="text" style:name="945">
      <style:paragraph-properties/>
    </style:style>
    <style:style style:parent-style-name="845" style:display-name="T24" style:family="text" style:name="946">
      <style:paragraph-properties/>
    </style:style>
    <style:style style:parent-style-name="845" style:display-name="T25" style:family="text" style:name="947">
      <style:paragraph-properties/>
    </style:style>
    <style:style style:parent-style-name="845" style:display-name="T26" style:family="text" style:name="948">
      <style:paragraph-properties/>
    </style:style>
    <style:style style:parent-style-name="845" style:display-name="T27" style:family="text" style:name="949">
      <style:paragraph-properties/>
    </style:style>
    <style:style style:parent-style-name="845" style:display-name="T28" style:family="text" style:name="950">
      <style:paragraph-properties/>
    </style:style>
    <style:style style:parent-style-name="845" style:display-name="T29" style:family="text" style:name="951">
      <style:paragraph-properties/>
    </style:style>
    <style:style style:parent-style-name="845" style:display-name="T30" style:family="text" style:name="952">
      <style:paragraph-properties/>
    </style:style>
    <style:style style:parent-style-name="845" style:display-name="T31" style:family="text" style:name="953">
      <style:paragraph-properties/>
    </style:style>
    <style:style style:parent-style-name="845" style:display-name="T32" style:family="text" style:name="954">
      <style:paragraph-properties/>
    </style:style>
    <style:style style:parent-style-name="845" style:display-name="T33" style:family="text" style:name="955">
      <style:paragraph-properties/>
    </style:style>
    <style:style style:parent-style-name="845" style:display-name="T34" style:family="text" style:name="956">
      <style:paragraph-properties/>
    </style:style>
    <style:style style:parent-style-name="845" style:display-name="T35" style:family="text" style:name="957">
      <style:paragraph-properties/>
    </style:style>
    <style:style style:parent-style-name="845" style:display-name="T36" style:family="text" style:name="958">
      <style:paragraph-properties/>
    </style:style>
    <style:style style:parent-style-name="845" style:display-name="T37" style:family="text" style:name="959">
      <style:paragraph-properties/>
    </style:style>
    <style:style style:parent-style-name="845" style:display-name="T38" style:family="text" style:name="960">
      <style:paragraph-properties/>
    </style:style>
    <style:style style:parent-style-name="845" style:display-name="T39" style:family="text" style:name="961">
      <style:paragraph-properties/>
    </style:style>
    <style:style style:parent-style-name="845" style:display-name="T40" style:family="text" style:name="962">
      <style:paragraph-properties/>
    </style:style>
    <style:style style:parent-style-name="845" style:display-name="T41" style:family="text" style:name="963">
      <style:paragraph-properties/>
    </style:style>
    <style:style style:parent-style-name="845" style:display-name="T42" style:family="text" style:name="964">
      <style:paragraph-properties/>
    </style:style>
    <style:style style:parent-style-name="845" style:display-name="T43" style:family="text" style:name="965">
      <style:paragraph-properties/>
    </style:style>
    <style:style style:parent-style-name="845" style:display-name="T44" style:family="text" style:name="966">
      <style:paragraph-properties/>
    </style:style>
    <style:style style:parent-style-name="845" style:display-name="T45" style:family="text" style:name="967">
      <style:paragraph-properties/>
    </style:style>
    <style:style style:parent-style-name="845" style:display-name="T46" style:family="text" style:name="968">
      <style:paragraph-properties/>
    </style:style>
    <style:style style:parent-style-name="845" style:display-name="T47" style:family="text" style:name="969">
      <style:paragraph-properties/>
    </style:style>
    <style:style style:parent-style-name="845" style:display-name="T48" style:family="text" style:name="970">
      <style:paragraph-properties/>
    </style:style>
    <style:style style:parent-style-name="845" style:display-name="T49" style:family="text" style:name="971">
      <style:paragraph-properties/>
    </style:style>
    <style:style style:parent-style-name="845" style:display-name="T50" style:family="text" style:name="972">
      <style:paragraph-properties/>
    </style:style>
    <style:style style:parent-style-name="845" style:display-name="T51" style:family="text" style:name="973">
      <style:paragraph-properties/>
    </style:style>
    <style:style style:parent-style-name="845" style:display-name="T52" style:family="text" style:name="974">
      <style:paragraph-properties/>
    </style:style>
    <style:style style:parent-style-name="845" style:display-name="T53" style:family="text" style:name="975">
      <style:paragraph-properties/>
    </style:style>
    <style:style style:parent-style-name="845" style:display-name="T54" style:family="text" style:name="976">
      <style:paragraph-properties/>
    </style:style>
    <style:style style:parent-style-name="845" style:display-name="T55" style:family="text" style:name="977">
      <style:paragraph-properties/>
    </style:style>
    <style:style style:parent-style-name="845" style:display-name="T56" style:family="text" style:name="978">
      <style:paragraph-properties/>
    </style:style>
    <style:style style:parent-style-name="845" style:display-name="T57" style:family="text" style:name="979">
      <style:paragraph-properties/>
    </style:style>
    <style:style style:parent-style-name="845" style:display-name="T58" style:family="text" style:name="980">
      <style:paragraph-properties/>
    </style:style>
    <style:style style:parent-style-name="845" style:display-name="T59" style:family="text" style:name="981">
      <style:paragraph-properties/>
    </style:style>
    <style:style style:parent-style-name="845" style:display-name="T60" style:family="text" style:name="982">
      <style:paragraph-properties/>
    </style:style>
    <style:style style:parent-style-name="845" style:display-name="T61" style:family="text" style:name="983">
      <style:paragraph-properties/>
    </style:style>
    <style:style style:parent-style-name="845" style:display-name="T62" style:family="text" style:name="984">
      <style:paragraph-properties/>
    </style:style>
    <style:style style:parent-style-name="845" style:display-name="T63" style:family="text" style:name="985">
      <style:paragraph-properties/>
    </style:style>
    <style:style style:parent-style-name="845" style:display-name="T64" style:family="text" style:name="986">
      <style:paragraph-properties/>
    </style:style>
    <style:style style:parent-style-name="845" style:display-name="T65" style:family="text" style:name="987">
      <style:paragraph-properties/>
    </style:style>
    <style:style style:parent-style-name="845" style:display-name="T66" style:family="text" style:name="988">
      <style:paragraph-properties/>
    </style:style>
    <style:style style:parent-style-name="845" style:display-name="T67" style:family="text" style:name="989">
      <style:paragraph-properties/>
    </style:style>
    <style:style style:parent-style-name="845" style:display-name="T68" style:family="text" style:name="990">
      <style:paragraph-properties/>
    </style:style>
    <style:style style:parent-style-name="845" style:display-name="T69" style:family="text" style:name="991">
      <style:paragraph-properties/>
    </style:style>
    <style:style style:parent-style-name="845" style:display-name="T70" style:family="text" style:name="992">
      <style:paragraph-properties/>
    </style:style>
    <style:style style:parent-style-name="845" style:display-name="T71" style:family="text" style:name="993">
      <style:paragraph-properties/>
    </style:style>
    <style:style style:parent-style-name="845" style:display-name="T72" style:family="text" style:name="994">
      <style:paragraph-properties/>
    </style:style>
    <style:style style:parent-style-name="845" style:display-name="T73" style:family="text" style:name="995">
      <style:paragraph-properties/>
    </style:style>
    <style:style style:parent-style-name="845" style:display-name="T74" style:family="text" style:name="996">
      <style:paragraph-properties/>
    </style:style>
    <style:style style:parent-style-name="845" style:display-name="T75" style:family="text" style:name="997">
      <style:paragraph-properties/>
    </style:style>
    <style:style style:parent-style-name="845" style:display-name="T76" style:family="text" style:name="998">
      <style:paragraph-properties/>
    </style:style>
    <style:style style:parent-style-name="845" style:display-name="T77" style:family="text" style:name="999">
      <style:paragraph-properties/>
    </style:style>
    <style:style style:parent-style-name="845" style:display-name="T78" style:family="text" style:name="1000">
      <style:paragraph-properties/>
    </style:style>
    <style:style style:parent-style-name="845" style:display-name="T79" style:family="text" style:name="1001">
      <style:paragraph-properties/>
    </style:style>
    <style:style style:parent-style-name="845" style:display-name="T80" style:family="text" style:name="1002">
      <style:paragraph-properties/>
    </style:style>
    <style:style style:parent-style-name="845" style:display-name="T81" style:family="text" style:name="1003">
      <style:paragraph-properties/>
    </style:style>
    <style:style style:parent-style-name="845" style:display-name="T82" style:family="text" style:name="1004">
      <style:paragraph-properties/>
    </style:style>
    <style:style style:parent-style-name="845" style:display-name="T83" style:family="text" style:name="1005">
      <style:paragraph-properties/>
    </style:style>
    <style:style style:parent-style-name="845" style:display-name="T84" style:family="text" style:name="1006">
      <style:paragraph-properties/>
    </style:style>
    <style:style style:parent-style-name="845" style:display-name="T85" style:family="text" style:name="1007">
      <style:paragraph-properties/>
    </style:style>
    <style:style style:parent-style-name="845" style:display-name="T86" style:family="text" style:name="1008">
      <style:paragraph-properties/>
    </style:style>
    <style:style style:parent-style-name="845" style:display-name="T87" style:family="text" style:name="1009">
      <style:paragraph-properties/>
    </style:style>
    <style:style style:parent-style-name="845" style:display-name="T88" style:family="text" style:name="1010">
      <style:paragraph-properties/>
    </style:style>
    <style:style style:parent-style-name="845" style:display-name="T89" style:family="text" style:name="1011">
      <style:paragraph-properties/>
    </style:style>
    <style:style style:parent-style-name="845" style:display-name="T90" style:family="text" style:name="1012">
      <style:paragraph-properties/>
    </style:style>
    <style:style style:parent-style-name="845" style:display-name="T91" style:family="text" style:name="1013">
      <style:paragraph-properties/>
    </style:style>
    <style:style style:parent-style-name="845" style:display-name="T92" style:family="text" style:name="1014">
      <style:paragraph-properties/>
    </style:style>
    <style:style style:parent-style-name="845" style:display-name="T93" style:family="text" style:name="1015">
      <style:paragraph-properties/>
    </style:style>
    <style:style style:parent-style-name="845" style:display-name="T94" style:family="text" style:name="1016">
      <style:paragraph-properties/>
    </style:style>
    <style:style style:parent-style-name="845" style:display-name="T95" style:family="text" style:name="1017">
      <style:paragraph-properties/>
    </style:style>
    <style:style style:parent-style-name="845" style:display-name="T96" style:family="text" style:name="1018">
      <style:paragraph-properties/>
    </style:style>
    <style:style style:parent-style-name="845" style:display-name="T97" style:family="text" style:name="1019">
      <style:paragraph-properties/>
    </style:style>
    <style:style style:parent-style-name="845" style:display-name="T98" style:family="text" style:name="1020">
      <style:paragraph-properties/>
    </style:style>
    <style:style style:parent-style-name="845" style:display-name="T99" style:family="text" style:name="1021">
      <style:paragraph-properties/>
    </style:style>
    <style:style style:parent-style-name="845" style:display-name="T100" style:family="text" style:name="1022">
      <style:paragraph-properties/>
    </style:style>
    <style:style style:parent-style-name="845" style:display-name="T101" style:family="text" style:name="1023">
      <style:paragraph-properties/>
    </style:style>
    <style:style style:parent-style-name="845" style:display-name="T102" style:family="text" style:name="1024">
      <style:paragraph-properties/>
    </style:style>
    <style:style style:parent-style-name="845" style:display-name="T103" style:family="text" style:name="1025">
      <style:paragraph-properties/>
    </style:style>
    <style:style style:parent-style-name="845" style:display-name="T104" style:family="text" style:name="1026">
      <style:paragraph-properties/>
    </style:style>
    <style:style style:parent-style-name="845" style:display-name="T105" style:family="text" style:name="1027">
      <style:paragraph-properties/>
    </style:style>
    <style:style style:parent-style-name="845" style:display-name="T106" style:family="text" style:name="1028">
      <style:paragraph-properties/>
    </style:style>
    <style:style style:parent-style-name="845" style:display-name="T107" style:family="text" style:name="1029">
      <style:paragraph-properties/>
    </style:style>
    <style:style style:parent-style-name="845" style:display-name="T108" style:family="text" style:name="1030">
      <style:paragraph-properties/>
    </style:style>
    <style:style style:parent-style-name="845" style:display-name="T109" style:family="text" style:name="1031">
      <style:paragraph-properties/>
    </style:style>
    <style:style style:parent-style-name="845" style:display-name="T110" style:family="text" style:name="1032">
      <style:paragraph-properties/>
    </style:style>
    <style:style style:parent-style-name="845" style:display-name="T111" style:family="text" style:name="1033">
      <style:paragraph-properties/>
    </style:style>
    <style:style style:parent-style-name="845" style:display-name="T112" style:family="text" style:name="1034">
      <style:paragraph-properties/>
    </style:style>
    <style:style style:parent-style-name="845" style:display-name="T113" style:family="text" style:name="1035">
      <style:paragraph-properties/>
    </style:style>
    <style:style style:parent-style-name="845" style:display-name="T114" style:family="text" style:name="1036">
      <style:paragraph-properties/>
    </style:style>
    <style:style style:parent-style-name="845" style:display-name="T115" style:family="text" style:name="1037">
      <style:paragraph-properties/>
    </style:style>
    <style:style style:parent-style-name="845" style:display-name="T116" style:family="text" style:name="1038">
      <style:paragraph-properties/>
    </style:style>
    <style:style style:parent-style-name="845" style:display-name="T117" style:family="text" style:name="1039">
      <style:paragraph-properties/>
    </style:style>
    <style:style style:parent-style-name="845" style:display-name="T118" style:family="text" style:name="1040">
      <style:paragraph-properties/>
    </style:style>
    <style:style style:parent-style-name="845" style:display-name="T119" style:family="text" style:name="1041">
      <style:paragraph-properties/>
    </style:style>
    <style:style style:parent-style-name="845" style:display-name="T120" style:family="text" style:name="1042">
      <style:paragraph-properties/>
    </style:style>
    <style:style style:parent-style-name="845" style:display-name="T121" style:family="text" style:name="1043">
      <style:paragraph-properties/>
    </style:style>
    <style:style style:parent-style-name="845" style:display-name="T122" style:family="text" style:name="1044">
      <style:paragraph-properties/>
    </style:style>
    <style:style style:parent-style-name="845" style:display-name="T123" style:family="text" style:name="1045">
      <style:paragraph-properties/>
    </style:style>
    <style:style style:parent-style-name="845" style:display-name="T124" style:family="text" style:name="1046">
      <style:paragraph-properties/>
    </style:style>
    <style:style style:parent-style-name="845" style:display-name="T125" style:family="text" style:name="1047">
      <style:paragraph-properties/>
    </style:style>
    <style:style style:parent-style-name="845" style:display-name="T126" style:family="text" style:name="1048">
      <style:paragraph-properties/>
    </style:style>
    <style:style style:parent-style-name="845" style:display-name="T127" style:family="text" style:name="1049">
      <style:paragraph-properties/>
    </style:style>
    <style:style style:parent-style-name="845" style:display-name="T128" style:family="text" style:name="1050">
      <style:paragraph-properties/>
    </style:style>
    <style:style style:parent-style-name="845" style:display-name="T129" style:family="text" style:name="1051">
      <style:paragraph-properties/>
    </style:style>
    <style:style style:parent-style-name="845" style:display-name="T130" style:family="text" style:name="1052">
      <style:paragraph-properties/>
    </style:style>
    <style:style style:parent-style-name="845" style:display-name="T131" style:family="text" style:name="1053">
      <style:paragraph-properties/>
    </style:style>
    <style:style style:parent-style-name="845" style:display-name="T132" style:family="text" style:name="1054">
      <style:paragraph-properties/>
    </style:style>
    <style:style style:parent-style-name="845" style:display-name="T133" style:family="text" style:name="1055">
      <style:paragraph-properties/>
    </style:style>
    <style:style style:parent-style-name="845" style:display-name="T134" style:family="text" style:name="1056">
      <style:paragraph-properties/>
    </style:style>
    <style:style style:parent-style-name="845" style:display-name="T135" style:family="text" style:name="1057">
      <style:paragraph-properties/>
    </style:style>
    <style:style style:parent-style-name="845" style:display-name="T136" style:family="text" style:name="1058">
      <style:paragraph-properties/>
    </style:style>
    <style:style style:parent-style-name="845" style:display-name="T137" style:family="text" style:name="1059">
      <style:paragraph-properties/>
    </style:style>
    <style:style style:parent-style-name="845" style:display-name="T138" style:family="text" style:name="1060">
      <style:paragraph-properties/>
    </style:style>
    <style:style style:parent-style-name="845" style:display-name="T139" style:family="text" style:name="1061">
      <style:paragraph-properties/>
    </style:style>
    <style:style style:parent-style-name="845" style:display-name="T140" style:family="text" style:name="1062">
      <style:paragraph-properties/>
    </style:style>
    <style:style style:parent-style-name="845" style:display-name="T141" style:family="text" style:name="1063">
      <style:paragraph-properties/>
    </style:style>
    <style:style style:parent-style-name="845" style:display-name="T142" style:family="text" style:name="1064">
      <style:paragraph-properties/>
    </style:style>
    <style:style style:parent-style-name="845" style:display-name="T143" style:family="text" style:name="1065">
      <style:paragraph-properties/>
    </style:style>
    <style:style style:parent-style-name="845" style:display-name="T144" style:family="text" style:name="1066">
      <style:paragraph-properties/>
    </style:style>
    <style:style style:parent-style-name="845" style:display-name="T145" style:family="text" style:name="1067">
      <style:paragraph-properties/>
    </style:style>
    <style:style style:parent-style-name="845" style:display-name="T146" style:family="text" style:name="1068">
      <style:paragraph-properties/>
    </style:style>
    <style:style style:parent-style-name="845" style:display-name="T147" style:family="text" style:name="1069">
      <style:paragraph-properties/>
    </style:style>
    <style:style style:parent-style-name="845" style:display-name="T148" style:family="text" style:name="1070">
      <style:paragraph-properties/>
    </style:style>
    <style:style style:parent-style-name="845" style:display-name="T149" style:family="text" style:name="1071">
      <style:paragraph-properties/>
    </style:style>
    <style:style style:parent-style-name="845" style:display-name="T150" style:family="text" style:name="1072">
      <style:paragraph-properties/>
    </style:style>
    <style:style style:parent-style-name="845" style:display-name="T151" style:family="text" style:name="1073">
      <style:paragraph-properties/>
    </style:style>
    <style:style style:parent-style-name="845" style:display-name="T152" style:family="text" style:name="1074">
      <style:paragraph-properties/>
    </style:style>
    <style:style style:parent-style-name="845" style:display-name="T153" style:family="text" style:name="1075">
      <style:paragraph-properties/>
    </style:style>
    <style:style style:parent-style-name="845" style:display-name="T154" style:family="text" style:name="1076">
      <style:paragraph-properties/>
    </style:style>
    <style:style style:parent-style-name="845" style:display-name="T155" style:family="text" style:name="1077">
      <style:paragraph-properties/>
    </style:style>
    <style:style style:parent-style-name="845" style:display-name="T156" style:family="text" style:name="1078">
      <style:paragraph-properties/>
    </style:style>
    <style:style style:parent-style-name="845" style:display-name="T157" style:family="text" style:name="1079">
      <style:paragraph-properties/>
    </style:style>
    <style:style style:parent-style-name="845" style:display-name="T158" style:family="text" style:name="1080">
      <style:paragraph-properties/>
    </style:style>
    <style:style style:parent-style-name="845" style:display-name="T159" style:family="text" style:name="1081">
      <style:paragraph-properties/>
    </style:style>
    <style:style style:parent-style-name="845" style:display-name="T160" style:family="text" style:name="1082">
      <style:paragraph-properties/>
    </style:style>
    <style:style style:parent-style-name="845" style:display-name="T161" style:family="text" style:name="1083">
      <style:paragraph-properties/>
    </style:style>
    <style:style style:parent-style-name="845" style:display-name="T162" style:family="text" style:name="1084">
      <style:paragraph-properties/>
    </style:style>
    <style:style style:parent-style-name="845" style:display-name="T163" style:family="text" style:name="1085">
      <style:paragraph-properties/>
    </style:style>
    <style:style style:parent-style-name="845" style:display-name="T164" style:family="text" style:name="1086">
      <style:paragraph-properties/>
    </style:style>
    <style:style style:parent-style-name="845" style:display-name="T165" style:family="text" style:name="1087">
      <style:paragraph-properties/>
    </style:style>
    <style:style style:parent-style-name="845" style:display-name="T166" style:family="text" style:name="1088">
      <style:paragraph-properties/>
    </style:style>
    <style:style style:parent-style-name="845" style:display-name="T167" style:family="text" style:name="1089">
      <style:paragraph-properties/>
    </style:style>
    <style:style style:parent-style-name="845" style:display-name="T168" style:family="text" style:name="1090">
      <style:paragraph-properties/>
    </style:style>
    <style:style style:parent-style-name="845" style:display-name="T169" style:family="text" style:name="1091">
      <style:paragraph-properties/>
    </style:style>
    <style:style style:parent-style-name="845" style:display-name="T170" style:family="text" style:name="1092">
      <style:paragraph-properties/>
    </style:style>
    <style:style style:parent-style-name="845" style:display-name="T171" style:family="text" style:name="1093">
      <style:paragraph-properties/>
    </style:style>
    <style:style style:parent-style-name="845" style:display-name="T172" style:family="text" style:name="1094">
      <style:paragraph-properties/>
    </style:style>
    <style:style style:parent-style-name="845" style:display-name="T173" style:family="text" style:name="1095">
      <style:paragraph-properties/>
    </style:style>
    <style:style style:parent-style-name="845" style:display-name="T174" style:family="text" style:name="1096">
      <style:paragraph-properties/>
    </style:style>
    <style:style style:parent-style-name="845" style:display-name="T175" style:family="text" style:name="1097">
      <style:paragraph-properties/>
    </style:style>
    <style:style style:parent-style-name="845" style:display-name="T176" style:family="text" style:name="1098">
      <style:paragraph-properties/>
    </style:style>
    <style:style style:parent-style-name="845" style:display-name="T177" style:family="text" style:name="1099">
      <style:paragraph-properties/>
    </style:style>
    <style:style style:parent-style-name="845" style:display-name="T178" style:family="text" style:name="1100">
      <style:paragraph-properties/>
    </style:style>
    <style:style style:parent-style-name="845" style:display-name="T179" style:family="text" style:name="1101">
      <style:paragraph-properties/>
    </style:style>
    <style:style style:parent-style-name="845" style:display-name="T180" style:family="text" style:name="1102">
      <style:paragraph-properties/>
    </style:style>
    <style:style style:parent-style-name="845" style:display-name="T181" style:family="text" style:name="1103">
      <style:paragraph-properties/>
    </style:style>
    <style:style style:parent-style-name="845" style:display-name="T182" style:family="text" style:name="1104">
      <style:paragraph-properties/>
    </style:style>
    <style:style style:parent-style-name="845" style:display-name="T183" style:family="text" style:name="1105">
      <style:paragraph-properties/>
    </style:style>
    <style:style style:parent-style-name="845" style:display-name="T184" style:family="text" style:name="1106">
      <style:paragraph-properties/>
    </style:style>
    <style:style style:parent-style-name="845" style:display-name="T185" style:family="text" style:name="1107">
      <style:paragraph-properties/>
    </style:style>
    <style:style style:parent-style-name="845" style:display-name="T186" style:family="text" style:name="1108">
      <style:paragraph-properties/>
    </style:style>
    <style:style style:parent-style-name="845" style:display-name="T187" style:family="text" style:name="1109">
      <style:paragraph-properties/>
    </style:style>
    <style:style style:parent-style-name="845" style:display-name="T188" style:family="text" style:name="1110">
      <style:paragraph-properties/>
    </style:style>
    <style:style style:parent-style-name="845" style:display-name="T189" style:family="text" style:name="1111">
      <style:paragraph-properties/>
    </style:style>
    <style:style style:parent-style-name="845" style:display-name="T190" style:family="text" style:name="1112">
      <style:paragraph-properties/>
      <style:text-properties fo:font-family="Symbol" style:font-family-complex="Symbol"/>
    </style:style>
    <style:style style:parent-style-name="845" style:display-name="T191" style:family="text" style:name="1113">
      <style:paragraph-properties/>
      <style:text-properties fo:font-family="Symbol" style:font-family-complex="Symbol"/>
    </style:style>
    <style:style style:parent-style-name="845" style:display-name="T192" style:family="text" style:name="1114">
      <style:paragraph-properties/>
      <style:text-properties fo:font-family="Symbol" style:font-family-complex="Symbol"/>
    </style:style>
    <style:style style:parent-style-name="845" style:display-name="T193" style:family="text" style:name="1115">
      <style:paragraph-properties/>
      <style:text-properties fo:font-family="Symbol" style:font-family-complex="Symbol"/>
    </style:style>
    <style:style style:parent-style-name="845" style:display-name="T194" style:family="text" style:name="1116">
      <style:paragraph-properties/>
      <style:text-properties fo:font-family="Symbol" style:font-family-complex="Symbol"/>
    </style:style>
    <style:style style:parent-style-name="845" style:display-name="T195" style:family="text" style:name="1117">
      <style:paragraph-properties/>
      <style:text-properties fo:font-family="Symbol" style:font-family-complex="Symbol"/>
    </style:style>
    <style:style style:parent-style-name="845" style:display-name="T196" style:family="text" style:name="1118">
      <style:paragraph-properties/>
      <style:text-properties fo:font-family="Symbol" style:font-family-complex="Symbol"/>
    </style:style>
    <style:style style:parent-style-name="845" style:display-name="T197" style:family="text" style:name="1119">
      <style:paragraph-properties/>
      <style:text-properties fo:font-family="Symbol" style:font-family-complex="Symbol"/>
    </style:style>
    <style:style style:parent-style-name="845" style:display-name="T198" style:family="text" style:name="1120">
      <style:paragraph-properties/>
      <style:text-properties fo:font-family="Symbol" style:font-family-complex="Symbol"/>
    </style:style>
    <style:style style:parent-style-name="845" style:display-name="T199" style:family="text" style:name="1121">
      <style:paragraph-properties/>
      <style:text-properties fo:font-family="Symbol" style:font-family-complex="Symbol"/>
    </style:style>
    <style:style style:parent-style-name="845" style:display-name="T200" style:family="text" style:name="1122">
      <style:paragraph-properties/>
      <style:text-properties fo:font-family="Symbol" style:font-family-complex="Symbol"/>
    </style:style>
    <style:style style:parent-style-name="845" style:display-name="T201" style:family="text" style:name="1123">
      <style:paragraph-properties/>
      <style:text-properties fo:font-family="Symbol" style:font-family-complex="Symbol"/>
    </style:style>
    <style:style style:parent-style-name="845" style:display-name="T202" style:family="text" style:name="1124">
      <style:paragraph-properties/>
      <style:text-properties fo:font-family="Symbol" style:font-family-complex="Symbol"/>
    </style:style>
    <style:style style:parent-style-name="845" style:display-name="T203" style:family="text" style:name="1125">
      <style:paragraph-properties/>
      <style:text-properties fo:font-family="Symbol" style:font-family-complex="Symbol"/>
    </style:style>
    <style:style style:parent-style-name="845" style:display-name="T204" style:family="text" style:name="1126">
      <style:paragraph-properties/>
      <style:text-properties fo:font-family="Symbol" style:font-family-complex="Symbol"/>
    </style:style>
    <style:style style:parent-style-name="845" style:display-name="T205" style:family="text" style:name="1127">
      <style:paragraph-properties/>
      <style:text-properties fo:font-family="Symbol" style:font-family-complex="Symbol"/>
    </style:style>
    <style:style style:parent-style-name="845" style:display-name="T206" style:family="text" style:name="1128">
      <style:paragraph-properties/>
      <style:text-properties fo:font-family="Symbol" style:font-family-complex="Symbol"/>
    </style:style>
    <style:style style:parent-style-name="845" style:display-name="T207" style:family="text" style:name="1129">
      <style:paragraph-properties/>
      <style:text-properties fo:font-family="Symbol" style:font-family-complex="Symbol"/>
    </style:style>
    <style:style style:parent-style-name="845" style:display-name="T208" style:family="text" style:name="1130">
      <style:paragraph-properties/>
      <style:text-properties fo:font-family="Symbol" style:font-family-complex="Symbol"/>
    </style:style>
    <style:style style:parent-style-name="845" style:display-name="T209" style:family="text" style:name="1131">
      <style:paragraph-properties/>
      <style:text-properties fo:font-family="Symbol" style:font-family-complex="Symbol"/>
    </style:style>
    <style:style style:parent-style-name="845" style:display-name="T210" style:family="text" style:name="1132">
      <style:paragraph-properties/>
      <style:text-properties fo:font-family="Symbol" style:font-family-complex="Symbol"/>
    </style:style>
    <style:style style:parent-style-name="845" style:display-name="T211" style:family="text" style:name="1133">
      <style:paragraph-properties/>
      <style:text-properties fo:font-family="Symbol" style:font-family-complex="Symbol"/>
    </style:style>
    <style:style style:parent-style-name="845" style:display-name="T212" style:family="text" style:name="1134">
      <style:paragraph-properties/>
      <style:text-properties fo:font-family="Symbol" style:font-family-complex="Symbol"/>
    </style:style>
    <style:style style:parent-style-name="845" style:display-name="T213" style:family="text" style:name="1135">
      <style:paragraph-properties/>
      <style:text-properties fo:font-family="Symbol" style:font-family-complex="Symbol"/>
    </style:style>
    <style:style style:parent-style-name="845" style:display-name="T214" style:family="text" style:name="1136">
      <style:paragraph-properties/>
      <style:text-properties fo:font-family="Symbol" style:font-family-complex="Symbol"/>
    </style:style>
    <style:style style:parent-style-name="845" style:display-name="T215" style:family="text" style:name="1137">
      <style:paragraph-properties/>
      <style:text-properties fo:font-family="Symbol" style:font-family-complex="Symbol"/>
    </style:style>
    <style:style style:parent-style-name="845" style:display-name="T216" style:family="text" style:name="1138">
      <style:paragraph-properties/>
      <style:text-properties fo:font-family="Symbol" style:font-family-complex="Symbol"/>
    </style:style>
    <style:style style:parent-style-name="845" style:display-name="T217" style:family="text" style:name="1139">
      <style:paragraph-properties/>
      <style:text-properties fo:font-family="Symbol" style:font-family-complex="Symbol"/>
    </style:style>
    <style:style style:parent-style-name="845" style:display-name="T218" style:family="text" style:name="1140">
      <style:paragraph-properties/>
      <style:text-properties fo:font-family="Symbol" style:font-family-complex="Symbol"/>
    </style:style>
    <style:style style:parent-style-name="845" style:display-name="T219" style:family="text" style:name="1141">
      <style:paragraph-properties/>
      <style:text-properties fo:font-family="Symbol" style:font-family-complex="Symbol"/>
    </style:style>
    <style:style style:parent-style-name="845" style:display-name="T220" style:family="text" style:name="1142">
      <style:paragraph-properties/>
      <style:text-properties fo:font-family="Symbol" style:font-family-complex="Symbol"/>
    </style:style>
    <style:style style:parent-style-name="845" style:display-name="T221" style:family="text" style:name="1143">
      <style:paragraph-properties/>
      <style:text-properties fo:font-family="Symbol" style:font-family-complex="Symbol"/>
    </style:style>
    <style:style style:parent-style-name="845" style:display-name="T222" style:family="text" style:name="1144">
      <style:paragraph-properties/>
      <style:text-properties fo:font-family="Symbol" style:font-family-complex="Symbol"/>
    </style:style>
    <style:style style:parent-style-name="845" style:display-name="T223" style:family="text" style:name="1145">
      <style:paragraph-properties/>
      <style:text-properties fo:font-family="Symbol" style:font-family-complex="Symbol"/>
    </style:style>
    <style:style style:parent-style-name="845" style:display-name="T224" style:family="text" style:name="1146">
      <style:paragraph-properties/>
      <style:text-properties fo:font-family="Symbol" style:font-family-complex="Symbol"/>
    </style:style>
    <style:style style:parent-style-name="845" style:display-name="T225" style:family="text" style:name="1147">
      <style:paragraph-properties/>
      <style:text-properties fo:font-family="Symbol" style:font-family-complex="Symbol"/>
    </style:style>
    <style:style style:parent-style-name="845" style:display-name="T226" style:family="text" style:name="1148">
      <style:paragraph-properties/>
      <style:text-properties fo:font-family="Symbol" style:font-family-complex="Symbol"/>
    </style:style>
    <style:style style:parent-style-name="845" style:display-name="T227" style:family="text" style:name="1149">
      <style:paragraph-properties/>
      <style:text-properties fo:font-family="Symbol" style:font-family-complex="Symbol"/>
    </style:style>
    <style:style style:parent-style-name="845" style:display-name="T228" style:family="text" style:name="1150">
      <style:paragraph-properties/>
      <style:text-properties fo:font-family="Symbol" style:font-family-complex="Symbol"/>
    </style:style>
    <style:style style:parent-style-name="845" style:display-name="T229" style:family="text" style:name="1151">
      <style:paragraph-properties/>
      <style:text-properties fo:font-family="Symbol" style:font-family-complex="Symbol"/>
    </style:style>
    <style:style style:parent-style-name="845" style:display-name="T230" style:family="text" style:name="1152">
      <style:paragraph-properties/>
      <style:text-properties fo:font-family="Symbol" style:font-family-complex="Symbol"/>
    </style:style>
    <style:style style:parent-style-name="845" style:display-name="T231" style:family="text" style:name="1153">
      <style:paragraph-properties/>
      <style:text-properties fo:font-family="Symbol" style:font-family-complex="Symbol"/>
    </style:style>
    <style:style style:parent-style-name="845" style:display-name="T232" style:family="text" style:name="1154">
      <style:paragraph-properties/>
      <style:text-properties fo:font-family="Symbol" style:font-family-complex="Symbol"/>
    </style:style>
    <style:style style:parent-style-name="845" style:display-name="T233" style:family="text" style:name="1155">
      <style:paragraph-properties/>
      <style:text-properties fo:font-family="Symbol" style:font-family-complex="Symbol"/>
    </style:style>
    <style:style style:parent-style-name="845" style:display-name="T234" style:family="text" style:name="1156">
      <style:paragraph-properties/>
      <style:text-properties fo:font-family="Symbol" style:font-family-complex="Symbol"/>
    </style:style>
    <style:style style:parent-style-name="845" style:display-name="T235" style:family="text" style:name="1157">
      <style:paragraph-properties/>
      <style:text-properties fo:font-family="Symbol" style:font-family-complex="Symbol"/>
    </style:style>
    <style:style style:parent-style-name="845" style:display-name="T236" style:family="text" style:name="1158">
      <style:paragraph-properties/>
      <style:text-properties fo:font-family="Symbol" style:font-family-complex="Symbol"/>
    </style:style>
    <style:style style:parent-style-name="845" style:display-name="T237" style:family="text" style:name="1159">
      <style:paragraph-properties/>
      <style:text-properties fo:font-family="Symbol" style:font-family-complex="Symbol"/>
    </style:style>
    <style:style style:parent-style-name="845" style:display-name="T238" style:family="text" style:name="1160">
      <style:paragraph-properties/>
      <style:text-properties fo:font-family="Symbol" style:font-family-complex="Symbol"/>
    </style:style>
    <style:style style:parent-style-name="845" style:display-name="T239" style:family="text" style:name="1161">
      <style:paragraph-properties/>
      <style:text-properties fo:font-family="Symbol" style:font-family-complex="Symbol"/>
    </style:style>
    <style:style style:parent-style-name="845" style:display-name="T240" style:family="text" style:name="1162">
      <style:paragraph-properties/>
      <style:text-properties fo:font-family="Symbol" style:font-family-complex="Symbol"/>
    </style:style>
    <style:style style:parent-style-name="845" style:display-name="T241" style:family="text" style:name="1163">
      <style:paragraph-properties/>
      <style:text-properties fo:font-family="Symbol" style:font-family-complex="Symbol"/>
    </style:style>
    <style:style style:parent-style-name="845" style:display-name="T242" style:family="text" style:name="1164">
      <style:paragraph-properties/>
      <style:text-properties fo:font-family="Symbol" style:font-family-complex="Symbol"/>
    </style:style>
    <style:style style:parent-style-name="845" style:display-name="T243" style:family="text" style:name="1165">
      <style:paragraph-properties/>
      <style:text-properties fo:font-family="Symbol" style:font-family-complex="Symbol"/>
    </style:style>
    <style:style style:parent-style-name="845" style:display-name="T244" style:family="text" style:name="1166">
      <style:paragraph-properties/>
      <style:text-properties fo:font-family="Symbol" style:font-family-complex="Symbol"/>
    </style:style>
    <style:style style:parent-style-name="845" style:display-name="T245" style:family="text" style:name="1167">
      <style:paragraph-properties/>
      <style:text-properties fo:font-family="Symbol" style:font-family-complex="Symbol"/>
    </style:style>
    <style:style style:parent-style-name="845" style:display-name="T246" style:family="text" style:name="1168">
      <style:paragraph-properties/>
      <style:text-properties fo:font-family="Symbol" style:font-family-complex="Symbol"/>
    </style:style>
    <style:style style:parent-style-name="845" style:display-name="T247" style:family="text" style:name="1169">
      <style:paragraph-properties/>
      <style:text-properties fo:font-family="Symbol" style:font-family-complex="Symbol"/>
    </style:style>
    <style:style style:parent-style-name="845" style:display-name="T248" style:family="text" style:name="1170">
      <style:paragraph-properties/>
      <style:text-properties fo:font-family="Symbol" style:font-family-complex="Symbol"/>
    </style:style>
    <style:style style:parent-style-name="845" style:display-name="T249" style:family="text" style:name="1171">
      <style:paragraph-properties/>
      <style:text-properties fo:font-family="Symbol" style:font-family-complex="Symbol"/>
    </style:style>
    <style:style style:parent-style-name="845" style:display-name="T250" style:family="text" style:name="1172">
      <style:paragraph-properties/>
      <style:text-properties fo:font-family="Symbol" style:font-family-complex="Symbol"/>
    </style:style>
    <style:style style:parent-style-name="845" style:display-name="T251" style:family="text" style:name="1173">
      <style:paragraph-properties/>
      <style:text-properties fo:font-family="Symbol" style:font-family-complex="Symbol"/>
    </style:style>
    <style:style style:parent-style-name="845" style:display-name="T252" style:family="text" style:name="1174">
      <style:paragraph-properties/>
      <style:text-properties fo:font-family="Symbol" style:font-family-complex="Symbol"/>
    </style:style>
    <style:style style:parent-style-name="845" style:display-name="T253" style:family="text" style:name="1175">
      <style:paragraph-properties/>
      <style:text-properties fo:font-family="Symbol" style:font-family-complex="Symbol"/>
    </style:style>
    <style:style style:parent-style-name="845" style:display-name="T254" style:family="text" style:name="1176">
      <style:paragraph-properties/>
      <style:text-properties fo:font-family="Symbol" style:font-family-complex="Symbol"/>
    </style:style>
    <style:style style:parent-style-name="845" style:display-name="T255" style:family="text" style:name="1177">
      <style:paragraph-properties/>
      <style:text-properties fo:font-family="Symbol" style:font-family-complex="Symbol"/>
    </style:style>
    <style:style style:parent-style-name="845" style:display-name="T256" style:family="text" style:name="1178">
      <style:paragraph-properties/>
      <style:text-properties fo:font-family="Symbol" style:font-family-complex="Symbol"/>
    </style:style>
    <style:style style:parent-style-name="845" style:display-name="T257" style:family="text" style:name="1179">
      <style:paragraph-properties/>
      <style:text-properties fo:font-family="Symbol" style:font-family-complex="Symbol"/>
    </style:style>
    <style:style style:parent-style-name="845" style:display-name="T258" style:family="text" style:name="1180">
      <style:paragraph-properties/>
      <style:text-properties fo:font-family="Symbol" style:font-family-complex="Symbol"/>
    </style:style>
    <style:style style:parent-style-name="845" style:display-name="T259" style:family="text" style:name="1181">
      <style:paragraph-properties/>
      <style:text-properties fo:font-family="Symbol" style:font-family-complex="Symbol"/>
    </style:style>
    <style:style style:parent-style-name="845" style:display-name="T260" style:family="text" style:name="1182">
      <style:paragraph-properties/>
      <style:text-properties fo:font-family="Symbol" style:font-family-complex="Symbol"/>
    </style:style>
    <style:style style:parent-style-name="845" style:display-name="T261" style:family="text" style:name="1183">
      <style:paragraph-properties/>
      <style:text-properties fo:font-family="Symbol" style:font-family-complex="Symbol"/>
    </style:style>
    <style:style style:parent-style-name="845" style:display-name="T262" style:family="text" style:name="1184">
      <style:paragraph-properties/>
      <style:text-properties fo:font-family="Symbol" style:font-family-complex="Symbol"/>
    </style:style>
    <style:style style:parent-style-name="845" style:display-name="T263" style:family="text" style:name="1185">
      <style:paragraph-properties/>
      <style:text-properties fo:font-family="Symbol" style:font-family-complex="Symbol"/>
    </style:style>
    <style:style style:parent-style-name="845" style:display-name="T264" style:family="text" style:name="1186">
      <style:paragraph-properties/>
      <style:text-properties fo:font-family="Symbol" style:font-family-complex="Symbol"/>
    </style:style>
    <style:style style:parent-style-name="845" style:display-name="T265" style:family="text" style:name="1187">
      <style:paragraph-properties/>
      <style:text-properties fo:font-family="Symbol" style:font-family-complex="Symbol"/>
    </style:style>
    <style:style style:parent-style-name="845" style:display-name="T266" style:family="text" style:name="1188">
      <style:paragraph-properties/>
      <style:text-properties fo:font-family="Symbol" style:font-family-complex="Symbol"/>
    </style:style>
    <style:style style:parent-style-name="845" style:display-name="T267" style:family="text" style:name="1189">
      <style:paragraph-properties/>
      <style:text-properties fo:font-family="Symbol" style:font-family-complex="Symbol"/>
    </style:style>
    <style:style style:parent-style-name="845" style:display-name="T268" style:family="text" style:name="1190">
      <style:paragraph-properties/>
      <style:text-properties fo:font-family="Symbol" style:font-family-complex="Symbol"/>
    </style:style>
    <style:style style:parent-style-name="845" style:display-name="T269" style:family="text" style:name="1191">
      <style:paragraph-properties/>
      <style:text-properties fo:font-family="Symbol" style:font-family-complex="Symbol"/>
    </style:style>
    <style:style style:parent-style-name="845" style:display-name="T270" style:family="text" style:name="1192">
      <style:paragraph-properties/>
      <style:text-properties fo:font-family="Symbol" style:font-family-complex="Symbol"/>
    </style:style>
    <style:style style:parent-style-name="845" style:display-name="T271" style:family="text" style:name="1193">
      <style:paragraph-properties/>
      <style:text-properties fo:font-family="Symbol" style:font-family-complex="Symbol"/>
    </style:style>
    <style:style style:parent-style-name="845" style:display-name="T272" style:family="text" style:name="1194">
      <style:paragraph-properties/>
      <style:text-properties fo:font-family="Symbol" style:font-family-complex="Symbol"/>
    </style:style>
    <style:style style:parent-style-name="845" style:display-name="T273" style:family="text" style:name="1195">
      <style:paragraph-properties/>
      <style:text-properties fo:font-family="Symbol" style:font-family-complex="Symbol"/>
    </style:style>
    <style:style style:parent-style-name="845" style:display-name="T274" style:family="text" style:name="1196">
      <style:paragraph-properties/>
      <style:text-properties fo:font-family="Symbol" style:font-family-complex="Symbol"/>
    </style:style>
    <style:style style:parent-style-name="845" style:display-name="T275" style:family="text" style:name="1197">
      <style:paragraph-properties/>
      <style:text-properties fo:font-family="Symbol" style:font-family-complex="Symbol"/>
    </style:style>
    <style:style style:parent-style-name="845" style:display-name="T276" style:family="text" style:name="1198">
      <style:paragraph-properties/>
      <style:text-properties fo:font-family="Symbol" style:font-family-complex="Symbol"/>
    </style:style>
    <style:style style:parent-style-name="845" style:display-name="T277" style:family="text" style:name="1199">
      <style:paragraph-properties/>
      <style:text-properties fo:font-family="Symbol" style:font-family-complex="Symbol"/>
    </style:style>
    <style:style style:parent-style-name="845" style:display-name="T278" style:family="text" style:name="1200">
      <style:paragraph-properties/>
      <style:text-properties fo:font-family="Symbol" style:font-family-complex="Symbol"/>
    </style:style>
    <style:style style:parent-style-name="845" style:display-name="T279" style:family="text" style:name="1201">
      <style:paragraph-properties/>
      <style:text-properties fo:font-family="Symbol" style:font-family-complex="Symbol"/>
    </style:style>
    <style:style style:parent-style-name="845" style:display-name="T280" style:family="text" style:name="1202">
      <style:paragraph-properties/>
      <style:text-properties fo:font-family="Symbol" style:font-family-complex="Symbol"/>
    </style:style>
    <style:style style:parent-style-name="845" style:display-name="T281" style:family="text" style:name="1203">
      <style:paragraph-properties/>
      <style:text-properties fo:font-family="Symbol" style:font-family-complex="Symbol"/>
    </style:style>
    <style:style style:parent-style-name="845" style:display-name="T282" style:family="text" style:name="1204">
      <style:paragraph-properties/>
      <style:text-properties fo:font-family="Symbol" style:font-family-complex="Symbol"/>
    </style:style>
    <style:style style:parent-style-name="845" style:display-name="T283" style:family="text" style:name="1205">
      <style:paragraph-properties/>
      <style:text-properties fo:font-family="Symbol" style:font-family-complex="Symbol"/>
    </style:style>
    <style:style style:parent-style-name="845" style:display-name="T284" style:family="text" style:name="1206">
      <style:paragraph-properties/>
      <style:text-properties fo:font-family="Symbol" style:font-family-complex="Symbol"/>
    </style:style>
    <style:style style:parent-style-name="845" style:display-name="T285" style:family="text" style:name="1207">
      <style:paragraph-properties/>
      <style:text-properties fo:font-family="Symbol" style:font-family-complex="Symbol"/>
    </style:style>
    <style:style style:parent-style-name="845" style:display-name="T286" style:family="text" style:name="1208">
      <style:paragraph-properties/>
      <style:text-properties fo:font-family="Symbol" style:font-family-complex="Symbol"/>
    </style:style>
    <style:style style:parent-style-name="845" style:display-name="T287" style:family="text" style:name="1209">
      <style:paragraph-properties/>
      <style:text-properties fo:font-family="Symbol" style:font-family-complex="Symbol"/>
    </style:style>
    <style:style style:parent-style-name="845" style:display-name="T288" style:family="text" style:name="1210">
      <style:paragraph-properties/>
      <style:text-properties fo:font-family="Symbol" style:font-family-complex="Symbol"/>
    </style:style>
    <style:style style:parent-style-name="845" style:display-name="T289" style:family="text" style:name="1211">
      <style:paragraph-properties/>
      <style:text-properties fo:font-family="Symbol" style:font-family-complex="Symbol"/>
    </style:style>
    <style:style style:parent-style-name="845" style:display-name="T290" style:family="text" style:name="1212">
      <style:paragraph-properties/>
      <style:text-properties fo:font-family="Symbol" style:font-family-complex="Symbol"/>
    </style:style>
    <style:style style:parent-style-name="845" style:display-name="T291" style:family="text" style:name="1213">
      <style:paragraph-properties/>
      <style:text-properties fo:font-family="Symbol" style:font-family-complex="Symbol"/>
    </style:style>
    <style:style style:parent-style-name="845" style:display-name="T292" style:family="text" style:name="1214">
      <style:paragraph-properties/>
      <style:text-properties fo:font-family="Symbol" style:font-family-complex="Symbol"/>
    </style:style>
    <style:style style:parent-style-name="845" style:display-name="T293" style:family="text" style:name="1215">
      <style:paragraph-properties/>
      <style:text-properties fo:font-family="Symbol" style:font-family-complex="Symbol"/>
    </style:style>
    <style:style style:parent-style-name="845" style:display-name="T294" style:family="text" style:name="1216">
      <style:paragraph-properties/>
      <style:text-properties fo:font-family="Symbol" style:font-family-complex="Symbol"/>
    </style:style>
    <style:style style:parent-style-name="845" style:display-name="T295" style:family="text" style:name="1217">
      <style:paragraph-properties/>
      <style:text-properties fo:font-family="Symbol" style:font-family-complex="Symbol"/>
    </style:style>
    <style:style style:parent-style-name="845" style:display-name="T296" style:family="text" style:name="1218">
      <style:paragraph-properties/>
      <style:text-properties fo:font-family="Symbol" style:font-family-complex="Symbol"/>
    </style:style>
    <style:style style:parent-style-name="845" style:display-name="T297" style:family="text" style:name="1219">
      <style:paragraph-properties/>
      <style:text-properties fo:font-family="Symbol" style:font-family-complex="Symbol"/>
    </style:style>
    <style:style style:parent-style-name="845" style:display-name="T298" style:family="text" style:name="1220">
      <style:paragraph-properties/>
      <style:text-properties fo:font-family="Symbol" style:font-family-complex="Symbol"/>
    </style:style>
    <style:style style:parent-style-name="845" style:display-name="T299" style:family="text" style:name="1221">
      <style:paragraph-properties/>
      <style:text-properties fo:font-family="Symbol" style:font-family-complex="Symbol"/>
    </style:style>
    <style:style style:parent-style-name="845" style:display-name="T300" style:family="text" style:name="1222">
      <style:paragraph-properties/>
      <style:text-properties fo:font-family="Symbol" style:font-family-complex="Symbol"/>
    </style:style>
    <style:style style:parent-style-name="845" style:display-name="T301" style:family="text" style:name="1223">
      <style:paragraph-properties/>
      <style:text-properties fo:font-family="Symbol" style:font-family-complex="Symbol"/>
    </style:style>
    <style:style style:parent-style-name="845" style:display-name="T302" style:family="text" style:name="1224">
      <style:paragraph-properties/>
      <style:text-properties fo:font-family="Symbol" style:font-family-complex="Symbol"/>
    </style:style>
    <style:style style:parent-style-name="845" style:display-name="T303" style:family="text" style:name="1225">
      <style:paragraph-properties/>
      <style:text-properties fo:font-family="Symbol" style:font-family-complex="Symbol"/>
    </style:style>
    <style:style style:parent-style-name="845" style:display-name="T304" style:family="text" style:name="1226">
      <style:paragraph-properties/>
      <style:text-properties fo:font-family="Symbol" style:font-family-complex="Symbol"/>
    </style:style>
    <style:style style:parent-style-name="845" style:display-name="T305" style:family="text" style:name="1227">
      <style:paragraph-properties/>
      <style:text-properties fo:font-family="Symbol" style:font-family-complex="Symbol"/>
    </style:style>
    <style:style style:parent-style-name="845" style:display-name="T306" style:family="text" style:name="1228">
      <style:paragraph-properties/>
      <style:text-properties fo:font-family="Symbol" style:font-family-complex="Symbol"/>
    </style:style>
    <style:style style:parent-style-name="845" style:display-name="T307" style:family="text" style:name="1229">
      <style:paragraph-properties/>
      <style:text-properties fo:font-family="Symbol" style:font-family-complex="Symbol"/>
    </style:style>
    <style:style style:parent-style-name="845" style:display-name="T308" style:family="text" style:name="1230">
      <style:paragraph-properties/>
      <style:text-properties fo:font-family="Symbol" style:font-family-complex="Symbol"/>
    </style:style>
    <style:style style:parent-style-name="845" style:display-name="T309" style:family="text" style:name="1231">
      <style:paragraph-properties/>
      <style:text-properties fo:font-family="Symbol" style:font-family-complex="Symbol"/>
    </style:style>
    <style:style style:parent-style-name="845" style:display-name="T310" style:family="text" style:name="1232">
      <style:paragraph-properties/>
      <style:text-properties fo:font-family="Symbol" style:font-family-complex="Symbol"/>
    </style:style>
    <style:style style:parent-style-name="845" style:display-name="T311" style:family="text" style:name="1233">
      <style:paragraph-properties/>
      <style:text-properties fo:font-family="Symbol" style:font-family-complex="Symbol"/>
    </style:style>
    <style:style style:parent-style-name="845" style:display-name="T312" style:family="text" style:name="1234">
      <style:paragraph-properties/>
      <style:text-properties fo:font-family="Symbol" style:font-family-complex="Symbol"/>
    </style:style>
    <style:style style:parent-style-name="845" style:display-name="T313" style:family="text" style:name="1235">
      <style:paragraph-properties/>
      <style:text-properties fo:font-family="Symbol" style:font-family-complex="Symbol"/>
    </style:style>
    <style:style style:parent-style-name="845" style:display-name="T314" style:family="text" style:name="1236">
      <style:paragraph-properties/>
      <style:text-properties fo:font-family="Symbol" style:font-family-complex="Symbol"/>
    </style:style>
    <style:style style:parent-style-name="845" style:display-name="T315" style:family="text" style:name="1237">
      <style:paragraph-properties/>
      <style:text-properties fo:font-family="Symbol" style:font-family-complex="Symbol"/>
    </style:style>
    <style:style style:parent-style-name="845" style:display-name="T316" style:family="text" style:name="1238">
      <style:paragraph-properties/>
      <style:text-properties fo:font-family="Symbol" style:font-family-complex="Symbol"/>
    </style:style>
    <style:style style:parent-style-name="845" style:display-name="T317" style:family="text" style:name="1239">
      <style:paragraph-properties/>
      <style:text-properties fo:font-family="Symbol" style:font-family-complex="Symbol"/>
    </style:style>
    <style:style style:parent-style-name="845" style:display-name="T318" style:family="text" style:name="1240">
      <style:paragraph-properties/>
      <style:text-properties fo:font-family="Symbol" style:font-family-complex="Symbol"/>
    </style:style>
    <style:style style:parent-style-name="845" style:display-name="T319" style:family="text" style:name="1241">
      <style:paragraph-properties/>
      <style:text-properties fo:font-family="Symbol" style:font-family-complex="Symbol"/>
    </style:style>
    <style:style style:parent-style-name="845" style:display-name="T320" style:family="text" style:name="1242">
      <style:paragraph-properties/>
      <style:text-properties fo:font-family="Symbol" style:font-family-complex="Symbol"/>
    </style:style>
    <style:style style:parent-style-name="845" style:display-name="T321" style:family="text" style:name="1243">
      <style:paragraph-properties/>
      <style:text-properties fo:font-family="Symbol" style:font-family-complex="Symbol"/>
    </style:style>
    <style:style style:parent-style-name="845" style:display-name="T322" style:family="text" style:name="1244">
      <style:paragraph-properties/>
      <style:text-properties fo:font-family="Symbol" style:font-family-complex="Symbol"/>
    </style:style>
    <style:style style:parent-style-name="845" style:display-name="T323" style:family="text" style:name="1245">
      <style:paragraph-properties/>
      <style:text-properties fo:font-family="Symbol" style:font-family-complex="Symbol"/>
    </style:style>
    <style:style style:parent-style-name="845" style:display-name="T324" style:family="text" style:name="1246">
      <style:paragraph-properties/>
      <style:text-properties fo:font-family="Symbol" style:font-family-complex="Symbol"/>
    </style:style>
    <style:style style:parent-style-name="845" style:display-name="T325" style:family="text" style:name="1247">
      <style:paragraph-properties/>
      <style:text-properties fo:font-family="Symbol" style:font-family-complex="Symbol"/>
    </style:style>
    <style:style style:parent-style-name="845" style:display-name="T326" style:family="text" style:name="1248">
      <style:paragraph-properties/>
      <style:text-properties fo:font-family="Symbol" style:font-family-complex="Symbol"/>
    </style:style>
    <style:style style:parent-style-name="845" style:display-name="T327" style:family="text" style:name="1249">
      <style:paragraph-properties/>
      <style:text-properties fo:font-family="Symbol" style:font-family-complex="Symbol"/>
    </style:style>
    <style:style style:parent-style-name="845" style:display-name="T328" style:family="text" style:name="1250">
      <style:paragraph-properties/>
      <style:text-properties fo:font-family="Symbol" style:font-family-complex="Symbol"/>
    </style:style>
    <style:style style:parent-style-name="845" style:display-name="T329" style:family="text" style:name="1251">
      <style:paragraph-properties/>
      <style:text-properties fo:font-family="Symbol" style:font-family-complex="Symbol"/>
    </style:style>
    <style:style style:parent-style-name="845" style:display-name="T330" style:family="text" style:name="1252">
      <style:paragraph-properties/>
      <style:text-properties fo:font-family="Symbol" style:font-family-complex="Symbol"/>
    </style:style>
    <style:style style:parent-style-name="845" style:display-name="T331" style:family="text" style:name="1253">
      <style:paragraph-properties/>
      <style:text-properties fo:font-family="Symbol" style:font-family-complex="Symbol"/>
    </style:style>
    <style:style style:parent-style-name="845" style:display-name="T332" style:family="text" style:name="1254">
      <style:paragraph-properties/>
      <style:text-properties fo:font-family="Symbol" style:font-family-complex="Symbol"/>
    </style:style>
    <style:style style:parent-style-name="845" style:display-name="T333" style:family="text" style:name="1255">
      <style:paragraph-properties/>
      <style:text-properties fo:font-family="Symbol" style:font-family-complex="Symbol"/>
    </style:style>
    <style:style style:parent-style-name="845" style:display-name="T334" style:family="text" style:name="1256">
      <style:paragraph-properties/>
      <style:text-properties fo:font-family="Symbol" style:font-family-complex="Symbol"/>
    </style:style>
    <style:style style:parent-style-name="845" style:display-name="T335" style:family="text" style:name="1257">
      <style:paragraph-properties/>
      <style:text-properties fo:font-family="Symbol" style:font-family-complex="Symbol"/>
    </style:style>
    <style:style style:parent-style-name="845" style:display-name="T336" style:family="text" style:name="1258">
      <style:paragraph-properties/>
      <style:text-properties fo:font-family="Symbol" style:font-family-complex="Symbol"/>
    </style:style>
    <style:style style:parent-style-name="845" style:display-name="T337" style:family="text" style:name="1259">
      <style:paragraph-properties/>
      <style:text-properties fo:font-family="Symbol" style:font-family-complex="Symbol"/>
    </style:style>
    <style:style style:parent-style-name="845" style:display-name="T338" style:family="text" style:name="1260">
      <style:paragraph-properties/>
      <style:text-properties fo:font-family="Symbol" style:font-family-complex="Symbol"/>
    </style:style>
    <style:style style:parent-style-name="845" style:display-name="T339" style:family="text" style:name="1261">
      <style:paragraph-properties/>
      <style:text-properties fo:font-family="Symbol" style:font-family-complex="Symbol"/>
    </style:style>
    <style:style style:parent-style-name="845" style:display-name="T340" style:family="text" style:name="1262">
      <style:paragraph-properties/>
      <style:text-properties fo:font-family="Symbol" style:font-family-complex="Symbol"/>
    </style:style>
    <style:style style:parent-style-name="845" style:display-name="T341" style:family="text" style:name="1263">
      <style:paragraph-properties/>
      <style:text-properties fo:font-family="Symbol" style:font-family-complex="Symbol"/>
    </style:style>
    <style:style style:parent-style-name="845" style:display-name="T342" style:family="text" style:name="1264">
      <style:paragraph-properties/>
      <style:text-properties fo:font-family="Symbol" style:font-family-complex="Symbol"/>
    </style:style>
    <style:style style:parent-style-name="845" style:display-name="T343" style:family="text" style:name="1265">
      <style:paragraph-properties/>
      <style:text-properties fo:font-family="Symbol" style:font-family-complex="Symbol"/>
    </style:style>
    <style:style style:parent-style-name="845" style:display-name="T344" style:family="text" style:name="1266">
      <style:paragraph-properties/>
      <style:text-properties fo:font-family="Symbol" style:font-family-complex="Symbol"/>
    </style:style>
    <style:style style:parent-style-name="845" style:display-name="T345" style:family="text" style:name="1267">
      <style:paragraph-properties/>
      <style:text-properties fo:font-family="Symbol" style:font-family-complex="Symbol"/>
    </style:style>
    <style:style style:parent-style-name="845" style:display-name="T346" style:family="text" style:name="1268">
      <style:paragraph-properties/>
      <style:text-properties fo:font-family="Symbol" style:font-family-complex="Symbol"/>
    </style:style>
    <style:style style:parent-style-name="845" style:display-name="T347" style:family="text" style:name="1269">
      <style:paragraph-properties/>
      <style:text-properties fo:font-family="Symbol" style:font-family-complex="Symbol"/>
    </style:style>
    <style:style style:parent-style-name="845" style:display-name="T348" style:family="text" style:name="1270">
      <style:paragraph-properties/>
      <style:text-properties fo:font-family="Symbol" style:font-family-complex="Symbol"/>
    </style:style>
    <style:style style:parent-style-name="845" style:display-name="T349" style:family="text" style:name="1271">
      <style:paragraph-properties/>
      <style:text-properties fo:font-family="Symbol" style:font-family-complex="Symbol"/>
    </style:style>
    <style:style style:parent-style-name="845" style:display-name="T350" style:family="text" style:name="1272">
      <style:paragraph-properties/>
      <style:text-properties fo:font-family="Symbol" style:font-family-complex="Symbol"/>
    </style:style>
    <style:style style:parent-style-name="845" style:display-name="T351" style:family="text" style:name="1273">
      <style:paragraph-properties/>
      <style:text-properties fo:font-family="Symbol" style:font-family-complex="Symbol"/>
    </style:style>
    <style:style style:parent-style-name="845" style:display-name="T352" style:family="text" style:name="1274">
      <style:paragraph-properties/>
      <style:text-properties fo:font-family="Symbol" style:font-family-complex="Symbol"/>
    </style:style>
    <style:style style:parent-style-name="845" style:display-name="T353" style:family="text" style:name="1275">
      <style:paragraph-properties/>
      <style:text-properties fo:font-family="Symbol" style:font-family-complex="Symbol"/>
    </style:style>
    <style:style style:parent-style-name="845" style:display-name="T354" style:family="text" style:name="1276">
      <style:paragraph-properties/>
      <style:text-properties fo:font-family="Symbol" style:font-family-complex="Symbol"/>
    </style:style>
    <style:style style:parent-style-name="845" style:display-name="T355" style:family="text" style:name="1277">
      <style:paragraph-properties/>
      <style:text-properties fo:font-family="Symbol" style:font-family-complex="Symbol"/>
    </style:style>
    <style:style style:parent-style-name="845" style:display-name="T356" style:family="text" style:name="1278">
      <style:paragraph-properties/>
      <style:text-properties fo:font-family="Symbol" style:font-family-complex="Symbol"/>
    </style:style>
    <style:style style:parent-style-name="845" style:display-name="T357" style:family="text" style:name="1279">
      <style:paragraph-properties/>
      <style:text-properties fo:font-family="Symbol" style:font-family-complex="Symbol"/>
    </style:style>
    <style:style style:parent-style-name="845" style:display-name="T358" style:family="text" style:name="1280">
      <style:paragraph-properties/>
      <style:text-properties fo:font-family="Symbol" style:font-family-complex="Symbol"/>
    </style:style>
    <style:style style:parent-style-name="845" style:display-name="T359" style:family="text" style:name="1281">
      <style:paragraph-properties/>
      <style:text-properties fo:font-family="Symbol" style:font-family-complex="Symbol"/>
    </style:style>
    <style:style style:parent-style-name="845" style:display-name="T360" style:family="text" style:name="1282">
      <style:paragraph-properties/>
      <style:text-properties fo:font-family="Symbol" style:font-family-complex="Symbol"/>
    </style:style>
    <style:style style:parent-style-name="845" style:display-name="T361" style:family="text" style:name="1283">
      <style:paragraph-properties/>
      <style:text-properties fo:font-family="Symbol" style:font-family-complex="Symbol"/>
    </style:style>
    <style:style style:parent-style-name="845" style:display-name="T362" style:family="text" style:name="1284">
      <style:paragraph-properties/>
      <style:text-properties fo:font-family="Symbol" style:font-family-complex="Symbol"/>
    </style:style>
    <style:style style:parent-style-name="845" style:display-name="T363" style:family="text" style:name="1285">
      <style:paragraph-properties/>
      <style:text-properties fo:font-family="Symbol" style:font-family-complex="Symbol"/>
    </style:style>
    <style:style style:parent-style-name="845" style:display-name="T364" style:family="text" style:name="1286">
      <style:paragraph-properties/>
      <style:text-properties fo:font-family="Symbol" style:font-family-complex="Symbol"/>
    </style:style>
    <style:style style:parent-style-name="845" style:display-name="T365" style:family="text" style:name="1287">
      <style:paragraph-properties/>
      <style:text-properties fo:font-family="Symbol" style:font-family-complex="Symbol"/>
    </style:style>
    <style:style style:parent-style-name="845" style:display-name="T366" style:family="text" style:name="1288">
      <style:paragraph-properties/>
      <style:text-properties fo:font-family="Symbol" style:font-family-complex="Symbol"/>
    </style:style>
    <style:style style:parent-style-name="845" style:display-name="T367" style:family="text" style:name="1289">
      <style:paragraph-properties/>
      <style:text-properties fo:font-family="Symbol" style:font-family-complex="Symbol"/>
    </style:style>
    <style:style style:parent-style-name="845" style:display-name="T368" style:family="text" style:name="1290">
      <style:paragraph-properties/>
      <style:text-properties fo:font-family="Symbol" style:font-family-complex="Symbol"/>
    </style:style>
    <style:style style:parent-style-name="845" style:display-name="T369" style:family="text" style:name="1291">
      <style:paragraph-properties/>
      <style:text-properties fo:font-family="Symbol" style:font-family-complex="Symbol"/>
    </style:style>
    <style:style style:parent-style-name="845" style:display-name="T370" style:family="text" style:name="1292">
      <style:paragraph-properties/>
      <style:text-properties fo:font-family="Symbol" style:font-family-complex="Symbol"/>
    </style:style>
    <style:style style:parent-style-name="845" style:display-name="T371" style:family="text" style:name="1293">
      <style:paragraph-properties/>
      <style:text-properties fo:font-family="Symbol" style:font-family-complex="Symbol"/>
    </style:style>
    <style:style style:parent-style-name="845" style:display-name="T372" style:family="text" style:name="1294">
      <style:paragraph-properties/>
      <style:text-properties fo:font-family="Symbol" style:font-family-complex="Symbol"/>
    </style:style>
    <style:style style:parent-style-name="845" style:display-name="T373" style:family="text" style:name="1295">
      <style:paragraph-properties/>
      <style:text-properties fo:font-family="Symbol" style:font-family-complex="Symbol"/>
    </style:style>
    <style:style style:parent-style-name="845" style:display-name="T374" style:family="text" style:name="1296">
      <style:paragraph-properties/>
      <style:text-properties fo:font-family="Symbol" style:font-family-complex="Symbol"/>
    </style:style>
    <style:style style:parent-style-name="845" style:display-name="T375" style:family="text" style:name="1297">
      <style:paragraph-properties/>
      <style:text-properties fo:font-family="Symbol" style:font-family-complex="Symbol"/>
    </style:style>
    <style:style style:parent-style-name="845" style:display-name="T376" style:family="text" style:name="1298">
      <style:paragraph-properties/>
      <style:text-properties fo:font-family="Symbol" style:font-family-complex="Symbol"/>
    </style:style>
    <style:style style:parent-style-name="845" style:display-name="T377" style:family="text" style:name="1299">
      <style:paragraph-properties/>
      <style:text-properties fo:font-family="Symbol" style:font-family-complex="Symbol"/>
    </style:style>
    <style:style style:parent-style-name="845" style:display-name="T378" style:family="text" style:name="1300">
      <style:paragraph-properties/>
      <style:text-properties fo:font-family="Symbol" style:font-family-complex="Symbol"/>
    </style:style>
    <style:style style:parent-style-name="845" style:display-name="T379" style:family="text" style:name="1301">
      <style:paragraph-properties/>
      <style:text-properties fo:font-family="Symbol" style:font-family-complex="Symbol"/>
    </style:style>
    <style:style style:parent-style-name="845" style:display-name="T380" style:family="text" style:name="1302">
      <style:paragraph-properties/>
      <style:text-properties fo:font-family="Symbol" style:font-family-complex="Symbol"/>
    </style:style>
    <style:style style:parent-style-name="845" style:display-name="T381" style:family="text" style:name="1303">
      <style:paragraph-properties/>
      <style:text-properties fo:font-family="Symbol" style:font-family-complex="Symbol"/>
    </style:style>
    <style:style style:parent-style-name="845" style:display-name="T382" style:family="text" style:name="1304">
      <style:paragraph-properties/>
      <style:text-properties fo:font-family="Symbol" style:font-family-complex="Symbol"/>
    </style:style>
    <style:style style:parent-style-name="845" style:display-name="T383" style:family="text" style:name="1305">
      <style:paragraph-properties/>
      <style:text-properties fo:font-family="Symbol" style:font-family-complex="Symbol"/>
    </style:style>
    <style:style style:parent-style-name="845" style:display-name="T384" style:family="text" style:name="1306">
      <style:paragraph-properties/>
      <style:text-properties fo:font-family="Symbol" style:font-family-complex="Symbol"/>
    </style:style>
    <style:style style:parent-style-name="845" style:display-name="T385" style:family="text" style:name="1307">
      <style:paragraph-properties/>
      <style:text-properties fo:font-family="Symbol" style:font-family-complex="Symbol"/>
    </style:style>
    <style:style style:parent-style-name="845" style:display-name="T386" style:family="text" style:name="1308">
      <style:paragraph-properties/>
      <style:text-properties fo:font-family="Symbol" style:font-family-complex="Symbol"/>
    </style:style>
    <style:style style:parent-style-name="845" style:display-name="T387" style:family="text" style:name="1309">
      <style:paragraph-properties/>
      <style:text-properties fo:font-family="Symbol" style:font-family-complex="Symbol"/>
    </style:style>
    <style:style style:parent-style-name="845" style:display-name="T388" style:family="text" style:name="1310">
      <style:paragraph-properties/>
      <style:text-properties fo:font-family="Symbol" style:font-family-complex="Symbol"/>
    </style:style>
    <style:style style:parent-style-name="845" style:display-name="T389" style:family="text" style:name="1311">
      <style:paragraph-properties/>
      <style:text-properties fo:font-family="Symbol" style:font-family-complex="Symbol"/>
    </style:style>
    <style:style style:parent-style-name="845" style:display-name="T390" style:family="text" style:name="1312">
      <style:paragraph-properties/>
      <style:text-properties fo:font-family="Symbol" style:font-family-complex="Symbol"/>
    </style:style>
    <style:style style:parent-style-name="845" style:display-name="T391" style:family="text" style:name="1313">
      <style:paragraph-properties/>
      <style:text-properties fo:font-family="Symbol" style:font-family-complex="Symbol"/>
    </style:style>
    <style:style style:parent-style-name="845" style:display-name="T392" style:family="text" style:name="1314">
      <style:paragraph-properties/>
      <style:text-properties fo:font-family="Symbol" style:font-family-complex="Symbol"/>
    </style:style>
    <style:style style:parent-style-name="845" style:display-name="T393" style:family="text" style:name="1315">
      <style:paragraph-properties/>
      <style:text-properties fo:font-family="Symbol" style:font-family-complex="Symbol"/>
    </style:style>
    <style:style style:parent-style-name="845" style:display-name="T394" style:family="text" style:name="1316">
      <style:paragraph-properties/>
      <style:text-properties fo:font-family="Symbol" style:font-family-complex="Symbol"/>
    </style:style>
    <style:style style:parent-style-name="845" style:display-name="T395" style:family="text" style:name="1317">
      <style:paragraph-properties/>
      <style:text-properties fo:font-family="Symbol" style:font-family-complex="Symbol"/>
    </style:style>
    <style:style style:parent-style-name="845" style:display-name="T396" style:family="text" style:name="1318">
      <style:paragraph-properties/>
      <style:text-properties fo:font-family="Symbol" style:font-family-complex="Symbol"/>
    </style:style>
    <style:style style:parent-style-name="845" style:display-name="T397" style:family="text" style:name="1319">
      <style:paragraph-properties/>
      <style:text-properties fo:font-family="Symbol" style:font-family-complex="Symbol"/>
    </style:style>
    <style:style style:parent-style-name="845" style:display-name="T398" style:family="text" style:name="1320">
      <style:paragraph-properties/>
      <style:text-properties fo:font-family="Symbol" style:font-family-complex="Symbol"/>
    </style:style>
    <style:style style:parent-style-name="845" style:display-name="T399" style:family="text" style:name="1321">
      <style:paragraph-properties/>
      <style:text-properties fo:font-family="Symbol" style:font-family-complex="Symbol"/>
    </style:style>
    <style:style style:parent-style-name="845" style:display-name="T400" style:family="text" style:name="1322">
      <style:paragraph-properties/>
      <style:text-properties fo:font-family="Symbol" style:font-family-complex="Symbol"/>
    </style:style>
    <style:style style:parent-style-name="845" style:display-name="T401" style:family="text" style:name="1323">
      <style:paragraph-properties/>
      <style:text-properties fo:font-family="Symbol" style:font-family-complex="Symbol"/>
    </style:style>
    <style:style style:parent-style-name="845" style:display-name="T402" style:family="text" style:name="1324">
      <style:paragraph-properties/>
      <style:text-properties fo:font-family="Symbol" style:font-family-complex="Symbol"/>
    </style:style>
    <style:style style:parent-style-name="845" style:display-name="T403" style:family="text" style:name="1325">
      <style:paragraph-properties/>
      <style:text-properties fo:font-family="Symbol" style:font-family-complex="Symbol"/>
    </style:style>
    <style:style style:parent-style-name="845" style:display-name="T404" style:family="text" style:name="1326">
      <style:paragraph-properties/>
      <style:text-properties fo:font-family="Symbol" style:font-family-complex="Symbol"/>
    </style:style>
    <style:style style:parent-style-name="845" style:display-name="T405" style:family="text" style:name="1327">
      <style:paragraph-properties/>
      <style:text-properties fo:font-family="Symbol" style:font-family-complex="Symbol"/>
    </style:style>
    <style:style style:parent-style-name="845" style:display-name="T406" style:family="text" style:name="1328">
      <style:paragraph-properties/>
      <style:text-properties fo:font-family="Symbol" style:font-family-complex="Symbol"/>
    </style:style>
    <style:style style:parent-style-name="845" style:display-name="T407" style:family="text" style:name="1329">
      <style:paragraph-properties/>
      <style:text-properties fo:font-family="Symbol" style:font-family-complex="Symbol"/>
    </style:style>
    <style:style style:parent-style-name="845" style:display-name="T408" style:family="text" style:name="1330">
      <style:paragraph-properties/>
      <style:text-properties fo:font-family="Symbol" style:font-family-complex="Symbol"/>
    </style:style>
    <style:style style:parent-style-name="845" style:display-name="T409" style:family="text" style:name="1331">
      <style:paragraph-properties/>
      <style:text-properties fo:font-family="Symbol" style:font-family-complex="Symbol"/>
    </style:style>
    <style:style style:parent-style-name="845" style:display-name="T410" style:family="text" style:name="1332">
      <style:paragraph-properties/>
      <style:text-properties fo:font-family="Symbol" style:font-family-complex="Symbol"/>
    </style:style>
    <style:style style:parent-style-name="845" style:display-name="T411" style:family="text" style:name="1333">
      <style:paragraph-properties/>
      <style:text-properties fo:font-family="Symbol" style:font-family-complex="Symbol"/>
    </style:style>
    <style:style style:parent-style-name="845" style:display-name="T412" style:family="text" style:name="1334">
      <style:paragraph-properties/>
      <style:text-properties fo:font-family="Symbol" style:font-family-complex="Symbol"/>
    </style:style>
    <style:style style:parent-style-name="845" style:display-name="T413" style:family="text" style:name="1335">
      <style:paragraph-properties/>
      <style:text-properties fo:font-family="Symbol" style:font-family-complex="Symbol"/>
    </style:style>
    <style:style style:parent-style-name="845" style:display-name="T414" style:family="text" style:name="1336">
      <style:paragraph-properties/>
      <style:text-properties fo:font-family="Symbol" style:font-family-complex="Symbol"/>
    </style:style>
    <style:style style:parent-style-name="845" style:display-name="T415" style:family="text" style:name="1337">
      <style:paragraph-properties/>
      <style:text-properties fo:font-family="Symbol" style:font-family-complex="Symbol"/>
    </style:style>
    <style:style style:parent-style-name="845" style:display-name="T416" style:family="text" style:name="1338">
      <style:paragraph-properties/>
      <style:text-properties fo:font-family="Symbol" style:font-family-complex="Symbol"/>
    </style:style>
    <style:style style:parent-style-name="845" style:display-name="T417" style:family="text" style:name="1339">
      <style:paragraph-properties/>
      <style:text-properties fo:font-family="Symbol" style:font-family-complex="Symbol"/>
    </style:style>
    <style:style style:parent-style-name="845" style:display-name="T418" style:family="text" style:name="1340">
      <style:paragraph-properties/>
      <style:text-properties fo:font-family="Symbol" style:font-family-complex="Symbol"/>
    </style:style>
    <style:style style:parent-style-name="845" style:display-name="T419" style:family="text" style:name="1341">
      <style:paragraph-properties/>
      <style:text-properties fo:font-family="Symbol" style:font-family-complex="Symbol"/>
    </style:style>
    <style:style style:parent-style-name="845" style:display-name="T420" style:family="text" style:name="1342">
      <style:paragraph-properties/>
      <style:text-properties fo:font-family="Symbol" style:font-family-complex="Symbol"/>
    </style:style>
    <style:style style:parent-style-name="845" style:display-name="T421" style:family="text" style:name="1343">
      <style:paragraph-properties/>
      <style:text-properties fo:font-family="Symbol" style:font-family-complex="Symbol"/>
    </style:style>
    <style:style style:parent-style-name="845" style:display-name="T422" style:family="text" style:name="1344">
      <style:paragraph-properties/>
      <style:text-properties fo:font-family="Symbol" style:font-family-complex="Symbol"/>
    </style:style>
    <style:style style:parent-style-name="845" style:display-name="T423" style:family="text" style:name="1345">
      <style:paragraph-properties/>
      <style:text-properties fo:font-family="Symbol" style:font-family-complex="Symbol"/>
    </style:style>
    <style:style style:parent-style-name="845" style:display-name="T424" style:family="text" style:name="1346">
      <style:paragraph-properties/>
      <style:text-properties fo:font-family="Symbol" style:font-family-complex="Symbol"/>
    </style:style>
    <style:style style:parent-style-name="845" style:display-name="T425" style:family="text" style:name="1347">
      <style:paragraph-properties/>
      <style:text-properties fo:font-family="Symbol" style:font-family-complex="Symbol"/>
    </style:style>
    <style:style style:parent-style-name="845" style:display-name="T426" style:family="text" style:name="1348">
      <style:paragraph-properties/>
      <style:text-properties fo:font-family="Symbol" style:font-family-complex="Symbol"/>
    </style:style>
    <style:style style:parent-style-name="845" style:display-name="T427" style:family="text" style:name="1349">
      <style:paragraph-properties/>
      <style:text-properties fo:font-family="Symbol" style:font-family-complex="Symbol"/>
    </style:style>
    <style:style style:parent-style-name="845" style:display-name="T428" style:family="text" style:name="1350">
      <style:paragraph-properties/>
      <style:text-properties fo:font-family="Symbol" style:font-family-complex="Symbol"/>
    </style:style>
    <style:style style:parent-style-name="845" style:display-name="T429" style:family="text" style:name="1351">
      <style:paragraph-properties/>
      <style:text-properties fo:font-family="Symbol" style:font-family-complex="Symbol"/>
    </style:style>
    <style:style style:parent-style-name="845" style:display-name="T430" style:family="text" style:name="1352">
      <style:paragraph-properties/>
      <style:text-properties fo:font-family="Symbol" style:font-family-complex="Symbol"/>
    </style:style>
    <style:style style:parent-style-name="845" style:display-name="T431" style:family="text" style:name="1353">
      <style:paragraph-properties/>
      <style:text-properties fo:font-family="Symbol" style:font-family-complex="Symbol"/>
    </style:style>
    <style:style style:parent-style-name="845" style:display-name="T432" style:family="text" style:name="1354">
      <style:paragraph-properties/>
      <style:text-properties fo:font-family="Symbol" style:font-family-complex="Symbol"/>
    </style:style>
    <style:style style:parent-style-name="845" style:display-name="T433" style:family="text" style:name="1355">
      <style:paragraph-properties/>
      <style:text-properties fo:font-family="Symbol" style:font-family-complex="Symbol"/>
    </style:style>
    <style:style style:parent-style-name="845" style:display-name="T434" style:family="text" style:name="1356">
      <style:paragraph-properties/>
      <style:text-properties fo:font-family="Symbol" style:font-family-complex="Symbol"/>
    </style:style>
    <style:style style:parent-style-name="845" style:display-name="T435" style:family="text" style:name="1357">
      <style:paragraph-properties/>
      <style:text-properties fo:font-family="Symbol" style:font-family-complex="Symbol"/>
    </style:style>
    <style:style style:parent-style-name="845" style:display-name="T436" style:family="text" style:name="1358">
      <style:paragraph-properties/>
      <style:text-properties fo:font-family="Symbol" style:font-family-complex="Symbol"/>
    </style:style>
    <style:style style:parent-style-name="845" style:display-name="T437" style:family="text" style:name="1359">
      <style:paragraph-properties/>
      <style:text-properties fo:font-family="Symbol" style:font-family-complex="Symbol"/>
    </style:style>
    <style:style style:parent-style-name="845" style:display-name="T438" style:family="text" style:name="1360">
      <style:paragraph-properties/>
      <style:text-properties fo:font-family="Symbol" style:font-family-complex="Symbol"/>
    </style:style>
    <style:style style:parent-style-name="845" style:display-name="T439" style:family="text" style:name="1361">
      <style:paragraph-properties/>
      <style:text-properties fo:font-family="Symbol" style:font-family-complex="Symbol"/>
    </style:style>
    <style:style style:parent-style-name="845" style:display-name="T440" style:family="text" style:name="1362">
      <style:paragraph-properties/>
      <style:text-properties fo:font-family="Symbol" style:font-family-complex="Symbol"/>
    </style:style>
    <style:style style:parent-style-name="845" style:display-name="T441" style:family="text" style:name="1363">
      <style:paragraph-properties/>
      <style:text-properties fo:font-family="Symbol" style:font-family-complex="Symbol"/>
    </style:style>
    <style:style style:parent-style-name="845" style:display-name="T442" style:family="text" style:name="1364">
      <style:paragraph-properties/>
      <style:text-properties fo:font-family="Symbol" style:font-family-complex="Symbol"/>
    </style:style>
    <style:style style:parent-style-name="845" style:display-name="T443" style:family="text" style:name="1365">
      <style:paragraph-properties/>
      <style:text-properties fo:font-family="Symbol" style:font-family-complex="Symbol"/>
    </style:style>
    <style:style style:parent-style-name="845" style:display-name="T444" style:family="text" style:name="1366">
      <style:paragraph-properties/>
      <style:text-properties fo:font-family="Symbol" style:font-family-complex="Symbol"/>
    </style:style>
    <style:style style:parent-style-name="845" style:display-name="T445" style:family="text" style:name="1367">
      <style:paragraph-properties/>
      <style:text-properties fo:font-family="Symbol" style:font-family-complex="Symbol"/>
    </style:style>
    <style:style style:parent-style-name="845" style:display-name="T446" style:family="text" style:name="1368">
      <style:paragraph-properties/>
      <style:text-properties fo:font-family="Symbol" style:font-family-complex="Symbol"/>
    </style:style>
    <style:style style:parent-style-name="845" style:display-name="T447" style:family="text" style:name="1369">
      <style:paragraph-properties/>
      <style:text-properties fo:font-family="Symbol" style:font-family-complex="Symbol"/>
    </style:style>
    <style:style style:parent-style-name="845" style:display-name="T448" style:family="text" style:name="1370">
      <style:paragraph-properties/>
      <style:text-properties fo:font-family="Symbol" style:font-family-complex="Symbol"/>
    </style:style>
    <style:style style:parent-style-name="845" style:display-name="T449" style:family="text" style:name="1371">
      <style:paragraph-properties/>
      <style:text-properties fo:font-family="Symbol" style:font-family-complex="Symbol"/>
    </style:style>
    <style:style style:parent-style-name="845" style:display-name="T450" style:family="text" style:name="1372">
      <style:paragraph-properties/>
      <style:text-properties fo:font-family="Symbol" style:font-family-complex="Symbol"/>
    </style:style>
    <style:style style:parent-style-name="845" style:display-name="T451" style:family="text" style:name="1373">
      <style:paragraph-properties/>
      <style:text-properties fo:font-family="Symbol" style:font-family-complex="Symbol"/>
    </style:style>
    <style:style style:parent-style-name="845" style:display-name="T452" style:family="text" style:name="1374">
      <style:paragraph-properties/>
      <style:text-properties fo:font-family="Symbol" style:font-family-complex="Symbol"/>
    </style:style>
    <style:style style:parent-style-name="845" style:display-name="T453" style:family="text" style:name="1375">
      <style:paragraph-properties/>
      <style:text-properties fo:font-family="Symbol" style:font-family-complex="Symbol"/>
    </style:style>
    <style:style style:parent-style-name="845" style:display-name="T454" style:family="text" style:name="1376">
      <style:paragraph-properties/>
      <style:text-properties fo:font-family="Symbol" style:font-family-complex="Symbol"/>
    </style:style>
    <style:style style:parent-style-name="845" style:display-name="T455" style:family="text" style:name="1377">
      <style:paragraph-properties/>
      <style:text-properties fo:font-family="Symbol" style:font-family-complex="Symbol"/>
    </style:style>
    <style:style style:parent-style-name="845" style:display-name="T456" style:family="text" style:name="1378">
      <style:paragraph-properties/>
      <style:text-properties fo:font-family="Symbol" style:font-family-complex="Symbol"/>
    </style:style>
    <style:style style:parent-style-name="845" style:display-name="T457" style:family="text" style:name="1379">
      <style:paragraph-properties/>
      <style:text-properties fo:font-family="Symbol" style:font-family-complex="Symbol"/>
    </style:style>
    <style:style style:parent-style-name="845" style:display-name="T458" style:family="text" style:name="1380">
      <style:paragraph-properties/>
      <style:text-properties fo:font-family="Symbol" style:font-family-complex="Symbol"/>
    </style:style>
    <style:style style:parent-style-name="845" style:display-name="T459" style:family="text" style:name="1381">
      <style:paragraph-properties/>
      <style:text-properties fo:font-family="Symbol" style:font-family-complex="Symbol"/>
    </style:style>
    <style:style style:parent-style-name="845" style:display-name="T460" style:family="text" style:name="1382">
      <style:paragraph-properties/>
      <style:text-properties fo:font-family="Symbol" style:font-family-complex="Symbol"/>
    </style:style>
    <style:style style:parent-style-name="845" style:display-name="T461" style:family="text" style:name="1383">
      <style:paragraph-properties/>
      <style:text-properties fo:font-family="Symbol" style:font-family-complex="Symbol"/>
    </style:style>
    <style:style style:parent-style-name="845" style:display-name="T462" style:family="text" style:name="1384">
      <style:paragraph-properties/>
      <style:text-properties fo:font-family="Symbol" style:font-family-complex="Symbol"/>
    </style:style>
    <style:style style:parent-style-name="845" style:display-name="T463" style:family="text" style:name="1385">
      <style:paragraph-properties/>
      <style:text-properties fo:font-family="Symbol" style:font-family-complex="Symbol"/>
    </style:style>
    <style:style style:parent-style-name="845" style:display-name="T464" style:family="text" style:name="1386">
      <style:paragraph-properties/>
      <style:text-properties fo:font-family="Symbol" style:font-family-complex="Symbol"/>
    </style:style>
    <style:style style:parent-style-name="845" style:display-name="T465" style:family="text" style:name="1387">
      <style:paragraph-properties/>
      <style:text-properties fo:font-family="Symbol" style:font-family-complex="Symbol"/>
    </style:style>
    <style:style style:parent-style-name="845" style:display-name="T466" style:family="text" style:name="1388">
      <style:paragraph-properties/>
      <style:text-properties fo:font-family="Symbol" style:font-family-complex="Symbol"/>
    </style:style>
    <style:style style:parent-style-name="845" style:display-name="T467" style:family="text" style:name="1389">
      <style:paragraph-properties/>
      <style:text-properties fo:font-family="Symbol" style:font-family-complex="Symbol"/>
    </style:style>
    <style:style style:parent-style-name="845" style:display-name="T468" style:family="text" style:name="1390">
      <style:paragraph-properties/>
      <style:text-properties fo:font-family="Symbol" style:font-family-complex="Symbol"/>
    </style:style>
    <style:style style:parent-style-name="845" style:display-name="T469" style:family="text" style:name="1391">
      <style:paragraph-properties/>
      <style:text-properties fo:font-family="Symbol" style:font-family-complex="Symbol"/>
    </style:style>
    <style:style style:parent-style-name="845" style:display-name="T470" style:family="text" style:name="1392">
      <style:paragraph-properties/>
      <style:text-properties fo:font-family="Symbol" style:font-family-complex="Symbol"/>
    </style:style>
    <style:style style:parent-style-name="845" style:display-name="T471" style:family="text" style:name="1393">
      <style:paragraph-properties/>
      <style:text-properties fo:font-family="Symbol" style:font-family-complex="Symbol"/>
    </style:style>
    <style:style style:parent-style-name="845" style:display-name="T472" style:family="text" style:name="1394">
      <style:paragraph-properties/>
      <style:text-properties fo:font-family="Symbol" style:font-family-complex="Symbol"/>
    </style:style>
    <style:style style:parent-style-name="845" style:display-name="T473" style:family="text" style:name="1395">
      <style:paragraph-properties/>
      <style:text-properties fo:font-family="Symbol" style:font-family-complex="Symbol"/>
    </style:style>
    <style:style style:parent-style-name="845" style:display-name="T474" style:family="text" style:name="1396">
      <style:paragraph-properties/>
      <style:text-properties fo:font-family="Symbol" style:font-family-complex="Symbol"/>
    </style:style>
    <style:style style:parent-style-name="845" style:display-name="T475" style:family="text" style:name="1397">
      <style:paragraph-properties/>
      <style:text-properties fo:font-family="Symbol" style:font-family-complex="Symbol"/>
    </style:style>
    <style:style style:parent-style-name="845" style:display-name="T476" style:family="text" style:name="1398">
      <style:paragraph-properties/>
      <style:text-properties fo:font-family="Symbol" style:font-family-complex="Symbol"/>
    </style:style>
    <style:style style:parent-style-name="845" style:display-name="T477" style:family="text" style:name="1399">
      <style:paragraph-properties/>
      <style:text-properties fo:font-family="Symbol" style:font-family-complex="Symbol"/>
    </style:style>
    <style:style style:parent-style-name="845" style:display-name="T478" style:family="text" style:name="1400">
      <style:paragraph-properties/>
      <style:text-properties fo:font-family="Symbol" style:font-family-complex="Symbol"/>
    </style:style>
    <style:style style:parent-style-name="845" style:display-name="T479" style:family="text" style:name="1401">
      <style:paragraph-properties/>
      <style:text-properties fo:font-family="Symbol" style:font-family-complex="Symbol"/>
    </style:style>
    <style:style style:parent-style-name="845" style:display-name="T480" style:family="text" style:name="1402">
      <style:paragraph-properties/>
      <style:text-properties fo:font-family="Symbol" style:font-family-complex="Symbol"/>
    </style:style>
    <style:style style:parent-style-name="845" style:display-name="T481" style:family="text" style:name="1403">
      <style:paragraph-properties/>
      <style:text-properties fo:font-family="Symbol" style:font-family-complex="Symbol"/>
    </style:style>
    <style:style style:parent-style-name="845" style:display-name="T482" style:family="text" style:name="1404">
      <style:paragraph-properties/>
      <style:text-properties fo:font-family="Symbol" style:font-family-complex="Symbol"/>
    </style:style>
    <style:style style:parent-style-name="845" style:display-name="T483" style:family="text" style:name="1405">
      <style:paragraph-properties/>
      <style:text-properties fo:font-family="Symbol" style:font-family-complex="Symbol"/>
    </style:style>
    <style:style style:parent-style-name="845" style:display-name="T484" style:family="text" style:name="1406">
      <style:paragraph-properties/>
      <style:text-properties fo:font-family="Symbol" style:font-family-complex="Symbol"/>
    </style:style>
    <style:style style:parent-style-name="845" style:display-name="T485" style:family="text" style:name="1407">
      <style:paragraph-properties/>
      <style:text-properties fo:font-family="Symbol" style:font-family-complex="Symbol"/>
    </style:style>
    <style:style style:parent-style-name="845" style:display-name="T486" style:family="text" style:name="1408">
      <style:paragraph-properties/>
      <style:text-properties fo:font-family="Symbol" style:font-family-complex="Symbol"/>
    </style:style>
    <style:style style:parent-style-name="845" style:display-name="T487" style:family="text" style:name="1409">
      <style:paragraph-properties/>
      <style:text-properties fo:font-family="Symbol" style:font-family-complex="Symbol"/>
    </style:style>
    <style:style style:parent-style-name="845" style:display-name="T488" style:family="text" style:name="1410">
      <style:paragraph-properties/>
      <style:text-properties fo:font-family="Symbol" style:font-family-complex="Symbol"/>
    </style:style>
    <style:style style:parent-style-name="845" style:display-name="T489" style:family="text" style:name="1411">
      <style:paragraph-properties/>
      <style:text-properties fo:font-family="Symbol" style:font-family-complex="Symbol"/>
    </style:style>
    <style:style style:parent-style-name="845" style:display-name="T490" style:family="text" style:name="1412">
      <style:paragraph-properties/>
      <style:text-properties fo:font-family="Symbol" style:font-family-complex="Symbol"/>
    </style:style>
    <style:style style:parent-style-name="845" style:display-name="T491" style:family="text" style:name="1413">
      <style:paragraph-properties/>
      <style:text-properties fo:font-family="Symbol" style:font-family-complex="Symbol"/>
    </style:style>
    <style:style style:parent-style-name="845" style:display-name="T492" style:family="text" style:name="1414">
      <style:paragraph-properties/>
      <style:text-properties fo:font-family="Symbol" style:font-family-complex="Symbol"/>
    </style:style>
    <style:style style:parent-style-name="845" style:display-name="T493" style:family="text" style:name="1415">
      <style:paragraph-properties/>
      <style:text-properties fo:font-family="Symbol" style:font-family-complex="Symbol"/>
    </style:style>
    <style:style style:parent-style-name="845" style:display-name="T494" style:family="text" style:name="1416">
      <style:paragraph-properties/>
      <style:text-properties fo:font-family="Symbol" style:font-family-complex="Symbol"/>
    </style:style>
    <style:style style:parent-style-name="845" style:display-name="T495" style:family="text" style:name="1417">
      <style:paragraph-properties/>
      <style:text-properties fo:font-family="Symbol" style:font-family-complex="Symbol"/>
    </style:style>
    <style:style style:parent-style-name="845" style:display-name="T496" style:family="text" style:name="1418">
      <style:paragraph-properties/>
      <style:text-properties fo:font-family="Symbol" style:font-family-complex="Symbol"/>
    </style:style>
    <style:style style:parent-style-name="845" style:display-name="T497" style:family="text" style:name="1419">
      <style:paragraph-properties/>
      <style:text-properties fo:font-family="Symbol" style:font-family-complex="Symbol"/>
    </style:style>
    <style:style style:parent-style-name="845" style:display-name="T498" style:family="text" style:name="1420">
      <style:paragraph-properties/>
      <style:text-properties fo:font-family="Symbol" style:font-family-complex="Symbol"/>
    </style:style>
    <style:style style:parent-style-name="845" style:display-name="T499" style:family="text" style:name="1421">
      <style:paragraph-properties/>
      <style:text-properties fo:font-family="Symbol" style:font-family-complex="Symbol"/>
    </style:style>
    <style:style style:parent-style-name="845" style:display-name="T500" style:family="text" style:name="1422">
      <style:paragraph-properties/>
      <style:text-properties fo:font-family="Symbol" style:font-family-complex="Symbol"/>
    </style:style>
    <style:style style:parent-style-name="845" style:display-name="T501" style:family="text" style:name="1423">
      <style:paragraph-properties/>
      <style:text-properties fo:font-family="Symbol" style:font-family-complex="Symbol"/>
    </style:style>
    <style:style style:parent-style-name="845" style:display-name="T502" style:family="text" style:name="1424">
      <style:paragraph-properties/>
      <style:text-properties fo:font-family="Symbol" style:font-family-complex="Symbol"/>
    </style:style>
    <style:style style:parent-style-name="845" style:display-name="T503" style:family="text" style:name="1425">
      <style:paragraph-properties/>
      <style:text-properties fo:font-family="Symbol" style:font-family-complex="Symbol"/>
    </style:style>
    <style:style style:parent-style-name="845" style:display-name="T504" style:family="text" style:name="1426">
      <style:paragraph-properties/>
      <style:text-properties fo:font-family="Symbol" style:font-family-complex="Symbol"/>
    </style:style>
    <style:style style:parent-style-name="845" style:display-name="T505" style:family="text" style:name="1427">
      <style:paragraph-properties/>
      <style:text-properties fo:font-family="Symbol" style:font-family-complex="Symbol"/>
    </style:style>
    <style:style style:parent-style-name="845" style:display-name="T506" style:family="text" style:name="1428">
      <style:paragraph-properties/>
      <style:text-properties fo:font-family="Symbol" style:font-family-complex="Symbol"/>
    </style:style>
    <style:style style:parent-style-name="845" style:display-name="T507" style:family="text" style:name="1429">
      <style:paragraph-properties/>
      <style:text-properties fo:font-family="Symbol" style:font-family-complex="Symbol"/>
    </style:style>
    <style:style style:parent-style-name="845" style:display-name="T508" style:family="text" style:name="1430">
      <style:paragraph-properties/>
      <style:text-properties fo:font-family="Symbol" style:font-family-complex="Symbol"/>
    </style:style>
    <style:style style:parent-style-name="845" style:display-name="T509" style:family="text" style:name="1431">
      <style:paragraph-properties/>
      <style:text-properties fo:font-family="Symbol" style:font-family-complex="Symbol"/>
    </style:style>
    <style:style style:parent-style-name="845" style:display-name="T510" style:family="text" style:name="1432">
      <style:paragraph-properties/>
      <style:text-properties fo:font-family="Symbol" style:font-family-complex="Symbol"/>
    </style:style>
    <style:style style:parent-style-name="845" style:display-name="T511" style:family="text" style:name="1433">
      <style:paragraph-properties/>
      <style:text-properties fo:font-family="Symbol" style:font-family-complex="Symbol"/>
    </style:style>
    <style:style style:parent-style-name="845" style:display-name="T512" style:family="text" style:name="1434">
      <style:paragraph-properties/>
      <style:text-properties fo:font-family="Symbol" style:font-family-complex="Symbol"/>
    </style:style>
    <style:style style:parent-style-name="845" style:display-name="T513" style:family="text" style:name="1435">
      <style:paragraph-properties/>
      <style:text-properties fo:font-family="Symbol" style:font-family-complex="Symbol"/>
    </style:style>
    <style:style style:parent-style-name="845" style:display-name="T514" style:family="text" style:name="1436">
      <style:paragraph-properties/>
      <style:text-properties fo:font-family="Symbol" style:font-family-complex="Symbol"/>
    </style:style>
    <style:style style:parent-style-name="845" style:display-name="T515" style:family="text" style:name="1437">
      <style:paragraph-properties/>
      <style:text-properties fo:font-family="Symbol" style:font-family-complex="Symbol"/>
    </style:style>
    <style:style style:parent-style-name="845" style:display-name="T516" style:family="text" style:name="1438">
      <style:paragraph-properties/>
      <style:text-properties fo:font-family="Symbol" style:font-family-complex="Symbol"/>
    </style:style>
    <style:style style:parent-style-name="845" style:display-name="T517" style:family="text" style:name="1439">
      <style:paragraph-properties/>
      <style:text-properties fo:font-family="Symbol" style:font-family-complex="Symbol"/>
    </style:style>
    <style:style style:parent-style-name="845" style:display-name="T518" style:family="text" style:name="1440">
      <style:paragraph-properties/>
      <style:text-properties fo:font-family="Symbol" style:font-family-complex="Symbol"/>
    </style:style>
    <style:style style:parent-style-name="845" style:display-name="T519" style:family="text" style:name="1441">
      <style:paragraph-properties/>
      <style:text-properties fo:font-family="Symbol" style:font-family-complex="Symbol"/>
    </style:style>
    <style:style style:parent-style-name="845" style:display-name="T520" style:family="text" style:name="1442">
      <style:paragraph-properties/>
      <style:text-properties fo:font-family="Symbol" style:font-family-complex="Symbol"/>
    </style:style>
    <style:style style:parent-style-name="845" style:display-name="T521" style:family="text" style:name="1443">
      <style:paragraph-properties/>
      <style:text-properties fo:font-family="Symbol" style:font-family-complex="Symbol"/>
    </style:style>
    <style:style style:parent-style-name="845" style:display-name="T522" style:family="text" style:name="1444">
      <style:paragraph-properties/>
      <style:text-properties fo:font-family="Symbol" style:font-family-complex="Symbol"/>
    </style:style>
    <style:style style:parent-style-name="845" style:display-name="T523" style:family="text" style:name="1445">
      <style:paragraph-properties/>
      <style:text-properties fo:font-family="Symbol" style:font-family-complex="Symbol"/>
    </style:style>
    <style:style style:parent-style-name="845" style:display-name="T524" style:family="text" style:name="1446">
      <style:paragraph-properties/>
      <style:text-properties fo:font-family="Symbol" style:font-family-complex="Symbol"/>
    </style:style>
    <style:style style:parent-style-name="845" style:display-name="T525" style:family="text" style:name="1447">
      <style:paragraph-properties/>
      <style:text-properties fo:font-family="Symbol" style:font-family-complex="Symbol"/>
    </style:style>
    <style:style style:parent-style-name="845" style:display-name="T526" style:family="text" style:name="1448">
      <style:paragraph-properties/>
      <style:text-properties fo:font-family="Symbol" style:font-family-complex="Symbol"/>
    </style:style>
    <style:style style:parent-style-name="845" style:display-name="T527" style:family="text" style:name="1449">
      <style:paragraph-properties/>
      <style:text-properties fo:font-family="Symbol" style:font-family-complex="Symbol"/>
    </style:style>
    <style:style style:parent-style-name="845" style:display-name="T528" style:family="text" style:name="1450">
      <style:paragraph-properties/>
      <style:text-properties fo:font-family="Symbol" style:font-family-complex="Symbol"/>
    </style:style>
    <style:style style:parent-style-name="845" style:display-name="T529" style:family="text" style:name="1451">
      <style:paragraph-properties/>
      <style:text-properties fo:font-family="Symbol" style:font-family-complex="Symbol"/>
    </style:style>
    <style:style style:parent-style-name="845" style:display-name="T530" style:family="text" style:name="1452">
      <style:paragraph-properties/>
      <style:text-properties fo:font-family="Symbol" style:font-family-complex="Symbol"/>
    </style:style>
    <style:style style:parent-style-name="845" style:display-name="T531" style:family="text" style:name="1453">
      <style:paragraph-properties/>
      <style:text-properties fo:font-family="Symbol" style:font-family-complex="Symbol"/>
    </style:style>
    <style:style style:parent-style-name="845" style:display-name="T532" style:family="text" style:name="1454">
      <style:paragraph-properties/>
      <style:text-properties fo:font-family="Symbol" style:font-family-complex="Symbol"/>
    </style:style>
    <style:style style:parent-style-name="845" style:display-name="T533" style:family="text" style:name="1455">
      <style:paragraph-properties/>
      <style:text-properties fo:font-family="Symbol" style:font-family-complex="Symbol"/>
    </style:style>
    <style:style style:parent-style-name="845" style:display-name="T534" style:family="text" style:name="1456">
      <style:paragraph-properties/>
      <style:text-properties fo:font-family="Symbol" style:font-family-complex="Symbol"/>
    </style:style>
    <style:style style:parent-style-name="845" style:display-name="T535" style:family="text" style:name="1457">
      <style:paragraph-properties/>
      <style:text-properties fo:font-family="Symbol" style:font-family-complex="Symbol"/>
    </style:style>
    <style:style style:parent-style-name="845" style:display-name="T536" style:family="text" style:name="1458">
      <style:paragraph-properties/>
      <style:text-properties fo:font-family="Symbol" style:font-family-complex="Symbol"/>
    </style:style>
    <style:style style:parent-style-name="845" style:display-name="T537" style:family="text" style:name="1459">
      <style:paragraph-properties/>
      <style:text-properties fo:font-family="Symbol" style:font-family-complex="Symbol"/>
    </style:style>
    <style:style style:parent-style-name="845" style:display-name="T538" style:family="text" style:name="1460">
      <style:paragraph-properties/>
      <style:text-properties fo:font-family="Symbol" style:font-family-complex="Symbol"/>
    </style:style>
    <style:style style:parent-style-name="845" style:display-name="T539" style:family="text" style:name="1461">
      <style:paragraph-properties/>
      <style:text-properties fo:font-family="Symbol" style:font-family-complex="Symbol"/>
    </style:style>
    <style:style style:parent-style-name="845" style:display-name="T540" style:family="text" style:name="1462">
      <style:paragraph-properties/>
      <style:text-properties fo:font-family="Symbol" style:font-family-complex="Symbol"/>
    </style:style>
    <style:style style:parent-style-name="845" style:display-name="T541" style:family="text" style:name="1463">
      <style:paragraph-properties/>
      <style:text-properties fo:font-family="Symbol" style:font-family-complex="Symbol"/>
    </style:style>
    <style:style style:parent-style-name="845" style:display-name="T542" style:family="text" style:name="1464">
      <style:paragraph-properties/>
      <style:text-properties fo:font-family="Symbol" style:font-family-complex="Symbol"/>
    </style:style>
    <style:style style:parent-style-name="845" style:display-name="T543" style:family="text" style:name="1465">
      <style:paragraph-properties/>
      <style:text-properties fo:font-family="Symbol" style:font-family-complex="Symbol"/>
    </style:style>
    <style:style style:parent-style-name="845" style:display-name="T544" style:family="text" style:name="1466">
      <style:paragraph-properties/>
      <style:text-properties fo:font-family="Symbol" style:font-family-complex="Symbol"/>
    </style:style>
    <style:style style:parent-style-name="845" style:display-name="T545" style:family="text" style:name="1467">
      <style:paragraph-properties/>
      <style:text-properties fo:font-family="Symbol" style:font-family-complex="Symbol"/>
    </style:style>
    <style:style style:parent-style-name="845" style:display-name="T546" style:family="text" style:name="1468">
      <style:paragraph-properties/>
      <style:text-properties fo:font-family="Symbol" style:font-family-complex="Symbol"/>
    </style:style>
    <style:style style:parent-style-name="845" style:display-name="T547" style:family="text" style:name="1469">
      <style:paragraph-properties/>
      <style:text-properties fo:font-family="Symbol" style:font-family-complex="Symbol"/>
    </style:style>
    <style:style style:parent-style-name="845" style:display-name="T548" style:family="text" style:name="1470">
      <style:paragraph-properties/>
      <style:text-properties fo:font-family="Symbol" style:font-family-complex="Symbol"/>
    </style:style>
    <style:style style:parent-style-name="845" style:display-name="T549" style:family="text" style:name="1471">
      <style:paragraph-properties/>
      <style:text-properties fo:font-family="Symbol" style:font-family-complex="Symbol"/>
    </style:style>
    <style:style style:parent-style-name="845" style:display-name="T550" style:family="text" style:name="1472">
      <style:paragraph-properties/>
      <style:text-properties fo:font-family="Symbol" style:font-family-complex="Symbol"/>
    </style:style>
    <style:style style:parent-style-name="845" style:display-name="T551" style:family="text" style:name="1473">
      <style:paragraph-properties/>
      <style:text-properties fo:font-family="Symbol" style:font-family-complex="Symbol"/>
    </style:style>
    <style:style style:parent-style-name="845" style:display-name="T552" style:family="text" style:name="1474">
      <style:paragraph-properties/>
      <style:text-properties fo:font-family="Symbol" style:font-family-complex="Symbol"/>
    </style:style>
    <style:style style:parent-style-name="845" style:display-name="T553" style:family="text" style:name="1475">
      <style:paragraph-properties/>
      <style:text-properties fo:font-family="Symbol" style:font-family-complex="Symbol"/>
    </style:style>
    <style:style style:parent-style-name="845" style:display-name="T554" style:family="text" style:name="1476">
      <style:paragraph-properties/>
      <style:text-properties fo:font-family="Symbol" style:font-family-complex="Symbol"/>
    </style:style>
    <style:style style:parent-style-name="845" style:display-name="T555" style:family="text" style:name="1477">
      <style:paragraph-properties/>
      <style:text-properties fo:font-family="Symbol" style:font-family-complex="Symbol"/>
    </style:style>
    <style:style style:parent-style-name="845" style:display-name="T556" style:family="text" style:name="1478">
      <style:paragraph-properties/>
      <style:text-properties fo:font-family="Symbol" style:font-family-complex="Symbol"/>
    </style:style>
    <style:style style:parent-style-name="845" style:display-name="T557" style:family="text" style:name="1479">
      <style:paragraph-properties/>
      <style:text-properties fo:font-family="Symbol" style:font-family-complex="Symbol"/>
    </style:style>
    <style:style style:parent-style-name="845" style:display-name="T558" style:family="text" style:name="1480">
      <style:paragraph-properties/>
      <style:text-properties fo:font-family="Symbol" style:font-family-complex="Symbol"/>
    </style:style>
    <style:style style:parent-style-name="845" style:display-name="T559" style:family="text" style:name="1481">
      <style:paragraph-properties/>
      <style:text-properties fo:font-family="Symbol" style:font-family-complex="Symbol"/>
    </style:style>
    <style:style style:parent-style-name="845" style:display-name="T560" style:family="text" style:name="1482">
      <style:paragraph-properties/>
      <style:text-properties fo:font-family="Symbol" style:font-family-complex="Symbol"/>
    </style:style>
    <style:style style:parent-style-name="845" style:display-name="T561" style:family="text" style:name="1483">
      <style:paragraph-properties/>
      <style:text-properties fo:font-family="Symbol" style:font-family-complex="Symbol"/>
    </style:style>
    <style:style style:parent-style-name="845" style:display-name="T562" style:family="text" style:name="1484">
      <style:paragraph-properties/>
      <style:text-properties fo:font-family="Symbol" style:font-family-complex="Symbol"/>
    </style:style>
    <style:style style:parent-style-name="845" style:display-name="T563" style:family="text" style:name="1485">
      <style:paragraph-properties/>
      <style:text-properties fo:font-family="Symbol" style:font-family-complex="Symbol"/>
    </style:style>
    <style:style style:parent-style-name="845" style:display-name="T564" style:family="text" style:name="1486">
      <style:paragraph-properties/>
      <style:text-properties fo:font-family="Symbol" style:font-family-complex="Symbol"/>
    </style:style>
    <style:style style:parent-style-name="845" style:display-name="T565" style:family="text" style:name="1487">
      <style:paragraph-properties/>
      <style:text-properties fo:font-family="Symbol" style:font-family-complex="Symbol"/>
    </style:style>
    <style:style style:parent-style-name="845" style:display-name="T566" style:family="text" style:name="1488">
      <style:paragraph-properties/>
      <style:text-properties fo:font-family="Symbol" style:font-family-complex="Symbol"/>
    </style:style>
    <style:style style:parent-style-name="845" style:display-name="T567" style:family="text" style:name="1489">
      <style:paragraph-properties/>
      <style:text-properties fo:font-family="Symbol" style:font-family-complex="Symbol"/>
    </style:style>
    <style:style style:parent-style-name="845" style:display-name="T568" style:family="text" style:name="1490">
      <style:paragraph-properties/>
      <style:text-properties fo:font-family="Symbol" style:font-family-complex="Symbol"/>
    </style:style>
    <style:style style:parent-style-name="845" style:display-name="T569" style:family="text" style:name="1491">
      <style:paragraph-properties/>
      <style:text-properties fo:font-family="Symbol" style:font-family-complex="Symbol"/>
    </style:style>
    <style:style style:parent-style-name="845" style:display-name="T570" style:family="text" style:name="1492">
      <style:paragraph-properties/>
      <style:text-properties fo:font-family="Symbol" style:font-family-complex="Symbol"/>
    </style:style>
    <style:style style:parent-style-name="845" style:display-name="T571" style:family="text" style:name="1493">
      <style:paragraph-properties/>
      <style:text-properties fo:font-family="Symbol" style:font-family-complex="Symbol"/>
    </style:style>
    <style:style style:parent-style-name="845" style:display-name="T572" style:family="text" style:name="1494">
      <style:paragraph-properties/>
      <style:text-properties fo:font-family="Symbol" style:font-family-complex="Symbol"/>
    </style:style>
    <style:style style:parent-style-name="845" style:display-name="T573" style:family="text" style:name="1495">
      <style:paragraph-properties/>
      <style:text-properties fo:font-family="Symbol" style:font-family-complex="Symbol"/>
    </style:style>
    <style:style style:parent-style-name="845" style:display-name="T574" style:family="text" style:name="1496">
      <style:paragraph-properties/>
      <style:text-properties fo:font-family="Symbol" style:font-family-complex="Symbol"/>
    </style:style>
    <style:style style:parent-style-name="845" style:display-name="T575" style:family="text" style:name="1497">
      <style:paragraph-properties/>
      <style:text-properties fo:font-family="Symbol" style:font-family-complex="Symbol"/>
    </style:style>
    <style:style style:parent-style-name="845" style:display-name="T576" style:family="text" style:name="1498">
      <style:paragraph-properties/>
      <style:text-properties fo:font-family="Symbol" style:font-family-complex="Symbol"/>
    </style:style>
    <style:style style:parent-style-name="845" style:display-name="T577" style:family="text" style:name="1499">
      <style:paragraph-properties/>
      <style:text-properties fo:font-family="Symbol" style:font-family-complex="Symbol"/>
    </style:style>
    <style:style style:parent-style-name="845" style:display-name="T578" style:family="text" style:name="1500">
      <style:paragraph-properties/>
      <style:text-properties fo:font-family="Symbol" style:font-family-complex="Symbol"/>
    </style:style>
    <style:style style:parent-style-name="845" style:display-name="T579" style:family="text" style:name="1501">
      <style:paragraph-properties/>
      <style:text-properties fo:font-family="Symbol" style:font-family-complex="Symbol"/>
    </style:style>
    <style:style style:parent-style-name="845" style:display-name="T580" style:family="text" style:name="1502">
      <style:paragraph-properties/>
      <style:text-properties fo:font-family="Symbol" style:font-family-complex="Symbol"/>
    </style:style>
    <style:style style:parent-style-name="845" style:display-name="T581" style:family="text" style:name="1503">
      <style:paragraph-properties/>
      <style:text-properties fo:font-family="Symbol" style:font-family-complex="Symbol"/>
    </style:style>
    <style:style style:parent-style-name="845" style:display-name="T582" style:family="text" style:name="1504">
      <style:paragraph-properties/>
      <style:text-properties fo:font-family="Symbol" style:font-family-complex="Symbol"/>
    </style:style>
    <style:style style:parent-style-name="845" style:display-name="T583" style:family="text" style:name="1505">
      <style:paragraph-properties/>
      <style:text-properties fo:font-family="Symbol" style:font-family-complex="Symbol"/>
    </style:style>
    <style:style style:parent-style-name="845" style:display-name="T584" style:family="text" style:name="1506">
      <style:paragraph-properties/>
      <style:text-properties fo:font-family="Symbol" style:font-family-complex="Symbol"/>
    </style:style>
    <style:style style:parent-style-name="845" style:display-name="T585" style:family="text" style:name="1507">
      <style:paragraph-properties/>
      <style:text-properties fo:font-family="Symbol" style:font-family-complex="Symbol"/>
    </style:style>
    <style:style style:parent-style-name="845" style:display-name="T586" style:family="text" style:name="1508">
      <style:paragraph-properties/>
      <style:text-properties fo:font-family="Symbol" style:font-family-complex="Symbol"/>
    </style:style>
    <style:style style:parent-style-name="845" style:display-name="T587" style:family="text" style:name="1509">
      <style:paragraph-properties/>
      <style:text-properties fo:font-family="Symbol" style:font-family-complex="Symbol"/>
    </style:style>
    <style:style style:parent-style-name="845" style:display-name="T588" style:family="text" style:name="1510">
      <style:paragraph-properties/>
      <style:text-properties fo:font-family="Symbol" style:font-family-complex="Symbol"/>
    </style:style>
    <style:style style:parent-style-name="845" style:display-name="T589" style:family="text" style:name="1511">
      <style:paragraph-properties/>
      <style:text-properties fo:font-family="Symbol" style:font-family-complex="Symbol"/>
    </style:style>
    <style:style style:parent-style-name="845" style:display-name="T590" style:family="text" style:name="1512">
      <style:paragraph-properties/>
      <style:text-properties fo:font-family="Symbol" style:font-family-complex="Symbol"/>
    </style:style>
    <style:style style:parent-style-name="845" style:display-name="T591" style:family="text" style:name="1513">
      <style:paragraph-properties/>
      <style:text-properties fo:font-family="Symbol" style:font-family-complex="Symbol"/>
    </style:style>
    <style:style style:parent-style-name="845" style:display-name="T592" style:family="text" style:name="1514">
      <style:paragraph-properties/>
      <style:text-properties fo:font-family="Symbol" style:font-family-complex="Symbol"/>
    </style:style>
    <style:style style:parent-style-name="845" style:display-name="T593" style:family="text" style:name="1515">
      <style:paragraph-properties/>
      <style:text-properties fo:font-family="Symbol" style:font-family-complex="Symbol"/>
    </style:style>
    <style:style style:parent-style-name="845" style:display-name="T594" style:family="text" style:name="1516">
      <style:paragraph-properties/>
      <style:text-properties fo:font-family="Symbol" style:font-family-complex="Symbol"/>
    </style:style>
    <style:style style:parent-style-name="845" style:display-name="T595" style:family="text" style:name="1517">
      <style:paragraph-properties/>
      <style:text-properties fo:font-family="Symbol" style:font-family-complex="Symbol"/>
    </style:style>
    <style:style style:parent-style-name="845" style:display-name="T596" style:family="text" style:name="1518">
      <style:paragraph-properties/>
      <style:text-properties fo:font-family="Symbol" style:font-family-complex="Symbol"/>
    </style:style>
    <style:style style:parent-style-name="845" style:display-name="T597" style:family="text" style:name="1519">
      <style:paragraph-properties/>
      <style:text-properties fo:font-family="Symbol" style:font-family-complex="Symbol"/>
    </style:style>
    <style:style style:parent-style-name="845" style:display-name="T598" style:family="text" style:name="1520">
      <style:paragraph-properties/>
      <style:text-properties fo:font-family="Symbol" style:font-family-complex="Symbol"/>
    </style:style>
    <style:style style:parent-style-name="845" style:display-name="T599" style:family="text" style:name="1521">
      <style:paragraph-properties/>
      <style:text-properties fo:font-family="Symbol" style:font-family-complex="Symbol"/>
    </style:style>
    <style:style style:parent-style-name="845" style:display-name="T600" style:family="text" style:name="1522">
      <style:paragraph-properties/>
      <style:text-properties fo:font-family="Symbol" style:font-family-complex="Symbol"/>
    </style:style>
    <style:style style:parent-style-name="845" style:display-name="T601" style:family="text" style:name="1523">
      <style:paragraph-properties/>
      <style:text-properties fo:font-family="Symbol" style:font-family-complex="Symbol"/>
    </style:style>
    <style:style style:parent-style-name="845" style:display-name="T602" style:family="text" style:name="1524">
      <style:paragraph-properties/>
      <style:text-properties fo:font-family="Symbol" style:font-family-complex="Symbol"/>
    </style:style>
    <style:style style:parent-style-name="845" style:display-name="T603" style:family="text" style:name="1525">
      <style:paragraph-properties/>
      <style:text-properties fo:font-family="Symbol" style:font-family-complex="Symbol"/>
    </style:style>
    <style:style style:parent-style-name="845" style:display-name="T604" style:family="text" style:name="1526">
      <style:paragraph-properties/>
      <style:text-properties fo:font-family="Symbol" style:font-family-complex="Symbol"/>
    </style:style>
    <style:style style:parent-style-name="845" style:display-name="T605" style:family="text" style:name="1527">
      <style:paragraph-properties/>
      <style:text-properties fo:font-family="Symbol" style:font-family-complex="Symbol"/>
    </style:style>
    <style:style style:parent-style-name="845" style:display-name="T606" style:family="text" style:name="1528">
      <style:paragraph-properties/>
      <style:text-properties fo:font-family="Symbol" style:font-family-complex="Symbol"/>
    </style:style>
    <style:style style:parent-style-name="845" style:display-name="T607" style:family="text" style:name="1529">
      <style:paragraph-properties/>
      <style:text-properties fo:font-family="Symbol" style:font-family-complex="Symbol"/>
    </style:style>
    <style:style style:parent-style-name="845" style:display-name="T608" style:family="text" style:name="1530">
      <style:paragraph-properties/>
      <style:text-properties fo:font-family="Symbol" style:font-family-complex="Symbol"/>
    </style:style>
    <style:style style:parent-style-name="845" style:display-name="T609" style:family="text" style:name="1531">
      <style:paragraph-properties/>
      <style:text-properties fo:font-family="Symbol" style:font-family-complex="Symbol"/>
    </style:style>
    <style:style style:parent-style-name="845" style:display-name="T610" style:family="text" style:name="1532">
      <style:paragraph-properties/>
      <style:text-properties fo:font-family="Symbol" style:font-family-complex="Symbol"/>
    </style:style>
    <style:style style:parent-style-name="845" style:display-name="T611" style:family="text" style:name="1533">
      <style:paragraph-properties/>
      <style:text-properties fo:font-family="Symbol" style:font-family-complex="Symbol"/>
    </style:style>
    <style:style style:parent-style-name="845" style:display-name="T612" style:family="text" style:name="1534">
      <style:paragraph-properties/>
      <style:text-properties fo:font-family="Symbol" style:font-family-complex="Symbol"/>
    </style:style>
    <style:style style:parent-style-name="845" style:display-name="T613" style:family="text" style:name="1535">
      <style:paragraph-properties/>
      <style:text-properties fo:font-family="Symbol" style:font-family-complex="Symbol"/>
    </style:style>
    <style:style style:parent-style-name="845" style:display-name="T614" style:family="text" style:name="1536">
      <style:paragraph-properties/>
      <style:text-properties fo:font-family="Symbol" style:font-family-complex="Symbol"/>
    </style:style>
    <style:style style:parent-style-name="845" style:display-name="T615" style:family="text" style:name="1537">
      <style:paragraph-properties/>
      <style:text-properties fo:font-family="Symbol" style:font-family-complex="Symbol"/>
    </style:style>
    <style:style style:parent-style-name="845" style:display-name="T616" style:family="text" style:name="1538">
      <style:paragraph-properties/>
      <style:text-properties fo:font-family="Symbol" style:font-family-complex="Symbol"/>
    </style:style>
    <style:style style:parent-style-name="845" style:display-name="T617" style:family="text" style:name="1539">
      <style:paragraph-properties/>
      <style:text-properties fo:font-family="Symbol" style:font-family-complex="Symbol"/>
    </style:style>
    <style:style style:parent-style-name="845" style:display-name="T618" style:family="text" style:name="1540">
      <style:paragraph-properties/>
      <style:text-properties fo:font-family="Symbol" style:font-family-complex="Symbol"/>
    </style:style>
    <style:style style:parent-style-name="845" style:display-name="T619" style:family="text" style:name="1541">
      <style:paragraph-properties/>
      <style:text-properties fo:font-family="Symbol" style:font-family-complex="Symbol"/>
    </style:style>
    <style:style style:parent-style-name="845" style:display-name="T620" style:family="text" style:name="1542">
      <style:paragraph-properties/>
      <style:text-properties fo:font-family="Symbol" style:font-family-complex="Symbol"/>
    </style:style>
    <style:style style:parent-style-name="845" style:display-name="T621" style:family="text" style:name="1543">
      <style:paragraph-properties/>
      <style:text-properties fo:font-family="Symbol" style:font-family-complex="Symbol"/>
    </style:style>
    <style:style style:parent-style-name="845" style:display-name="T622" style:family="text" style:name="1544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23" style:family="text" style:name="1545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24" style:family="text" style:name="1546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25" style:family="text" style:name="1547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26" style:family="text" style:name="1548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27" style:family="text" style:name="1549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28" style:family="text" style:name="1550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29" style:family="text" style:name="1551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30" style:family="text" style:name="1552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31" style:family="text" style:name="1553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32" style:family="text" style:name="1554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33" style:family="text" style:name="1555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34" style:family="text" style:name="1556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35" style:family="text" style:name="1557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36" style:family="text" style:name="1558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37" style:family="text" style:name="1559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38" style:family="text" style:name="1560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39" style:family="text" style:name="1561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40" style:family="text" style:name="1562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41" style:family="text" style:name="1563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42" style:family="text" style:name="1564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43" style:family="text" style:name="1565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44" style:family="text" style:name="1566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45" style:family="text" style:name="1567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46" style:family="text" style:name="1568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47" style:family="text" style:name="1569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48" style:family="text" style:name="1570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49" style:family="text" style:name="1571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50" style:family="text" style:name="1572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51" style:family="text" style:name="1573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52" style:family="text" style:name="1574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53" style:family="text" style:name="1575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54" style:family="text" style:name="1576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55" style:family="text" style:name="1577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56" style:family="text" style:name="1578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57" style:family="text" style:name="1579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58" style:family="text" style:name="1580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59" style:family="text" style:name="1581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60" style:family="text" style:name="1582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61" style:family="text" style:name="1583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62" style:family="text" style:name="1584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63" style:family="text" style:name="1585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64" style:family="text" style:name="1586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65" style:family="text" style:name="1587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66" style:family="text" style:name="1588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67" style:family="text" style:name="1589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68" style:family="text" style:name="1590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69" style:family="text" style:name="1591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70" style:family="text" style:name="1592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71" style:family="text" style:name="1593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72" style:family="text" style:name="1594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73" style:family="text" style:name="1595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74" style:family="text" style:name="1596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75" style:family="text" style:name="1597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76" style:family="text" style:name="1598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77" style:family="text" style:name="1599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78" style:family="text" style:name="1600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79" style:family="text" style:name="1601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80" style:family="text" style:name="1602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81" style:family="text" style:name="1603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82" style:family="text" style:name="1604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83" style:family="text" style:name="1605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84" style:family="text" style:name="1606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85" style:family="text" style:name="1607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86" style:family="text" style:name="1608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87" style:family="text" style:name="1609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88" style:family="text" style:name="1610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89" style:family="text" style:name="1611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90" style:family="text" style:name="1612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91" style:family="text" style:name="1613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92" style:family="text" style:name="1614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93" style:family="text" style:name="1615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94" style:family="text" style:name="1616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95" style:family="text" style:name="1617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96" style:family="text" style:name="1618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97" style:family="text" style:name="1619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98" style:family="text" style:name="1620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699" style:family="text" style:name="1621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00" style:family="text" style:name="1622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01" style:family="text" style:name="1623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02" style:family="text" style:name="1624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03" style:family="text" style:name="1625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04" style:family="text" style:name="1626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05" style:family="text" style:name="1627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06" style:family="text" style:name="1628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07" style:family="text" style:name="1629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08" style:family="text" style:name="1630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09" style:family="text" style:name="1631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10" style:family="text" style:name="1632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11" style:family="text" style:name="1633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12" style:family="text" style:name="1634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13" style:family="text" style:name="1635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14" style:family="text" style:name="1636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15" style:family="text" style:name="1637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16" style:family="text" style:name="1638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17" style:family="text" style:name="1639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18" style:family="text" style:name="1640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19" style:family="text" style:name="1641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20" style:family="text" style:name="1642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21" style:family="text" style:name="1643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22" style:family="text" style:name="1644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23" style:family="text" style:name="1645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24" style:family="text" style:name="1646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25" style:family="text" style:name="1647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26" style:family="text" style:name="1648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27" style:family="text" style:name="1649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28" style:family="text" style:name="1650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29" style:family="text" style:name="1651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30" style:family="text" style:name="1652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31" style:family="text" style:name="1653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32" style:family="text" style:name="1654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33" style:family="text" style:name="1655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34" style:family="text" style:name="1656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35" style:family="text" style:name="1657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36" style:family="text" style:name="1658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37" style:family="text" style:name="1659">
      <style:paragraph-properties/>
      <style:text-properties fo:color="#000000" fo:font-family="Symbol" style:font-family-asian="Symbol" style:font-family-complex="Symbol" fo:font-size="12pt"/>
    </style:style>
    <style:style style:parent-style-name="845" style:display-name="T738" style:family="text" style:name="1660">
      <style:paragraph-properties/>
      <style:text-properties fo:color="#000000" fo:font-family="Symbol" style:font-family-asian="Symbol" style:font-family-complex="Symbol" fo:font-size="12pt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/>
    </style:style>
    <style:style style:family="text" style:name="T81">
      <style:text-properties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style:style style:family="text" style:name="T109">
      <style:text-properties/>
    </style:style>
    <style:style style:family="text" style:name="T110">
      <style:text-properties/>
    </style:style>
    <style:style style:family="text" style:name="T111">
      <style:text-properties/>
    </style:style>
    <style:style style:family="text" style:name="T112">
      <style:text-properties/>
    </style:style>
    <style:style style:family="text" style:name="T113">
      <style:text-properties/>
    </style:style>
    <style:style style:family="text" style:name="T114">
      <style:text-properties/>
    </style:style>
    <style:style style:family="text" style:name="T115">
      <style:text-properties/>
    </style:style>
    <style:style style:family="text" style:name="T116">
      <style:text-properties/>
    </style:style>
    <style:style style:family="text" style:name="T117">
      <style:text-properties/>
    </style:style>
    <style:style style:family="text" style:name="T118">
      <style:text-properties/>
    </style:style>
    <style:style style:family="text" style:name="T119">
      <style:text-properties/>
    </style:style>
    <style:style style:family="text" style:name="T120">
      <style:text-properties/>
    </style:style>
    <style:style style:family="text" style:name="T121">
      <style:text-properties/>
    </style:style>
    <style:style style:family="text" style:name="T122">
      <style:text-properties/>
    </style:style>
    <style:style style:family="text" style:name="T123">
      <style:text-properties/>
    </style:style>
    <style:style style:family="text" style:name="T124">
      <style:text-properties/>
    </style:style>
    <style:style style:family="text" style:name="T125">
      <style:text-properties/>
    </style:style>
    <style:style style:family="text" style:name="T126">
      <style:text-properties/>
    </style:style>
    <style:style style:family="text" style:name="T127">
      <style:text-properties/>
    </style:style>
    <style:style style:family="text" style:name="T128">
      <style:text-properties/>
    </style:style>
    <style:style style:family="text" style:name="T129">
      <style:text-properties/>
    </style:style>
    <style:style style:family="text" style:name="T130">
      <style:text-properties/>
    </style:style>
    <style:style style:family="text" style:name="T131">
      <style:text-properties/>
    </style:style>
    <style:style style:family="text" style:name="T132">
      <style:text-properties/>
    </style:style>
    <style:style style:family="text" style:name="T133">
      <style:text-properties/>
    </style:style>
    <style:style style:family="text" style:name="T134">
      <style:text-properties/>
    </style:style>
    <style:style style:family="text" style:name="T135">
      <style:text-properties/>
    </style:style>
    <style:style style:family="text" style:name="T136">
      <style:text-properties/>
    </style:style>
    <style:style style:family="text" style:name="T137">
      <style:text-properties/>
    </style:style>
    <style:style style:family="text" style:name="T138">
      <style:text-properties/>
    </style:style>
    <style:style style:family="text" style:name="T139">
      <style:text-properties/>
    </style:style>
    <style:style style:family="text" style:name="T140">
      <style:text-properties/>
    </style:style>
    <style:style style:family="text" style:name="T141">
      <style:text-properties/>
    </style:style>
    <style:style style:family="text" style:name="T142">
      <style:text-properties/>
    </style:style>
    <style:style style:family="text" style:name="T143">
      <style:text-properties/>
    </style:style>
    <style:style style:family="text" style:name="T144">
      <style:text-properties/>
    </style:style>
    <style:style style:family="text" style:name="T145">
      <style:text-properties/>
    </style:style>
    <style:style style:family="text" style:name="T146">
      <style:text-properties/>
    </style:style>
    <style:style style:family="text" style:name="T147">
      <style:text-properties/>
    </style:style>
    <style:style style:family="text" style:name="T148">
      <style:text-properties/>
    </style:style>
    <style:style style:family="text" style:name="T149">
      <style:text-properties/>
    </style:style>
    <style:style style:family="text" style:name="T150">
      <style:text-properties/>
    </style:style>
    <style:style style:family="text" style:name="T151">
      <style:text-properties/>
    </style:style>
    <style:style style:family="text" style:name="T152">
      <style:text-properties/>
    </style:style>
    <style:style style:family="text" style:name="T153">
      <style:text-properties/>
    </style:style>
    <style:style style:family="text" style:name="T154">
      <style:text-properties/>
    </style:style>
    <style:style style:family="text" style:name="T155">
      <style:text-properties/>
    </style:style>
    <style:style style:family="text" style:name="T156">
      <style:text-properties/>
    </style:style>
    <style:style style:family="text" style:name="T157">
      <style:text-properties/>
    </style:style>
    <style:style style:family="text" style:name="T158">
      <style:text-properties/>
    </style:style>
    <style:style style:family="text" style:name="T159">
      <style:text-properties/>
    </style:style>
    <style:style style:family="text" style:name="T160">
      <style:text-properties/>
    </style:style>
    <style:style style:family="text" style:name="T161">
      <style:text-properties/>
    </style:style>
    <style:style style:family="text" style:name="T162">
      <style:text-properties/>
    </style:style>
    <style:style style:family="text" style:name="T163">
      <style:text-properties/>
    </style:style>
    <style:style style:family="text" style:name="T164">
      <style:text-properties/>
    </style:style>
    <style:style style:family="text" style:name="T165">
      <style:text-properties/>
    </style:style>
    <style:style style:family="text" style:name="T166">
      <style:text-properties/>
    </style:style>
    <style:style style:family="text" style:name="T167">
      <style:text-properties/>
    </style:style>
    <style:style style:family="text" style:name="T168">
      <style:text-properties/>
    </style:style>
    <style:style style:family="text" style:name="T169">
      <style:text-properties/>
    </style:style>
    <style:style style:family="text" style:name="T170">
      <style:text-properties/>
    </style:style>
    <style:style style:family="text" style:name="T171">
      <style:text-properties/>
    </style:style>
    <style:style style:family="text" style:name="T172">
      <style:text-properties/>
    </style:style>
    <style:style style:family="text" style:name="T173">
      <style:text-properties/>
    </style:style>
    <style:style style:family="text" style:name="T174">
      <style:text-properties/>
    </style:style>
    <style:style style:family="text" style:name="T175">
      <style:text-properties/>
    </style:style>
    <style:style style:family="text" style:name="T176">
      <style:text-properties/>
    </style:style>
    <style:style style:family="text" style:name="T177">
      <style:text-properties/>
    </style:style>
    <style:style style:family="text" style:name="T178">
      <style:text-properties/>
    </style:style>
    <style:style style:family="text" style:name="T179">
      <style:text-properties/>
    </style:style>
    <style:style style:family="text" style:name="T180">
      <style:text-properties/>
    </style:style>
    <style:style style:family="text" style:name="T181">
      <style:text-properties/>
    </style:style>
    <style:style style:family="text" style:name="T182">
      <style:text-properties/>
    </style:style>
    <style:style style:family="text" style:name="T183">
      <style:text-properties/>
    </style:style>
    <style:style style:family="text" style:name="T184">
      <style:text-properties/>
    </style:style>
    <style:style style:family="text" style:name="T185">
      <style:text-properties/>
    </style:style>
    <style:style style:family="text" style:name="T186">
      <style:text-properties/>
    </style:style>
    <style:style style:family="text" style:name="T187">
      <style:text-properties/>
    </style:style>
    <style:style style:family="text" style:name="T188">
      <style:text-properties/>
    </style:style>
    <style:style style:family="text" style:name="T189">
      <style:text-properties/>
    </style:style>
    <style:style style:family="text" style:name="T190">
      <style:text-properties fo:font-family="Symbol"/>
    </style:style>
    <style:style style:family="text" style:name="T191">
      <style:text-properties fo:font-family="Symbol"/>
    </style:style>
    <style:style style:family="text" style:name="T192">
      <style:text-properties fo:font-family="Symbol"/>
    </style:style>
    <style:style style:family="text" style:name="T193">
      <style:text-properties fo:font-family="Symbol"/>
    </style:style>
    <style:style style:family="text" style:name="T194">
      <style:text-properties fo:font-family="Symbol"/>
    </style:style>
    <style:style style:family="text" style:name="T195">
      <style:text-properties fo:font-family="Symbol"/>
    </style:style>
    <style:style style:family="text" style:name="T196">
      <style:text-properties fo:font-family="Symbol"/>
    </style:style>
    <style:style style:family="text" style:name="T197">
      <style:text-properties fo:font-family="Symbol"/>
    </style:style>
    <style:style style:family="text" style:name="T198">
      <style:text-properties fo:font-family="Symbol"/>
    </style:style>
    <style:style style:family="text" style:name="T199">
      <style:text-properties fo:font-family="Symbol"/>
    </style:style>
    <style:style style:family="text" style:name="T200">
      <style:text-properties fo:font-family="Symbol"/>
    </style:style>
    <style:style style:family="text" style:name="T201">
      <style:text-properties fo:font-family="Symbol"/>
    </style:style>
    <style:style style:family="text" style:name="T202">
      <style:text-properties fo:font-family="Symbol"/>
    </style:style>
    <style:style style:family="text" style:name="T203">
      <style:text-properties fo:font-family="Symbol"/>
    </style:style>
    <style:style style:family="text" style:name="T204">
      <style:text-properties fo:font-family="Symbol"/>
    </style:style>
    <style:style style:family="text" style:name="T205">
      <style:text-properties fo:font-family="Symbol"/>
    </style:style>
    <style:style style:family="text" style:name="T206">
      <style:text-properties fo:font-family="Symbol"/>
    </style:style>
    <style:style style:family="text" style:name="T207">
      <style:text-properties fo:font-family="Symbol"/>
    </style:style>
    <style:style style:family="text" style:name="T208">
      <style:text-properties fo:font-family="Symbol"/>
    </style:style>
    <style:style style:family="text" style:name="T209">
      <style:text-properties fo:font-family="Symbol"/>
    </style:style>
    <style:style style:family="text" style:name="T210">
      <style:text-properties fo:font-family="Symbol"/>
    </style:style>
    <style:style style:family="text" style:name="T211">
      <style:text-properties fo:font-family="Symbol"/>
    </style:style>
    <style:style style:family="text" style:name="T212">
      <style:text-properties fo:font-family="Symbol"/>
    </style:style>
    <style:style style:family="text" style:name="T213">
      <style:text-properties fo:font-family="Symbol"/>
    </style:style>
    <style:style style:family="text" style:name="T214">
      <style:text-properties fo:font-family="Symbol"/>
    </style:style>
    <style:style style:family="text" style:name="T215">
      <style:text-properties fo:font-family="Symbol"/>
    </style:style>
    <style:style style:family="text" style:name="T216">
      <style:text-properties fo:font-family="Symbol"/>
    </style:style>
    <style:style style:family="text" style:name="T217">
      <style:text-properties fo:font-family="Symbol"/>
    </style:style>
    <style:style style:family="text" style:name="T218">
      <style:text-properties fo:font-family="Symbol"/>
    </style:style>
    <style:style style:family="text" style:name="T219">
      <style:text-properties fo:font-family="Symbol"/>
    </style:style>
    <style:style style:family="text" style:name="T220">
      <style:text-properties fo:font-family="Symbol"/>
    </style:style>
    <style:style style:family="text" style:name="T221">
      <style:text-properties fo:font-family="Symbol"/>
    </style:style>
    <style:style style:family="text" style:name="T222">
      <style:text-properties fo:font-family="Symbol"/>
    </style:style>
    <style:style style:family="text" style:name="T223">
      <style:text-properties fo:font-family="Symbol"/>
    </style:style>
    <style:style style:family="text" style:name="T224">
      <style:text-properties fo:font-family="Symbol"/>
    </style:style>
    <style:style style:family="text" style:name="T225">
      <style:text-properties fo:font-family="Symbol"/>
    </style:style>
    <style:style style:family="text" style:name="T226">
      <style:text-properties fo:font-family="Symbol"/>
    </style:style>
    <style:style style:family="text" style:name="T227">
      <style:text-properties fo:font-family="Symbol"/>
    </style:style>
    <style:style style:family="text" style:name="T228">
      <style:text-properties fo:font-family="Symbol"/>
    </style:style>
    <style:style style:family="text" style:name="T229">
      <style:text-properties fo:font-family="Symbol"/>
    </style:style>
    <style:style style:family="text" style:name="T230">
      <style:text-properties fo:font-family="Symbol"/>
    </style:style>
    <style:style style:family="text" style:name="T231">
      <style:text-properties fo:font-family="Symbol"/>
    </style:style>
    <style:style style:family="text" style:name="T232">
      <style:text-properties fo:font-family="Symbol"/>
    </style:style>
    <style:style style:family="text" style:name="T233">
      <style:text-properties fo:font-family="Symbol"/>
    </style:style>
    <style:style style:family="text" style:name="T234">
      <style:text-properties fo:font-family="Symbol"/>
    </style:style>
    <style:style style:family="text" style:name="T235">
      <style:text-properties fo:font-family="Symbol"/>
    </style:style>
    <style:style style:family="text" style:name="T236">
      <style:text-properties fo:font-family="Symbol"/>
    </style:style>
    <style:style style:family="text" style:name="T237">
      <style:text-properties fo:font-family="Symbol"/>
    </style:style>
    <style:style style:family="text" style:name="T238">
      <style:text-properties fo:font-family="Symbol"/>
    </style:style>
    <style:style style:family="text" style:name="T239">
      <style:text-properties fo:font-family="Symbol"/>
    </style:style>
    <style:style style:family="text" style:name="T240">
      <style:text-properties fo:font-family="Symbol"/>
    </style:style>
    <style:style style:family="text" style:name="T241">
      <style:text-properties fo:font-family="Symbol"/>
    </style:style>
    <style:style style:family="text" style:name="T242">
      <style:text-properties fo:font-family="Symbol"/>
    </style:style>
    <style:style style:family="text" style:name="T243">
      <style:text-properties fo:font-family="Symbol"/>
    </style:style>
    <style:style style:family="text" style:name="T244">
      <style:text-properties fo:font-family="Symbol"/>
    </style:style>
    <style:style style:family="text" style:name="T245">
      <style:text-properties fo:font-family="Symbol"/>
    </style:style>
    <style:style style:family="text" style:name="T246">
      <style:text-properties fo:font-family="Symbol"/>
    </style:style>
    <style:style style:family="text" style:name="T247">
      <style:text-properties fo:font-family="Symbol"/>
    </style:style>
    <style:style style:family="text" style:name="T248">
      <style:text-properties fo:font-family="Symbol"/>
    </style:style>
    <style:style style:family="text" style:name="T249">
      <style:text-properties fo:font-family="Symbol"/>
    </style:style>
    <style:style style:family="text" style:name="T250">
      <style:text-properties fo:font-family="Symbol"/>
    </style:style>
    <style:style style:family="text" style:name="T251">
      <style:text-properties fo:font-family="Symbol"/>
    </style:style>
    <style:style style:family="text" style:name="T252">
      <style:text-properties fo:font-family="Symbol"/>
    </style:style>
    <style:style style:family="text" style:name="T253">
      <style:text-properties fo:font-family="Symbol"/>
    </style:style>
    <style:style style:family="text" style:name="T254">
      <style:text-properties fo:font-family="Symbol"/>
    </style:style>
    <style:style style:family="text" style:name="T255">
      <style:text-properties fo:font-family="Symbol"/>
    </style:style>
    <style:style style:family="text" style:name="T256">
      <style:text-properties fo:font-family="Symbol"/>
    </style:style>
    <style:style style:family="text" style:name="T257">
      <style:text-properties fo:font-family="Symbol"/>
    </style:style>
    <style:style style:family="text" style:name="T258">
      <style:text-properties fo:font-family="Symbol"/>
    </style:style>
    <style:style style:family="text" style:name="T259">
      <style:text-properties fo:font-family="Symbol"/>
    </style:style>
    <style:style style:family="text" style:name="T260">
      <style:text-properties fo:font-family="Symbol"/>
    </style:style>
    <style:style style:family="text" style:name="T261">
      <style:text-properties fo:font-family="Symbol"/>
    </style:style>
    <style:style style:family="text" style:name="T262">
      <style:text-properties fo:font-family="Symbol"/>
    </style:style>
    <style:style style:family="text" style:name="T263">
      <style:text-properties fo:font-family="Symbol"/>
    </style:style>
    <style:style style:family="text" style:name="T264">
      <style:text-properties fo:font-family="Symbol"/>
    </style:style>
    <style:style style:family="text" style:name="T265">
      <style:text-properties fo:font-family="Symbol"/>
    </style:style>
    <style:style style:family="text" style:name="T266">
      <style:text-properties fo:font-family="Symbol"/>
    </style:style>
    <style:style style:family="text" style:name="T267">
      <style:text-properties fo:font-family="Symbol"/>
    </style:style>
    <style:style style:family="text" style:name="T268">
      <style:text-properties fo:font-family="Symbol"/>
    </style:style>
    <style:style style:family="text" style:name="T269">
      <style:text-properties fo:font-family="Symbol"/>
    </style:style>
    <style:style style:family="text" style:name="T270">
      <style:text-properties fo:font-family="Symbol"/>
    </style:style>
    <style:style style:family="text" style:name="T271">
      <style:text-properties fo:font-family="Symbol"/>
    </style:style>
    <style:style style:family="text" style:name="T272">
      <style:text-properties fo:font-family="Symbol"/>
    </style:style>
    <style:style style:family="text" style:name="T273">
      <style:text-properties fo:font-family="Symbol"/>
    </style:style>
    <style:style style:family="text" style:name="T274">
      <style:text-properties fo:font-family="Symbol"/>
    </style:style>
    <style:style style:family="text" style:name="T275">
      <style:text-properties fo:font-family="Symbol"/>
    </style:style>
    <style:style style:family="text" style:name="T276">
      <style:text-properties fo:font-family="Symbol"/>
    </style:style>
    <style:style style:family="text" style:name="T277">
      <style:text-properties fo:font-family="Symbol"/>
    </style:style>
    <style:style style:family="text" style:name="T278">
      <style:text-properties fo:font-family="Symbol"/>
    </style:style>
    <style:style style:family="text" style:name="T279">
      <style:text-properties fo:font-family="Symbol"/>
    </style:style>
    <style:style style:family="text" style:name="T280">
      <style:text-properties fo:font-family="Symbol"/>
    </style:style>
    <style:style style:family="text" style:name="T281">
      <style:text-properties fo:font-family="Symbol"/>
    </style:style>
    <style:style style:family="text" style:name="T282">
      <style:text-properties fo:font-family="Symbol"/>
    </style:style>
    <style:style style:family="text" style:name="T283">
      <style:text-properties fo:font-family="Symbol"/>
    </style:style>
    <style:style style:family="text" style:name="T284">
      <style:text-properties fo:font-family="Symbol"/>
    </style:style>
    <style:style style:family="text" style:name="T285">
      <style:text-properties fo:font-family="Symbol"/>
    </style:style>
    <style:style style:family="text" style:name="T286">
      <style:text-properties fo:font-family="Symbol"/>
    </style:style>
    <style:style style:family="text" style:name="T287">
      <style:text-properties fo:font-family="Symbol"/>
    </style:style>
    <style:style style:family="text" style:name="T288">
      <style:text-properties fo:font-family="Symbol"/>
    </style:style>
    <style:style style:family="text" style:name="T289">
      <style:text-properties fo:font-family="Symbol"/>
    </style:style>
    <style:style style:family="text" style:name="T290">
      <style:text-properties fo:font-family="Symbol"/>
    </style:style>
    <style:style style:family="text" style:name="T291">
      <style:text-properties fo:font-family="Symbol"/>
    </style:style>
    <style:style style:family="text" style:name="T292">
      <style:text-properties fo:font-family="Symbol"/>
    </style:style>
    <style:style style:family="text" style:name="T293">
      <style:text-properties fo:font-family="Symbol"/>
    </style:style>
    <style:style style:family="text" style:name="T294">
      <style:text-properties fo:font-family="Symbol"/>
    </style:style>
    <style:style style:family="text" style:name="T295">
      <style:text-properties fo:font-family="Symbol"/>
    </style:style>
    <style:style style:family="text" style:name="T296">
      <style:text-properties fo:font-family="Symbol"/>
    </style:style>
    <style:style style:family="text" style:name="T297">
      <style:text-properties fo:font-family="Symbol"/>
    </style:style>
    <style:style style:family="text" style:name="T298">
      <style:text-properties fo:font-family="Symbol"/>
    </style:style>
    <style:style style:family="text" style:name="T299">
      <style:text-properties fo:font-family="Symbol"/>
    </style:style>
    <style:style style:family="text" style:name="T300">
      <style:text-properties fo:font-family="Symbol"/>
    </style:style>
    <style:style style:family="text" style:name="T301">
      <style:text-properties fo:font-family="Symbol"/>
    </style:style>
    <style:style style:family="text" style:name="T302">
      <style:text-properties fo:font-family="Symbol"/>
    </style:style>
    <style:style style:family="text" style:name="T303">
      <style:text-properties fo:font-family="Symbol"/>
    </style:style>
    <style:style style:family="text" style:name="T304">
      <style:text-properties fo:font-family="Symbol"/>
    </style:style>
    <style:style style:family="text" style:name="T305">
      <style:text-properties fo:font-family="Symbol"/>
    </style:style>
    <style:style style:family="text" style:name="T306">
      <style:text-properties fo:font-family="Symbol"/>
    </style:style>
    <style:style style:family="text" style:name="T307">
      <style:text-properties fo:font-family="Symbol"/>
    </style:style>
    <style:style style:family="text" style:name="T308">
      <style:text-properties fo:font-family="Symbol"/>
    </style:style>
    <style:style style:family="text" style:name="T309">
      <style:text-properties fo:font-family="Symbol"/>
    </style:style>
    <style:style style:family="text" style:name="T310">
      <style:text-properties fo:font-family="Symbol"/>
    </style:style>
    <style:style style:family="text" style:name="T311">
      <style:text-properties fo:font-family="Symbol"/>
    </style:style>
    <style:style style:family="text" style:name="T312">
      <style:text-properties fo:font-family="Symbol"/>
    </style:style>
    <style:style style:family="text" style:name="T313">
      <style:text-properties fo:font-family="Symbol"/>
    </style:style>
    <style:style style:family="text" style:name="T314">
      <style:text-properties fo:font-family="Symbol"/>
    </style:style>
    <style:style style:family="text" style:name="T315">
      <style:text-properties fo:font-family="Symbol"/>
    </style:style>
    <style:style style:family="text" style:name="T316">
      <style:text-properties fo:font-family="Symbol"/>
    </style:style>
    <style:style style:family="text" style:name="T317">
      <style:text-properties fo:font-family="Symbol"/>
    </style:style>
    <style:style style:family="text" style:name="T318">
      <style:text-properties fo:font-family="Symbol"/>
    </style:style>
    <style:style style:family="text" style:name="T319">
      <style:text-properties fo:font-family="Symbol"/>
    </style:style>
    <style:style style:family="text" style:name="T320">
      <style:text-properties fo:font-family="Symbol"/>
    </style:style>
    <style:style style:family="text" style:name="T321">
      <style:text-properties fo:font-family="Symbol"/>
    </style:style>
    <style:style style:family="text" style:name="T322">
      <style:text-properties fo:font-family="Symbol"/>
    </style:style>
    <style:style style:family="text" style:name="T323">
      <style:text-properties fo:font-family="Symbol"/>
    </style:style>
    <style:style style:family="text" style:name="T324">
      <style:text-properties fo:font-family="Symbol"/>
    </style:style>
    <style:style style:family="text" style:name="T325">
      <style:text-properties fo:font-family="Symbol"/>
    </style:style>
    <style:style style:family="text" style:name="T326">
      <style:text-properties fo:font-family="Symbol"/>
    </style:style>
    <style:style style:family="text" style:name="T327">
      <style:text-properties fo:font-family="Symbol"/>
    </style:style>
    <style:style style:family="text" style:name="T328">
      <style:text-properties fo:font-family="Symbol"/>
    </style:style>
    <style:style style:family="text" style:name="T329">
      <style:text-properties fo:font-family="Symbol"/>
    </style:style>
    <style:style style:family="text" style:name="T330">
      <style:text-properties fo:font-family="Symbol"/>
    </style:style>
    <style:style style:family="text" style:name="T331">
      <style:text-properties fo:font-family="Symbol"/>
    </style:style>
    <style:style style:family="text" style:name="T332">
      <style:text-properties fo:font-family="Symbol"/>
    </style:style>
    <style:style style:family="text" style:name="T333">
      <style:text-properties fo:font-family="Symbol"/>
    </style:style>
    <style:style style:family="text" style:name="T334">
      <style:text-properties fo:font-family="Symbol"/>
    </style:style>
    <style:style style:family="text" style:name="T335">
      <style:text-properties fo:font-family="Symbol"/>
    </style:style>
    <style:style style:family="text" style:name="T336">
      <style:text-properties fo:font-family="Symbol"/>
    </style:style>
    <style:style style:family="text" style:name="T337">
      <style:text-properties fo:font-family="Symbol"/>
    </style:style>
    <style:style style:family="text" style:name="T338">
      <style:text-properties fo:font-family="Symbol"/>
    </style:style>
    <style:style style:family="text" style:name="T339">
      <style:text-properties fo:font-family="Symbol"/>
    </style:style>
    <style:style style:family="text" style:name="T340">
      <style:text-properties fo:font-family="Symbol"/>
    </style:style>
    <style:style style:family="text" style:name="T341">
      <style:text-properties fo:font-family="Symbol"/>
    </style:style>
    <style:style style:family="text" style:name="T342">
      <style:text-properties fo:font-family="Symbol"/>
    </style:style>
    <style:style style:family="text" style:name="T343">
      <style:text-properties fo:font-family="Symbol"/>
    </style:style>
    <style:style style:family="text" style:name="T344">
      <style:text-properties fo:font-family="Symbol"/>
    </style:style>
    <style:style style:family="text" style:name="T345">
      <style:text-properties fo:font-family="Symbol"/>
    </style:style>
    <style:style style:family="text" style:name="T346">
      <style:text-properties fo:font-family="Symbol"/>
    </style:style>
    <style:style style:family="text" style:name="T347">
      <style:text-properties fo:font-family="Symbol"/>
    </style:style>
    <style:style style:family="text" style:name="T348">
      <style:text-properties fo:font-family="Symbol"/>
    </style:style>
    <style:style style:family="text" style:name="T349">
      <style:text-properties fo:font-family="Symbol"/>
    </style:style>
    <style:style style:family="text" style:name="T350">
      <style:text-properties fo:font-family="Symbol"/>
    </style:style>
    <style:style style:family="text" style:name="T351">
      <style:text-properties fo:font-family="Symbol"/>
    </style:style>
    <style:style style:family="text" style:name="T352">
      <style:text-properties fo:font-family="Symbol"/>
    </style:style>
    <style:style style:family="text" style:name="T353">
      <style:text-properties fo:font-family="Symbol"/>
    </style:style>
    <style:style style:family="text" style:name="T354">
      <style:text-properties fo:font-family="Symbol"/>
    </style:style>
    <style:style style:family="text" style:name="T355">
      <style:text-properties fo:font-family="Symbol"/>
    </style:style>
    <style:style style:family="text" style:name="T356">
      <style:text-properties fo:font-family="Symbol"/>
    </style:style>
    <style:style style:family="text" style:name="T357">
      <style:text-properties fo:font-family="Symbol"/>
    </style:style>
    <style:style style:family="text" style:name="T358">
      <style:text-properties fo:font-family="Symbol"/>
    </style:style>
    <style:style style:family="text" style:name="T359">
      <style:text-properties fo:font-family="Symbol"/>
    </style:style>
    <style:style style:family="text" style:name="T360">
      <style:text-properties fo:font-family="Symbol"/>
    </style:style>
    <style:style style:family="text" style:name="T361">
      <style:text-properties fo:font-family="Symbol"/>
    </style:style>
    <style:style style:family="text" style:name="T362">
      <style:text-properties fo:font-family="Symbol"/>
    </style:style>
    <style:style style:family="text" style:name="T363">
      <style:text-properties fo:font-family="Symbol"/>
    </style:style>
    <style:style style:family="text" style:name="T364">
      <style:text-properties fo:font-family="Symbol"/>
    </style:style>
    <style:style style:family="text" style:name="T365">
      <style:text-properties fo:font-family="Symbol"/>
    </style:style>
    <style:style style:family="text" style:name="T366">
      <style:text-properties fo:font-family="Symbol"/>
    </style:style>
    <style:style style:family="text" style:name="T367">
      <style:text-properties fo:font-family="Symbol"/>
    </style:style>
    <style:style style:family="text" style:name="T368">
      <style:text-properties fo:font-family="Symbol"/>
    </style:style>
    <style:style style:family="text" style:name="T369">
      <style:text-properties fo:font-family="Symbol"/>
    </style:style>
    <style:style style:family="text" style:name="T370">
      <style:text-properties fo:font-family="Symbol"/>
    </style:style>
    <style:style style:family="text" style:name="T371">
      <style:text-properties fo:font-family="Symbol"/>
    </style:style>
    <style:style style:family="text" style:name="T372">
      <style:text-properties fo:font-family="Symbol"/>
    </style:style>
    <style:style style:family="text" style:name="T373">
      <style:text-properties fo:font-family="Symbol"/>
    </style:style>
    <style:style style:family="text" style:name="T374">
      <style:text-properties fo:font-family="Symbol"/>
    </style:style>
    <style:style style:family="text" style:name="T375">
      <style:text-properties fo:font-family="Symbol"/>
    </style:style>
    <style:style style:family="text" style:name="T376">
      <style:text-properties fo:font-family="Symbol"/>
    </style:style>
    <style:style style:family="text" style:name="T377">
      <style:text-properties fo:font-family="Symbol"/>
    </style:style>
    <style:style style:family="text" style:name="T378">
      <style:text-properties fo:font-family="Symbol"/>
    </style:style>
    <style:style style:family="text" style:name="T379">
      <style:text-properties fo:font-family="Symbol"/>
    </style:style>
    <style:style style:family="text" style:name="T380">
      <style:text-properties fo:font-family="Symbol"/>
    </style:style>
    <style:style style:family="text" style:name="T381">
      <style:text-properties fo:font-family="Symbol"/>
    </style:style>
    <style:style style:family="text" style:name="T382">
      <style:text-properties fo:font-family="Symbol"/>
    </style:style>
    <style:style style:family="text" style:name="T383">
      <style:text-properties fo:font-family="Symbol"/>
    </style:style>
    <style:style style:family="text" style:name="T384">
      <style:text-properties fo:font-family="Symbol"/>
    </style:style>
    <style:style style:family="text" style:name="T385">
      <style:text-properties fo:font-family="Symbol"/>
    </style:style>
    <style:style style:family="text" style:name="T386">
      <style:text-properties fo:font-family="Symbol"/>
    </style:style>
    <style:style style:family="text" style:name="T387">
      <style:text-properties fo:font-family="Symbol"/>
    </style:style>
    <style:style style:family="text" style:name="T388">
      <style:text-properties fo:font-family="Symbol"/>
    </style:style>
    <style:style style:family="text" style:name="T389">
      <style:text-properties fo:font-family="Symbol"/>
    </style:style>
    <style:style style:family="text" style:name="T390">
      <style:text-properties fo:font-family="Symbol"/>
    </style:style>
    <style:style style:family="text" style:name="T391">
      <style:text-properties fo:font-family="Symbol"/>
    </style:style>
    <style:style style:family="text" style:name="T392">
      <style:text-properties fo:font-family="Symbol"/>
    </style:style>
    <style:style style:family="text" style:name="T393">
      <style:text-properties fo:font-family="Symbol"/>
    </style:style>
    <style:style style:family="text" style:name="T394">
      <style:text-properties fo:font-family="Symbol"/>
    </style:style>
    <style:style style:family="text" style:name="T395">
      <style:text-properties fo:font-family="Symbol"/>
    </style:style>
    <style:style style:family="text" style:name="T396">
      <style:text-properties fo:font-family="Symbol"/>
    </style:style>
    <style:style style:family="text" style:name="T397">
      <style:text-properties fo:font-family="Symbol"/>
    </style:style>
    <style:style style:family="text" style:name="T398">
      <style:text-properties fo:font-family="Symbol"/>
    </style:style>
    <style:style style:family="text" style:name="T399">
      <style:text-properties fo:font-family="Symbol"/>
    </style:style>
    <style:style style:family="text" style:name="T400">
      <style:text-properties fo:font-family="Symbol"/>
    </style:style>
    <style:style style:family="text" style:name="T401">
      <style:text-properties fo:font-family="Symbol"/>
    </style:style>
    <style:style style:family="text" style:name="T402">
      <style:text-properties fo:font-family="Symbol"/>
    </style:style>
    <style:style style:family="text" style:name="T403">
      <style:text-properties fo:font-family="Symbol"/>
    </style:style>
    <style:style style:family="text" style:name="T404">
      <style:text-properties fo:font-family="Symbol"/>
    </style:style>
    <style:style style:family="text" style:name="T405">
      <style:text-properties fo:font-family="Symbol"/>
    </style:style>
    <style:style style:family="text" style:name="T406">
      <style:text-properties fo:font-family="Symbol"/>
    </style:style>
    <style:style style:family="text" style:name="T407">
      <style:text-properties fo:font-family="Symbol"/>
    </style:style>
    <style:style style:family="text" style:name="T408">
      <style:text-properties fo:font-family="Symbol"/>
    </style:style>
    <style:style style:family="text" style:name="T409">
      <style:text-properties fo:font-family="Symbol"/>
    </style:style>
    <style:style style:family="text" style:name="T410">
      <style:text-properties fo:font-family="Symbol"/>
    </style:style>
    <style:style style:family="text" style:name="T411">
      <style:text-properties fo:font-family="Symbol"/>
    </style:style>
    <style:style style:family="text" style:name="T412">
      <style:text-properties fo:font-family="Symbol"/>
    </style:style>
    <style:style style:family="text" style:name="T413">
      <style:text-properties fo:font-family="Symbol"/>
    </style:style>
    <style:style style:family="text" style:name="T414">
      <style:text-properties fo:font-family="Symbol"/>
    </style:style>
    <style:style style:family="text" style:name="T415">
      <style:text-properties fo:font-family="Symbol"/>
    </style:style>
    <style:style style:family="text" style:name="T416">
      <style:text-properties fo:font-family="Symbol"/>
    </style:style>
    <style:style style:family="text" style:name="T417">
      <style:text-properties fo:font-family="Symbol"/>
    </style:style>
    <style:style style:family="text" style:name="T418">
      <style:text-properties fo:font-family="Symbol"/>
    </style:style>
    <style:style style:family="text" style:name="T419">
      <style:text-properties fo:font-family="Symbol"/>
    </style:style>
    <style:style style:family="text" style:name="T420">
      <style:text-properties fo:font-family="Symbol"/>
    </style:style>
    <style:style style:family="text" style:name="T421">
      <style:text-properties fo:font-family="Symbol"/>
    </style:style>
    <style:style style:family="text" style:name="T422">
      <style:text-properties fo:font-family="Symbol"/>
    </style:style>
    <style:style style:family="text" style:name="T423">
      <style:text-properties fo:font-family="Symbol"/>
    </style:style>
    <style:style style:family="text" style:name="T424">
      <style:text-properties fo:font-family="Symbol"/>
    </style:style>
    <style:style style:family="text" style:name="T425">
      <style:text-properties fo:font-family="Symbol"/>
    </style:style>
    <style:style style:family="text" style:name="T426">
      <style:text-properties fo:font-family="Symbol"/>
    </style:style>
    <style:style style:family="text" style:name="T427">
      <style:text-properties fo:font-family="Symbol"/>
    </style:style>
    <style:style style:family="text" style:name="T428">
      <style:text-properties fo:font-family="Symbol"/>
    </style:style>
    <style:style style:family="text" style:name="T429">
      <style:text-properties fo:font-family="Symbol"/>
    </style:style>
    <style:style style:family="text" style:name="T430">
      <style:text-properties fo:font-family="Symbol"/>
    </style:style>
    <style:style style:family="text" style:name="T431">
      <style:text-properties fo:font-family="Symbol"/>
    </style:style>
    <style:style style:family="text" style:name="T432">
      <style:text-properties fo:font-family="Symbol"/>
    </style:style>
    <style:style style:family="text" style:name="T433">
      <style:text-properties fo:font-family="Symbol"/>
    </style:style>
    <style:style style:family="text" style:name="T434">
      <style:text-properties fo:font-family="Symbol"/>
    </style:style>
    <style:style style:family="text" style:name="T435">
      <style:text-properties fo:font-family="Symbol"/>
    </style:style>
    <style:style style:family="text" style:name="T436">
      <style:text-properties fo:font-family="Symbol"/>
    </style:style>
    <style:style style:family="text" style:name="T437">
      <style:text-properties fo:font-family="Symbol"/>
    </style:style>
    <style:style style:family="text" style:name="T438">
      <style:text-properties fo:font-family="Symbol"/>
    </style:style>
    <style:style style:family="text" style:name="T439">
      <style:text-properties fo:font-family="Symbol"/>
    </style:style>
    <style:style style:family="text" style:name="T440">
      <style:text-properties fo:font-family="Symbol"/>
    </style:style>
    <style:style style:family="text" style:name="T441">
      <style:text-properties fo:font-family="Symbol"/>
    </style:style>
    <style:style style:family="text" style:name="T442">
      <style:text-properties fo:font-family="Symbol"/>
    </style:style>
    <style:style style:family="text" style:name="T443">
      <style:text-properties fo:font-family="Symbol"/>
    </style:style>
    <style:style style:family="text" style:name="T444">
      <style:text-properties fo:font-family="Symbol"/>
    </style:style>
    <style:style style:family="text" style:name="T445">
      <style:text-properties fo:font-family="Symbol"/>
    </style:style>
    <style:style style:family="text" style:name="T446">
      <style:text-properties fo:font-family="Symbol"/>
    </style:style>
    <style:style style:family="text" style:name="T447">
      <style:text-properties fo:font-family="Symbol"/>
    </style:style>
    <style:style style:family="text" style:name="T448">
      <style:text-properties fo:font-family="Symbol"/>
    </style:style>
    <style:style style:family="text" style:name="T449">
      <style:text-properties fo:font-family="Symbol"/>
    </style:style>
    <style:style style:family="text" style:name="T450">
      <style:text-properties fo:font-family="Symbol"/>
    </style:style>
    <style:style style:family="text" style:name="T451">
      <style:text-properties fo:font-family="Symbol"/>
    </style:style>
    <style:style style:family="text" style:name="T452">
      <style:text-properties fo:font-family="Symbol"/>
    </style:style>
    <style:style style:family="text" style:name="T453">
      <style:text-properties fo:font-family="Symbol"/>
    </style:style>
    <style:style style:family="text" style:name="T454">
      <style:text-properties fo:font-family="Symbol"/>
    </style:style>
    <style:style style:family="text" style:name="T455">
      <style:text-properties fo:font-family="Symbol"/>
    </style:style>
    <style:style style:family="text" style:name="T456">
      <style:text-properties fo:font-family="Symbol"/>
    </style:style>
    <style:style style:family="text" style:name="T457">
      <style:text-properties fo:font-family="Symbol"/>
    </style:style>
    <style:style style:family="text" style:name="T458">
      <style:text-properties fo:font-family="Symbol"/>
    </style:style>
    <style:style style:family="text" style:name="T459">
      <style:text-properties fo:font-family="Symbol"/>
    </style:style>
    <style:style style:family="text" style:name="T460">
      <style:text-properties fo:font-family="Symbol"/>
    </style:style>
    <style:style style:family="text" style:name="T461">
      <style:text-properties fo:font-family="Symbol"/>
    </style:style>
    <style:style style:family="text" style:name="T462">
      <style:text-properties fo:font-family="Symbol"/>
    </style:style>
    <style:style style:family="text" style:name="T463">
      <style:text-properties fo:font-family="Symbol"/>
    </style:style>
    <style:style style:family="text" style:name="T464">
      <style:text-properties fo:font-family="Symbol"/>
    </style:style>
    <style:style style:family="text" style:name="T465">
      <style:text-properties fo:font-family="Symbol"/>
    </style:style>
    <style:style style:family="text" style:name="T466">
      <style:text-properties fo:font-family="Symbol"/>
    </style:style>
    <style:style style:family="text" style:name="T467">
      <style:text-properties fo:font-family="Symbol"/>
    </style:style>
    <style:style style:family="text" style:name="T468">
      <style:text-properties fo:font-family="Symbol"/>
    </style:style>
    <style:style style:family="text" style:name="T469">
      <style:text-properties fo:font-family="Symbol"/>
    </style:style>
    <style:style style:family="text" style:name="T470">
      <style:text-properties fo:font-family="Symbol"/>
    </style:style>
    <style:style style:family="text" style:name="T471">
      <style:text-properties fo:font-family="Symbol"/>
    </style:style>
    <style:style style:family="text" style:name="T472">
      <style:text-properties fo:font-family="Symbol"/>
    </style:style>
    <style:style style:family="text" style:name="T473">
      <style:text-properties fo:font-family="Symbol"/>
    </style:style>
    <style:style style:family="text" style:name="T474">
      <style:text-properties fo:font-family="Symbol"/>
    </style:style>
    <style:style style:family="text" style:name="T475">
      <style:text-properties fo:font-family="Symbol"/>
    </style:style>
    <style:style style:family="text" style:name="T476">
      <style:text-properties fo:font-family="Symbol"/>
    </style:style>
    <style:style style:family="text" style:name="T477">
      <style:text-properties fo:font-family="Symbol"/>
    </style:style>
    <style:style style:family="text" style:name="T478">
      <style:text-properties fo:font-family="Symbol"/>
    </style:style>
    <style:style style:family="text" style:name="T479">
      <style:text-properties fo:font-family="Symbol"/>
    </style:style>
    <style:style style:family="text" style:name="T480">
      <style:text-properties fo:font-family="Symbol"/>
    </style:style>
    <style:style style:family="text" style:name="T481">
      <style:text-properties fo:font-family="Symbol"/>
    </style:style>
    <style:style style:family="text" style:name="T482">
      <style:text-properties fo:font-family="Symbol"/>
    </style:style>
    <style:style style:family="text" style:name="T483">
      <style:text-properties fo:font-family="Symbol"/>
    </style:style>
    <style:style style:family="text" style:name="T484">
      <style:text-properties fo:font-family="Symbol"/>
    </style:style>
    <style:style style:family="text" style:name="T485">
      <style:text-properties fo:font-family="Symbol"/>
    </style:style>
    <style:style style:family="text" style:name="T486">
      <style:text-properties fo:font-family="Symbol"/>
    </style:style>
    <style:style style:family="text" style:name="T487">
      <style:text-properties fo:font-family="Symbol"/>
    </style:style>
    <style:style style:family="text" style:name="T488">
      <style:text-properties fo:font-family="Symbol"/>
    </style:style>
    <style:style style:family="text" style:name="T489">
      <style:text-properties fo:font-family="Symbol"/>
    </style:style>
    <style:style style:family="text" style:name="T490">
      <style:text-properties fo:font-family="Symbol"/>
    </style:style>
    <style:style style:family="text" style:name="T491">
      <style:text-properties fo:font-family="Symbol"/>
    </style:style>
    <style:style style:family="text" style:name="T492">
      <style:text-properties fo:font-family="Symbol"/>
    </style:style>
    <style:style style:family="text" style:name="T493">
      <style:text-properties fo:font-family="Symbol"/>
    </style:style>
    <style:style style:family="text" style:name="T494">
      <style:text-properties fo:font-family="Symbol"/>
    </style:style>
    <style:style style:family="text" style:name="T495">
      <style:text-properties fo:font-family="Symbol"/>
    </style:style>
    <style:style style:family="text" style:name="T496">
      <style:text-properties fo:font-family="Symbol"/>
    </style:style>
    <style:style style:family="text" style:name="T497">
      <style:text-properties fo:font-family="Symbol"/>
    </style:style>
    <style:style style:family="text" style:name="T498">
      <style:text-properties fo:font-family="Symbol"/>
    </style:style>
    <style:style style:family="text" style:name="T499">
      <style:text-properties fo:font-family="Symbol"/>
    </style:style>
    <style:style style:family="text" style:name="T500">
      <style:text-properties fo:font-family="Symbol"/>
    </style:style>
    <style:style style:family="text" style:name="T501">
      <style:text-properties fo:font-family="Symbol"/>
    </style:style>
    <style:style style:family="text" style:name="T502">
      <style:text-properties fo:font-family="Symbol"/>
    </style:style>
    <style:style style:family="text" style:name="T503">
      <style:text-properties fo:font-family="Symbol"/>
    </style:style>
    <style:style style:family="text" style:name="T504">
      <style:text-properties fo:font-family="Symbol"/>
    </style:style>
    <style:style style:family="text" style:name="T505">
      <style:text-properties fo:font-family="Symbol"/>
    </style:style>
    <style:style style:family="text" style:name="T506">
      <style:text-properties fo:font-family="Symbol"/>
    </style:style>
    <style:style style:family="text" style:name="T507">
      <style:text-properties fo:font-family="Symbol"/>
    </style:style>
    <style:style style:family="text" style:name="T508">
      <style:text-properties fo:font-family="Symbol"/>
    </style:style>
    <style:style style:family="text" style:name="T509">
      <style:text-properties fo:font-family="Symbol"/>
    </style:style>
    <style:style style:family="text" style:name="T510">
      <style:text-properties fo:font-family="Symbol"/>
    </style:style>
    <style:style style:family="text" style:name="T511">
      <style:text-properties fo:font-family="Symbol"/>
    </style:style>
    <style:style style:family="text" style:name="T512">
      <style:text-properties fo:font-family="Symbol"/>
    </style:style>
    <style:style style:family="text" style:name="T513">
      <style:text-properties fo:font-family="Symbol"/>
    </style:style>
    <style:style style:family="text" style:name="T514">
      <style:text-properties fo:font-family="Symbol"/>
    </style:style>
    <style:style style:family="text" style:name="T515">
      <style:text-properties fo:font-family="Symbol"/>
    </style:style>
    <style:style style:family="text" style:name="T516">
      <style:text-properties fo:font-family="Symbol"/>
    </style:style>
    <style:style style:family="text" style:name="T517">
      <style:text-properties fo:font-family="Symbol"/>
    </style:style>
    <style:style style:family="text" style:name="T518">
      <style:text-properties fo:font-family="Symbol"/>
    </style:style>
    <style:style style:family="text" style:name="T519">
      <style:text-properties fo:font-family="Symbol"/>
    </style:style>
    <style:style style:family="text" style:name="T520">
      <style:text-properties fo:font-family="Symbol"/>
    </style:style>
    <style:style style:family="text" style:name="T521">
      <style:text-properties fo:font-family="Symbol"/>
    </style:style>
    <style:style style:family="text" style:name="T522">
      <style:text-properties fo:font-family="Symbol"/>
    </style:style>
    <style:style style:family="text" style:name="T523">
      <style:text-properties fo:font-family="Symbol"/>
    </style:style>
    <style:style style:family="text" style:name="T524">
      <style:text-properties fo:font-family="Symbol"/>
    </style:style>
    <style:style style:family="text" style:name="T525">
      <style:text-properties fo:font-family="Symbol"/>
    </style:style>
    <style:style style:family="text" style:name="T526">
      <style:text-properties fo:font-family="Symbol"/>
    </style:style>
    <style:style style:family="text" style:name="T527">
      <style:text-properties fo:font-family="Symbol"/>
    </style:style>
    <style:style style:family="text" style:name="T528">
      <style:text-properties fo:font-family="Symbol"/>
    </style:style>
    <style:style style:family="text" style:name="T529">
      <style:text-properties fo:font-family="Symbol"/>
    </style:style>
    <style:style style:family="text" style:name="T530">
      <style:text-properties fo:font-family="Symbol"/>
    </style:style>
    <style:style style:family="text" style:name="T531">
      <style:text-properties fo:font-family="Symbol"/>
    </style:style>
    <style:style style:family="text" style:name="T532">
      <style:text-properties fo:font-family="Symbol"/>
    </style:style>
    <style:style style:family="text" style:name="T533">
      <style:text-properties fo:font-family="Symbol"/>
    </style:style>
    <style:style style:family="text" style:name="T534">
      <style:text-properties fo:font-family="Symbol"/>
    </style:style>
    <style:style style:family="text" style:name="T535">
      <style:text-properties fo:font-family="Symbol"/>
    </style:style>
    <style:style style:family="text" style:name="T536">
      <style:text-properties fo:font-family="Symbol"/>
    </style:style>
    <style:style style:family="text" style:name="T537">
      <style:text-properties fo:font-family="Symbol"/>
    </style:style>
    <style:style style:family="text" style:name="T538">
      <style:text-properties fo:font-family="Symbol"/>
    </style:style>
    <style:style style:family="text" style:name="T539">
      <style:text-properties fo:font-family="Symbol"/>
    </style:style>
    <style:style style:family="text" style:name="T540">
      <style:text-properties fo:font-family="Symbol"/>
    </style:style>
    <style:style style:family="text" style:name="T541">
      <style:text-properties fo:font-family="Symbol"/>
    </style:style>
    <style:style style:family="text" style:name="T542">
      <style:text-properties fo:font-family="Symbol"/>
    </style:style>
    <style:style style:family="text" style:name="T543">
      <style:text-properties fo:font-family="Symbol"/>
    </style:style>
    <style:style style:family="text" style:name="T544">
      <style:text-properties fo:font-family="Symbol"/>
    </style:style>
    <style:style style:family="text" style:name="T545">
      <style:text-properties fo:font-family="Symbol"/>
    </style:style>
    <style:style style:family="text" style:name="T546">
      <style:text-properties fo:font-family="Symbol"/>
    </style:style>
    <style:style style:family="text" style:name="T547">
      <style:text-properties fo:font-family="Symbol"/>
    </style:style>
    <style:style style:family="text" style:name="T548">
      <style:text-properties fo:font-family="Symbol"/>
    </style:style>
    <style:style style:family="text" style:name="T549">
      <style:text-properties fo:font-family="Symbol"/>
    </style:style>
    <style:style style:family="text" style:name="T550">
      <style:text-properties fo:font-family="Symbol"/>
    </style:style>
    <style:style style:family="text" style:name="T551">
      <style:text-properties fo:font-family="Symbol"/>
    </style:style>
    <style:style style:family="text" style:name="T552">
      <style:text-properties fo:font-family="Symbol"/>
    </style:style>
    <style:style style:family="text" style:name="T553">
      <style:text-properties fo:font-family="Symbol"/>
    </style:style>
    <style:style style:family="text" style:name="T554">
      <style:text-properties fo:font-family="Symbol"/>
    </style:style>
    <style:style style:family="text" style:name="T555">
      <style:text-properties fo:font-family="Symbol"/>
    </style:style>
    <style:style style:family="text" style:name="T556">
      <style:text-properties fo:font-family="Symbol"/>
    </style:style>
    <style:style style:family="text" style:name="T557">
      <style:text-properties fo:font-family="Symbol"/>
    </style:style>
    <style:style style:family="text" style:name="T558">
      <style:text-properties fo:font-family="Symbol"/>
    </style:style>
    <style:style style:family="text" style:name="T559">
      <style:text-properties fo:font-family="Symbol"/>
    </style:style>
    <style:style style:family="text" style:name="T560">
      <style:text-properties fo:font-family="Symbol"/>
    </style:style>
    <style:style style:family="text" style:name="T561">
      <style:text-properties fo:font-family="Symbol"/>
    </style:style>
    <style:style style:family="text" style:name="T562">
      <style:text-properties fo:font-family="Symbol"/>
    </style:style>
    <style:style style:family="text" style:name="T563">
      <style:text-properties fo:font-family="Symbol"/>
    </style:style>
    <style:style style:family="text" style:name="T564">
      <style:text-properties fo:font-family="Symbol"/>
    </style:style>
    <style:style style:family="text" style:name="T565">
      <style:text-properties fo:font-family="Symbol"/>
    </style:style>
    <style:style style:family="text" style:name="T566">
      <style:text-properties fo:font-family="Symbol"/>
    </style:style>
    <style:style style:family="text" style:name="T567">
      <style:text-properties fo:font-family="Symbol"/>
    </style:style>
    <style:style style:family="text" style:name="T568">
      <style:text-properties fo:font-family="Symbol"/>
    </style:style>
    <style:style style:family="text" style:name="T569">
      <style:text-properties fo:font-family="Symbol"/>
    </style:style>
    <style:style style:family="text" style:name="T570">
      <style:text-properties fo:font-family="Symbol"/>
    </style:style>
    <style:style style:family="text" style:name="T571">
      <style:text-properties fo:font-family="Symbol"/>
    </style:style>
    <style:style style:family="text" style:name="T572">
      <style:text-properties fo:font-family="Symbol"/>
    </style:style>
    <style:style style:family="text" style:name="T573">
      <style:text-properties fo:font-family="Symbol"/>
    </style:style>
    <style:style style:family="text" style:name="T574">
      <style:text-properties fo:font-family="Symbol"/>
    </style:style>
    <style:style style:family="text" style:name="T575">
      <style:text-properties fo:font-family="Symbol"/>
    </style:style>
    <style:style style:family="text" style:name="T576">
      <style:text-properties fo:font-family="Symbol"/>
    </style:style>
    <style:style style:family="text" style:name="T577">
      <style:text-properties fo:font-family="Symbol"/>
    </style:style>
    <style:style style:family="text" style:name="T578">
      <style:text-properties fo:font-family="Symbol"/>
    </style:style>
    <style:style style:family="text" style:name="T579">
      <style:text-properties fo:font-family="Symbol"/>
    </style:style>
    <style:style style:family="text" style:name="T580">
      <style:text-properties fo:font-family="Symbol"/>
    </style:style>
    <style:style style:family="text" style:name="T581">
      <style:text-properties fo:font-family="Symbol"/>
    </style:style>
    <style:style style:family="text" style:name="T582">
      <style:text-properties fo:font-family="Symbol"/>
    </style:style>
    <style:style style:family="text" style:name="T583">
      <style:text-properties fo:font-family="Symbol"/>
    </style:style>
    <style:style style:family="text" style:name="T584">
      <style:text-properties fo:font-family="Symbol"/>
    </style:style>
    <style:style style:family="text" style:name="T585">
      <style:text-properties fo:font-family="Symbol"/>
    </style:style>
    <style:style style:family="text" style:name="T586">
      <style:text-properties fo:font-family="Symbol"/>
    </style:style>
    <style:style style:family="text" style:name="T587">
      <style:text-properties fo:font-family="Symbol"/>
    </style:style>
    <style:style style:family="text" style:name="T588">
      <style:text-properties fo:font-family="Symbol"/>
    </style:style>
    <style:style style:family="text" style:name="T589">
      <style:text-properties fo:font-family="Symbol"/>
    </style:style>
    <style:style style:family="text" style:name="T590">
      <style:text-properties fo:font-family="Symbol"/>
    </style:style>
    <style:style style:family="text" style:name="T591">
      <style:text-properties fo:font-family="Symbol"/>
    </style:style>
    <style:style style:family="text" style:name="T592">
      <style:text-properties fo:font-family="Symbol"/>
    </style:style>
    <style:style style:family="text" style:name="T593">
      <style:text-properties fo:font-family="Symbol"/>
    </style:style>
    <style:style style:family="text" style:name="T594">
      <style:text-properties fo:font-family="Symbol"/>
    </style:style>
    <style:style style:family="text" style:name="T595">
      <style:text-properties fo:font-family="Symbol"/>
    </style:style>
    <style:style style:family="text" style:name="T596">
      <style:text-properties fo:font-family="Symbol"/>
    </style:style>
    <style:style style:family="text" style:name="T597">
      <style:text-properties fo:font-family="Symbol"/>
    </style:style>
    <style:style style:family="text" style:name="T598">
      <style:text-properties fo:font-family="Symbol"/>
    </style:style>
    <style:style style:family="text" style:name="T599">
      <style:text-properties fo:font-family="Symbol"/>
    </style:style>
    <style:style style:family="text" style:name="T600">
      <style:text-properties fo:font-family="Symbol"/>
    </style:style>
    <style:style style:family="text" style:name="T601">
      <style:text-properties fo:font-family="Symbol"/>
    </style:style>
    <style:style style:family="text" style:name="T602">
      <style:text-properties fo:font-family="Symbol"/>
    </style:style>
    <style:style style:family="text" style:name="T603">
      <style:text-properties fo:font-family="Symbol"/>
    </style:style>
    <style:style style:family="text" style:name="T604">
      <style:text-properties fo:font-family="Symbol"/>
    </style:style>
    <style:style style:family="text" style:name="T605">
      <style:text-properties fo:font-family="Symbol"/>
    </style:style>
    <style:style style:family="text" style:name="T606">
      <style:text-properties fo:font-family="Symbol"/>
    </style:style>
    <style:style style:family="text" style:name="T607">
      <style:text-properties fo:font-family="Symbol"/>
    </style:style>
    <style:style style:family="text" style:name="T608">
      <style:text-properties fo:font-family="Symbol"/>
    </style:style>
    <style:style style:family="text" style:name="T609">
      <style:text-properties fo:font-family="Symbol"/>
    </style:style>
    <style:style style:family="text" style:name="T610">
      <style:text-properties fo:font-family="Symbol"/>
    </style:style>
    <style:style style:family="text" style:name="T611">
      <style:text-properties fo:font-family="Symbol"/>
    </style:style>
    <style:style style:family="text" style:name="T612">
      <style:text-properties fo:font-family="Symbol"/>
    </style:style>
    <style:style style:family="text" style:name="T613">
      <style:text-properties fo:font-family="Symbol"/>
    </style:style>
    <style:style style:family="text" style:name="T614">
      <style:text-properties fo:font-family="Symbol"/>
    </style:style>
    <style:style style:family="text" style:name="T615">
      <style:text-properties fo:font-family="Symbol"/>
    </style:style>
    <style:style style:family="text" style:name="T616">
      <style:text-properties fo:font-family="Symbol"/>
    </style:style>
    <style:style style:family="text" style:name="T617">
      <style:text-properties fo:font-family="Symbol"/>
    </style:style>
    <style:style style:family="text" style:name="T618">
      <style:text-properties fo:font-family="Symbol"/>
    </style:style>
    <style:style style:family="text" style:name="T619">
      <style:text-properties fo:font-family="Symbol"/>
    </style:style>
    <style:style style:family="text" style:name="T620">
      <style:text-properties fo:font-family="Symbol"/>
    </style:style>
    <style:style style:family="text" style:name="T621">
      <style:text-properties fo:font-family="Symbol"/>
    </style:style>
    <style:style style:family="text" style:name="T622">
      <style:text-properties fo:font-family="Symbol"/>
    </style:style>
    <style:style style:family="text" style:name="T623">
      <style:text-properties fo:font-family="Symbol"/>
    </style:style>
    <style:style style:family="text" style:name="T624">
      <style:text-properties fo:font-family="Symbol"/>
    </style:style>
    <style:style style:family="text" style:name="T625">
      <style:text-properties fo:font-family="Symbol"/>
    </style:style>
    <style:style style:family="text" style:name="T626">
      <style:text-properties fo:font-family="Symbol"/>
    </style:style>
    <style:style style:family="text" style:name="T627">
      <style:text-properties fo:font-family="Symbol"/>
    </style:style>
    <style:style style:family="text" style:name="T628">
      <style:text-properties fo:font-family="Symbol"/>
    </style:style>
    <style:style style:family="text" style:name="T629">
      <style:text-properties fo:font-family="Symbol"/>
    </style:style>
    <style:style style:family="text" style:name="T630">
      <style:text-properties fo:font-family="Symbol"/>
    </style:style>
    <style:style style:family="text" style:name="T631">
      <style:text-properties fo:font-family="Symbol"/>
    </style:style>
    <style:style style:family="text" style:name="T632">
      <style:text-properties fo:font-family="Symbol"/>
    </style:style>
    <style:style style:family="text" style:name="T633">
      <style:text-properties fo:font-family="Symbol"/>
    </style:style>
    <style:style style:family="text" style:name="T634">
      <style:text-properties fo:font-family="Symbol"/>
    </style:style>
    <style:style style:family="text" style:name="T635">
      <style:text-properties fo:font-family="Symbol"/>
    </style:style>
    <style:style style:family="text" style:name="T636">
      <style:text-properties fo:font-family="Symbol"/>
    </style:style>
    <style:style style:family="text" style:name="T637">
      <style:text-properties fo:font-family="Symbol"/>
    </style:style>
    <style:style style:family="text" style:name="T638">
      <style:text-properties fo:font-family="Symbol"/>
    </style:style>
    <style:style style:family="text" style:name="T639">
      <style:text-properties fo:font-family="Symbol"/>
    </style:style>
    <style:style style:family="text" style:name="T640">
      <style:text-properties fo:font-family="Symbol"/>
    </style:style>
    <style:style style:family="text" style:name="T641">
      <style:text-properties fo:font-family="Symbol"/>
    </style:style>
    <style:style style:family="text" style:name="T642">
      <style:text-properties fo:font-family="Symbol"/>
    </style:style>
    <style:style style:family="text" style:name="T643">
      <style:text-properties fo:font-family="Symbol"/>
    </style:style>
    <style:style style:family="text" style:name="T644">
      <style:text-properties fo:font-family="Symbol"/>
    </style:style>
    <style:style style:family="text" style:name="T645">
      <style:text-properties fo:font-family="Symbol"/>
    </style:style>
    <style:style style:family="text" style:name="T646">
      <style:text-properties fo:font-family="Symbol"/>
    </style:style>
    <style:style style:family="text" style:name="T647">
      <style:text-properties fo:font-family="Symbol"/>
    </style:style>
    <style:style style:family="text" style:name="T648">
      <style:text-properties fo:font-family="Symbol"/>
    </style:style>
    <style:style style:family="text" style:name="T649">
      <style:text-properties fo:font-family="Symbol"/>
    </style:style>
    <style:style style:family="text" style:name="T650">
      <style:text-properties fo:font-family="Symbol"/>
    </style:style>
    <style:style style:family="text" style:name="T651">
      <style:text-properties fo:font-family="Symbol"/>
    </style:style>
    <style:style style:family="text" style:name="T652">
      <style:text-properties fo:font-family="Symbol"/>
    </style:style>
    <style:style style:family="text" style:name="T653">
      <style:text-properties fo:font-family="Symbol"/>
    </style:style>
    <style:style style:family="text" style:name="T654">
      <style:text-properties fo:font-family="Symbol"/>
    </style:style>
    <style:style style:family="text" style:name="T655">
      <style:text-properties fo:font-family="Symbol"/>
    </style:style>
    <style:style style:family="text" style:name="T656">
      <style:text-properties fo:font-family="Symbol"/>
    </style:style>
    <style:style style:family="text" style:name="T657">
      <style:text-properties fo:font-family="Symbol"/>
    </style:style>
    <style:style style:family="text" style:name="T658">
      <style:text-properties fo:font-family="Symbol"/>
    </style:style>
    <style:style style:family="text" style:name="T659">
      <style:text-properties fo:font-family="Symbol"/>
    </style:style>
    <style:style style:family="text" style:name="T660">
      <style:text-properties fo:font-family="Symbol"/>
    </style:style>
    <style:style style:family="text" style:name="T661">
      <style:text-properties fo:font-family="Symbol"/>
    </style:style>
    <style:style style:family="text" style:name="T662">
      <style:text-properties fo:font-family="Symbol"/>
    </style:style>
    <style:style style:family="text" style:name="T663">
      <style:text-properties fo:font-family="Symbol"/>
    </style:style>
    <style:style style:family="text" style:name="T664">
      <style:text-properties fo:font-family="Symbol"/>
    </style:style>
    <style:style style:family="text" style:name="T665">
      <style:text-properties fo:font-family="Symbol"/>
    </style:style>
    <style:style style:family="text" style:name="T666">
      <style:text-properties fo:font-family="Symbol"/>
    </style:style>
    <style:style style:family="text" style:name="T667">
      <style:text-properties fo:font-family="Symbol"/>
    </style:style>
    <style:style style:family="text" style:name="T668">
      <style:text-properties fo:font-family="Symbol"/>
    </style:style>
    <style:style style:family="text" style:name="T669">
      <style:text-properties fo:font-family="Symbol"/>
    </style:style>
    <style:style style:family="text" style:name="T670">
      <style:text-properties fo:font-family="Symbol"/>
    </style:style>
    <style:style style:family="text" style:name="T671">
      <style:text-properties fo:font-family="Symbol"/>
    </style:style>
    <style:style style:family="text" style:name="T672">
      <style:text-properties fo:font-family="Symbol"/>
    </style:style>
    <style:style style:family="text" style:name="T673">
      <style:text-properties fo:font-family="Symbol"/>
    </style:style>
    <style:style style:family="text" style:name="T674">
      <style:text-properties fo:font-family="Symbol"/>
    </style:style>
    <style:style style:family="text" style:name="T675">
      <style:text-properties fo:font-family="Symbol"/>
    </style:style>
    <style:style style:family="text" style:name="T676">
      <style:text-properties fo:font-family="Symbol"/>
    </style:style>
    <style:style style:family="text" style:name="T677">
      <style:text-properties fo:font-family="Symbol"/>
    </style:style>
    <style:style style:family="text" style:name="T678">
      <style:text-properties fo:font-family="Symbol"/>
    </style:style>
    <style:style style:family="text" style:name="T679">
      <style:text-properties fo:font-family="Symbol"/>
    </style:style>
    <style:style style:family="text" style:name="T680">
      <style:text-properties fo:font-family="Symbol"/>
    </style:style>
    <style:style style:family="text" style:name="T681">
      <style:text-properties fo:font-family="Symbol"/>
    </style:style>
    <style:style style:family="text" style:name="T682">
      <style:text-properties fo:font-family="Symbol"/>
    </style:style>
    <style:style style:family="text" style:name="T683">
      <style:text-properties fo:font-family="Symbol"/>
    </style:style>
    <style:style style:family="text" style:name="T684">
      <style:text-properties fo:font-family="Symbol"/>
    </style:style>
    <style:style style:family="text" style:name="T685">
      <style:text-properties fo:font-family="Symbol"/>
    </style:style>
    <style:style style:family="text" style:name="T686">
      <style:text-properties fo:font-family="Symbol"/>
    </style:style>
    <style:style style:family="text" style:name="T687">
      <style:text-properties fo:font-family="Symbol"/>
    </style:style>
    <style:style style:family="text" style:name="T688">
      <style:text-properties fo:font-family="Symbol"/>
    </style:style>
    <style:style style:family="text" style:name="T689">
      <style:text-properties fo:font-family="Symbol"/>
    </style:style>
    <style:style style:family="text" style:name="T690">
      <style:text-properties fo:font-family="Symbol"/>
    </style:style>
    <style:style style:family="text" style:name="T691">
      <style:text-properties fo:font-family="Symbol"/>
    </style:style>
    <style:style style:family="text" style:name="T692">
      <style:text-properties fo:font-family="Symbol"/>
    </style:style>
    <style:style style:family="text" style:name="T693">
      <style:text-properties fo:font-family="Symbol"/>
    </style:style>
    <style:style style:family="text" style:name="T694">
      <style:text-properties fo:font-family="Symbol"/>
    </style:style>
    <style:style style:family="text" style:name="T695">
      <style:text-properties fo:font-family="Symbol"/>
    </style:style>
    <style:style style:family="text" style:name="T696">
      <style:text-properties fo:font-family="Symbol"/>
    </style:style>
    <style:style style:family="text" style:name="T697">
      <style:text-properties fo:font-family="Symbol"/>
    </style:style>
    <style:style style:family="text" style:name="T698">
      <style:text-properties fo:font-family="Symbol"/>
    </style:style>
    <style:style style:family="text" style:name="T699">
      <style:text-properties fo:font-family="Symbol"/>
    </style:style>
    <style:style style:family="text" style:name="T700">
      <style:text-properties fo:font-family="Symbol"/>
    </style:style>
    <style:style style:family="text" style:name="T701">
      <style:text-properties fo:font-family="Symbol"/>
    </style:style>
    <style:style style:family="text" style:name="T702">
      <style:text-properties fo:font-family="Symbol"/>
    </style:style>
    <style:style style:family="text" style:name="T703">
      <style:text-properties fo:font-family="Symbol"/>
    </style:style>
    <style:style style:family="text" style:name="T704">
      <style:text-properties fo:font-family="Symbol"/>
    </style:style>
    <style:style style:family="text" style:name="T705">
      <style:text-properties fo:font-family="Symbol"/>
    </style:style>
    <style:style style:family="text" style:name="T706">
      <style:text-properties fo:font-family="Symbol"/>
    </style:style>
    <style:style style:family="text" style:name="T707">
      <style:text-properties fo:font-family="Symbol"/>
    </style:style>
    <style:style style:family="text" style:name="T708">
      <style:text-properties fo:font-family="Symbol"/>
    </style:style>
    <style:style style:family="text" style:name="T709">
      <style:text-properties fo:font-family="Symbol"/>
    </style:style>
    <style:style style:family="text" style:name="T710">
      <style:text-properties fo:font-family="Symbol"/>
    </style:style>
    <style:style style:family="text" style:name="T711">
      <style:text-properties fo:font-family="Symbol"/>
    </style:style>
    <style:style style:family="text" style:name="T712">
      <style:text-properties fo:font-family="Symbol"/>
    </style:style>
    <style:style style:family="text" style:name="T713">
      <style:text-properties fo:font-family="Symbol"/>
    </style:style>
    <style:style style:family="text" style:name="T714">
      <style:text-properties fo:font-family="Symbol"/>
    </style:style>
    <style:style style:family="text" style:name="T715">
      <style:text-properties fo:font-family="Symbol"/>
    </style:style>
    <style:style style:family="text" style:name="T716">
      <style:text-properties fo:font-family="Symbol"/>
    </style:style>
    <style:style style:family="text" style:name="T717">
      <style:text-properties fo:font-family="Symbol"/>
    </style:style>
    <style:style style:family="text" style:name="T718">
      <style:text-properties fo:font-family="Symbol"/>
    </style:style>
    <style:style style:family="text" style:name="T719">
      <style:text-properties fo:font-family="Symbol"/>
    </style:style>
    <style:style style:family="text" style:name="T720">
      <style:text-properties fo:font-family="Symbol"/>
    </style:style>
    <style:style style:family="text" style:name="T721">
      <style:text-properties fo:font-family="Symbol"/>
    </style:style>
    <style:style style:family="text" style:name="T722">
      <style:text-properties fo:font-family="Symbol"/>
    </style:style>
    <style:style style:family="text" style:name="T723">
      <style:text-properties fo:font-family="Symbol"/>
    </style:style>
    <style:style style:family="text" style:name="T724">
      <style:text-properties fo:font-family="Symbol"/>
    </style:style>
    <style:style style:family="text" style:name="T725">
      <style:text-properties fo:font-family="Symbol"/>
    </style:style>
    <style:style style:family="text" style:name="T726">
      <style:text-properties fo:font-family="Symbol"/>
    </style:style>
    <style:style style:family="text" style:name="T727">
      <style:text-properties fo:font-family="Symbol"/>
    </style:style>
    <style:style style:family="text" style:name="T728">
      <style:text-properties fo:font-family="Symbol"/>
    </style:style>
    <style:style style:family="text" style:name="T729">
      <style:text-properties fo:font-family="Symbol"/>
    </style:style>
    <style:style style:family="text" style:name="T730">
      <style:text-properties fo:font-family="Symbol"/>
    </style:style>
    <style:style style:family="text" style:name="T731">
      <style:text-properties fo:font-family="Symbol"/>
    </style:style>
    <style:style style:family="text" style:name="T732">
      <style:text-properties fo:font-family="Symbol"/>
    </style:style>
    <style:style style:family="text" style:name="T733">
      <style:text-properties fo:font-family="Symbol"/>
    </style:style>
    <style:style style:family="text" style:name="T734">
      <style:text-properties fo:font-family="Symbol"/>
    </style:style>
    <style:style style:family="text" style:name="T735">
      <style:text-properties fo:font-family="Symbol"/>
    </style:style>
    <style:style style:family="text" style:name="T736">
      <style:text-properties fo:font-family="Symbol"/>
    </style:style>
    <style:style style:family="text" style:name="T737">
      <style:text-properties fo:font-family="Symbol"/>
    </style:style>
    <style:style style:family="text" style:name="T738">
      <style:text-properties fo:font-family="Symbol"/>
    </style:style>
    <style:style style:family="text" style:name="T739">
      <style:text-properties fo:font-family="StarBats" style:font-family-complex="StarBats"/>
    </style:style>
    <style:style style:family="text" style:name="T740">
      <style:text-properties/>
    </style:style>
    <style:style style:family="text" style:name="T741">
      <style:text-properties/>
    </style:style>
    <style:style style:family="text" style:name="T742">
      <style:text-properties/>
    </style:style>
    <style:style style:family="text" style:name="T743">
      <style:text-properties/>
    </style:style>
    <style:style style:family="text" style:name="T744">
      <style:text-properties/>
    </style:style>
    <style:style style:family="text" style:name="T745">
      <style:text-properties/>
    </style:style>
    <style:style style:family="text" style:name="T746">
      <style:text-properties/>
    </style:style>
    <style:style style:family="text" style:name="T747">
      <style:text-properties/>
    </style:style>
    <style:style style:family="text" style:name="T748">
      <style:text-properties fo:font-family="StarBats" style:font-family-complex="StarBats"/>
    </style:style>
    <style:style style:family="text" style:name="T749">
      <style:text-properties/>
    </style:style>
    <style:style style:family="text" style:name="T750">
      <style:text-properties/>
    </style:style>
    <style:style style:family="text" style:name="T751">
      <style:text-properties/>
    </style:style>
    <style:style style:family="text" style:name="T752">
      <style:text-properties/>
    </style:style>
    <style:style style:family="text" style:name="T753">
      <style:text-properties/>
    </style:style>
    <style:style style:family="text" style:name="T754">
      <style:text-properties/>
    </style:style>
    <style:style style:family="text" style:name="T755">
      <style:text-properties/>
    </style:style>
    <style:style style:family="text" style:name="T756">
      <style:text-properties/>
    </style:style>
    <style:style style:family="text" style:name="T757">
      <style:text-properties fo:font-family="StarBats" style:font-family-complex="StarBats"/>
    </style:style>
    <style:style style:family="text" style:name="T758">
      <style:text-properties/>
    </style:style>
    <style:style style:family="text" style:name="T759">
      <style:text-properties/>
    </style:style>
    <style:style style:family="text" style:name="T760">
      <style:text-properties/>
    </style:style>
    <style:style style:family="text" style:name="T761">
      <style:text-properties/>
    </style:style>
    <style:style style:family="text" style:name="T762">
      <style:text-properties/>
    </style:style>
    <style:style style:family="text" style:name="T763">
      <style:text-properties/>
    </style:style>
    <style:style style:family="text" style:name="T764">
      <style:text-properties/>
    </style:style>
    <style:style style:family="text" style:name="T765">
      <style:text-properties/>
    </style:style>
    <style:style style:family="text" style:name="T766">
      <style:text-properties fo:font-family="StarBats" style:font-family-complex="StarBats"/>
    </style:style>
    <style:style style:family="text" style:name="T767">
      <style:text-properties/>
    </style:style>
    <style:style style:family="text" style:name="T768">
      <style:text-properties/>
    </style:style>
    <style:style style:family="text" style:name="T769">
      <style:text-properties/>
    </style:style>
    <style:style style:family="text" style:name="T770">
      <style:text-properties/>
    </style:style>
    <style:style style:family="text" style:name="T771">
      <style:text-properties/>
    </style:style>
    <style:style style:family="text" style:name="T772">
      <style:text-properties/>
    </style:style>
    <style:style style:family="text" style:name="T773">
      <style:text-properties/>
    </style:style>
    <style:style style:family="text" style:name="T774">
      <style:text-properties/>
    </style:style>
    <style:style style:family="text" style:name="T775">
      <style:text-properties fo:font-family="StarBats" style:font-family-complex="StarBats"/>
    </style:style>
    <style:style style:family="text" style:name="T776">
      <style:text-properties/>
    </style:style>
    <style:style style:family="text" style:name="T777">
      <style:text-properties/>
    </style:style>
    <style:style style:family="text" style:name="T778">
      <style:text-properties/>
    </style:style>
    <style:style style:family="text" style:name="T779">
      <style:text-properties/>
    </style:style>
    <style:style style:family="text" style:name="T780">
      <style:text-properties/>
    </style:style>
    <style:style style:family="text" style:name="T781">
      <style:text-properties/>
    </style:style>
    <style:style style:family="text" style:name="T782">
      <style:text-properties/>
    </style:style>
    <style:style style:family="text" style:name="T783">
      <style:text-properties/>
    </style:style>
    <style:style style:family="text" style:name="T784">
      <style:text-properties fo:font-family="StarBats" style:font-family-complex="StarBats"/>
    </style:style>
    <style:style style:family="text" style:name="T785">
      <style:text-properties/>
    </style:style>
    <style:style style:family="text" style:name="T786">
      <style:text-properties/>
    </style:style>
    <style:style style:family="text" style:name="T787">
      <style:text-properties/>
    </style:style>
    <style:style style:family="text" style:name="T788">
      <style:text-properties/>
    </style:style>
    <style:style style:family="text" style:name="T789">
      <style:text-properties/>
    </style:style>
    <style:style style:family="text" style:name="T790">
      <style:text-properties/>
    </style:style>
    <style:style style:family="text" style:name="T791">
      <style:text-properties/>
    </style:style>
    <style:style style:family="text" style:name="T792">
      <style:text-properties/>
    </style:style>
    <style:style style:family="text" style:name="T793">
      <style:text-properties fo:font-family="StarBats" style:font-family-complex="StarBats"/>
    </style:style>
    <style:style style:family="text" style:name="T794">
      <style:text-properties/>
    </style:style>
    <style:style style:family="text" style:name="T795">
      <style:text-properties/>
    </style:style>
    <style:style style:family="text" style:name="T796">
      <style:text-properties/>
    </style:style>
    <style:style style:family="text" style:name="T797">
      <style:text-properties/>
    </style:style>
    <style:style style:family="text" style:name="T798">
      <style:text-properties/>
    </style:style>
    <style:style style:family="text" style:name="T799">
      <style:text-properties/>
    </style:style>
    <style:style style:family="text" style:name="T800">
      <style:text-properties/>
    </style:style>
    <style:style style:family="text" style:name="T801">
      <style:text-properties/>
    </style:style>
    <style:style style:family="text" style:name="T802">
      <style:text-properties fo:font-family="StarBats" style:font-family-complex="StarBats"/>
    </style:style>
    <style:style style:family="text" style:name="T803">
      <style:text-properties/>
    </style:style>
    <style:style style:family="text" style:name="T804">
      <style:text-properties/>
    </style:style>
    <style:style style:family="text" style:name="T805">
      <style:text-properties/>
    </style:style>
    <style:style style:family="text" style:name="T806">
      <style:text-properties/>
    </style:style>
    <style:style style:family="text" style:name="T807">
      <style:text-properties/>
    </style:style>
    <style:style style:family="text" style:name="T808">
      <style:text-properties/>
    </style:style>
    <style:style style:family="text" style:name="T809">
      <style:text-properties/>
    </style:style>
    <style:style style:family="text" style:name="T810">
      <style:text-properties/>
    </style:style>
    <style:style style:family="text" style:name="T811">
      <style:text-properties fo:font-family="StarBats" style:font-family-complex="StarBats"/>
    </style:style>
    <style:style style:family="text" style:name="T812">
      <style:text-properties/>
    </style:style>
    <style:style style:family="text" style:name="T813">
      <style:text-properties/>
    </style:style>
    <style:style style:family="text" style:name="T814">
      <style:text-properties/>
    </style:style>
    <style:style style:family="text" style:name="T815">
      <style:text-properties/>
    </style:style>
    <style:style style:family="text" style:name="T816">
      <style:text-properties/>
    </style:style>
    <style:style style:family="text" style:name="T817">
      <style:text-properties/>
    </style:style>
    <style:style style:family="text" style:name="T818">
      <style:text-properties/>
    </style:style>
    <style:style style:family="text" style:name="T819">
      <style:text-properties/>
    </style:style>
    <style:style style:family="text" style:name="T820">
      <style:text-properties fo:font-family="StarBats" style:font-family-complex="StarBats"/>
    </style:style>
    <style:style style:family="text" style:name="T821">
      <style:text-properties/>
    </style:style>
    <style:style style:family="text" style:name="T822">
      <style:text-properties/>
    </style:style>
    <style:style style:family="text" style:name="T823">
      <style:text-properties/>
    </style:style>
    <style:style style:family="text" style:name="T824">
      <style:text-properties/>
    </style:style>
    <style:style style:family="text" style:name="T825">
      <style:text-properties/>
    </style:style>
    <style:style style:family="text" style:name="T826">
      <style:text-properties/>
    </style:style>
    <style:style style:family="text" style:name="T827">
      <style:text-properties/>
    </style:style>
    <style:style style:family="text" style:name="T828">
      <style:text-properties/>
    </style:style>
    <style:style style:family="text" style:name="T829">
      <style:text-properties/>
    </style:style>
    <style:style style:family="text" style:name="T830">
      <style:text-properties/>
    </style:style>
    <style:style style:family="text" style:name="T831">
      <style:text-properties/>
    </style:style>
    <style:style style:family="text" style:name="T832">
      <style:text-properties/>
    </style:style>
    <style:style style:family="text" style:name="T833">
      <style:text-properties/>
    </style:style>
    <style:style style:family="text" style:name="T834">
      <style:text-properties/>
    </style:style>
    <style:style style:family="text" style:name="T835">
      <style:text-properties/>
    </style:style>
    <style:style style:family="text" style:name="T836">
      <style:text-properties/>
    </style:style>
    <style:style style:family="text" style:name="T837">
      <style:text-properties/>
    </style:style>
    <style:style style:family="text" style:name="T838">
      <style:text-properties fo:font-family="Symbol" style:font-family-asian="Symbol" style:font-family-complex="Symbol"/>
    </style:style>
    <style:style style:family="text" style:name="T839">
      <style:text-properties fo:font-family="Symbol" style:font-family-asian="Symbol" style:font-family-complex="Symbol"/>
    </style:style>
    <style:style style:family="text" style:name="T840">
      <style:text-properties fo:font-family="Symbol" style:font-family-asian="Symbol" style:font-family-complex="Symbol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Symbol" style:font-family-asian="Symbol" style:font-family-complex="Symbol"/>
    </style:style>
    <style:style style:family="text" style:name="T843">
      <style:text-properties fo:font-family="Symbol" style:font-family-asian="Symbol" style:font-family-complex="Symbol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Symbol" style:font-family-asian="Symbol" style:font-family-complex="Symbol"/>
    </style:style>
    <style:style style:family="text" style:name="T846">
      <style:text-properties fo:font-family="Symbol" style:font-family-asian="Symbol" style:font-family-complex="Symbol"/>
    </style:style>
    <style:style style:family="text" style:name="T847">
      <style:text-properties fo:font-family="Symbol" style:font-family-asian="Symbol" style:font-family-complex="Symbol"/>
    </style:style>
    <style:style style:family="text" style:name="T848">
      <style:text-properties fo:font-family="Symbol" style:font-family-asian="Symbol" style:font-family-complex="Symbol"/>
    </style:style>
    <style:style style:family="text" style:name="T849">
      <style:text-properties fo:font-family="Symbol" style:font-family-asian="Symbol" style:font-family-complex="Symbol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Symbol" style:font-family-asian="Symbol" style:font-family-complex="Symbol"/>
    </style:style>
    <style:style style:family="text" style:name="T852">
      <style:text-properties fo:font-family="Symbol" style:font-family-asian="Symbol" style:font-family-complex="Symbol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Symbol" style:font-family-asian="Symbol" style:font-family-complex="Symbol"/>
    </style:style>
    <style:style style:family="text" style:name="T855">
      <style:text-properties fo:font-family="Symbol" style:font-family-asian="Symbol" style:font-family-complex="Symbol"/>
    </style:style>
    <style:style style:family="text" style:name="T856">
      <style:text-properties fo:font-family="Symbol" style:font-family-asian="Symbol" style:font-family-complex="Symbol"/>
    </style:style>
    <style:style style:family="text" style:name="T857">
      <style:text-properties fo:font-family="Symbol" style:font-family-asian="Symbol" style:font-family-complex="Symbol"/>
    </style:style>
    <style:style style:family="text" style:name="T858">
      <style:text-properties fo:font-family="Symbol" style:font-family-asian="Symbol" style:font-family-complex="Symbol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Symbol" style:font-family-asian="Symbol" style:font-family-complex="Symbol"/>
    </style:style>
    <style:style style:family="text" style:name="T861">
      <style:text-properties fo:font-family="Symbol" style:font-family-asian="Symbol" style:font-family-complex="Symbol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Symbol" style:font-family-asian="Symbol" style:font-family-complex="Symbol"/>
    </style:style>
    <style:style style:family="text" style:name="T864">
      <style:text-properties fo:font-family="Symbol" style:font-family-asian="Symbol" style:font-family-complex="Symbol"/>
    </style:style>
    <style:style style:family="text" style:name="T865">
      <style:text-properties fo:color="#000000" fo:font-family="Symbol" style:font-family-asian="Symbol" style:font-family-complex="Symbol" fo:font-size="12pt"/>
    </style:style>
    <style:style style:family="text" style:name="T866">
      <style:text-properties fo:color="#000000" fo:font-family="Symbol" style:font-family-asian="Symbol" style:font-family-complex="Symbol" fo:font-size="12pt"/>
    </style:style>
    <style:style style:family="text" style:name="T867">
      <style:text-properties fo:color="#000000" fo:font-family="Symbol" style:font-family-asian="Symbol" style:font-family-complex="Symbol" fo:font-size="12pt"/>
    </style:style>
    <style:style style:family="text" style:name="T868">
      <style:text-properties fo:color="#000000" fo:font-family="Symbol" style:font-family-asian="Symbol" style:font-family-complex="Symbol" fo:font-size="12pt"/>
    </style:style>
    <style:style style:family="text" style:name="T869">
      <style:text-properties fo:color="#000000" fo:font-family="Symbol" style:font-family-asian="Symbol" style:font-family-complex="Symbol" fo:font-size="12pt"/>
    </style:style>
    <style:style style:family="text" style:name="T870">
      <style:text-properties fo:color="#000000" fo:font-family="Symbol" style:font-family-asian="Symbol" style:font-family-complex="Symbol" fo:font-size="12pt"/>
    </style:style>
    <style:style style:family="text" style:name="T871">
      <style:text-properties fo:color="#000000" fo:font-family="Symbol" style:font-family-asian="Symbol" style:font-family-complex="Symbol" fo:font-size="12pt"/>
    </style:style>
    <style:style style:family="text" style:name="T872">
      <style:text-properties fo:color="#000000" fo:font-family="Symbol" style:font-family-asian="Symbol" style:font-family-complex="Symbol" fo:font-size="12pt"/>
    </style:style>
    <style:style style:family="text" style:name="T873">
      <style:text-properties fo:color="#000000" fo:font-family="Symbol" style:font-family-asian="Symbol" style:font-family-complex="Symbol" fo:font-size="12pt"/>
    </style:style>
    <style:style style:family="text" style:name="T874">
      <style:text-properties fo:color="#000000" fo:font-family="Times New Roman" style:font-family-asian="Times New Roman" style:font-family-complex="Times New Roman" fo:font-size="12pt"/>
    </style:style>
    <style:style style:family="text" style:name="T875">
      <style:text-properties/>
    </style:style>
    <style:style style:family="text" style:name="T876">
      <style:text-properties/>
    </style:style>
    <style:style style:family="text" style:name="T877">
      <style:text-properties/>
    </style:style>
    <style:style style:family="text" style:name="T878">
      <style:text-properties/>
    </style:style>
    <style:style style:family="text" style:name="T879">
      <style:text-properties/>
    </style:style>
    <style:style style:family="text" style:name="T880">
      <style:text-properties/>
    </style:style>
    <style:style style:family="text" style:name="T881">
      <style:text-properties/>
    </style:style>
    <style:style style:family="text" style:name="T882">
      <style:text-properties/>
    </style:style>
    <style:style style:family="text" style:name="T883">
      <style:text-properties fo:font-family="Symbol" style:font-family-asian="Symbol" style:font-family-complex="Symbol"/>
    </style:style>
    <style:style style:family="text" style:name="T884">
      <style:text-properties fo:font-family="Symbol" style:font-family-asian="Symbol" style:font-family-complex="Symbol"/>
    </style:style>
    <style:style style:family="text" style:name="T885">
      <style:text-properties fo:font-family="Symbol" style:font-family-asian="Symbol" style:font-family-complex="Symbol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Symbol" style:font-family-asian="Symbol" style:font-family-complex="Symbol"/>
    </style:style>
    <style:style style:family="text" style:name="T888">
      <style:text-properties fo:font-family="Symbol" style:font-family-asian="Symbol" style:font-family-complex="Symbol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Symbol" style:font-family-asian="Symbol" style:font-family-complex="Symbol"/>
    </style:style>
    <style:style style:family="text" style:name="T891">
      <style:text-properties fo:font-family="Symbol" style:font-family-asian="Symbol" style:font-family-complex="Symbol"/>
    </style:style>
    <style:style style:family="text" style:name="T892">
      <style:text-properties fo:color="#000000" fo:font-family="Times New Roman" style:font-family-asian="Times New Roman" style:font-family-complex="Times New Roman" fo:font-size="12pt"/>
    </style:style>
    <style:style style:family="text" style:name="T893">
      <style:text-properties/>
    </style:style>
    <style:style style:family="text" style:name="T894">
      <style:text-properties/>
    </style:style>
    <style:style style:family="text" style:name="T895">
      <style:text-properties/>
    </style:style>
    <style:style style:family="text" style:name="T896">
      <style:text-properties/>
    </style:style>
    <style:style style:family="text" style:name="T897">
      <style:text-properties/>
    </style:style>
    <style:style style:family="text" style:name="T898">
      <style:text-properties/>
    </style:style>
    <style:style style:family="text" style:name="T899">
      <style:text-properties/>
    </style:style>
    <style:style style:family="text" style:name="T900">
      <style:text-properties/>
    </style:style>
    <style:style style:family="text" style:name="T901">
      <style:text-properties fo:font-family="Symbol" style:font-family-asian="Symbol" style:font-family-complex="Symbol"/>
    </style:style>
    <style:style style:family="text" style:name="T902">
      <style:text-properties fo:font-family="Symbol" style:font-family-asian="Symbol" style:font-family-complex="Symbol"/>
    </style:style>
    <style:style style:family="text" style:name="T903">
      <style:text-properties fo:font-family="Symbol" style:font-family-asian="Symbol" style:font-family-complex="Symbol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Symbol" style:font-family-asian="Symbol" style:font-family-complex="Symbol"/>
    </style:style>
    <style:style style:family="text" style:name="T906">
      <style:text-properties fo:font-family="Symbol" style:font-family-asian="Symbol" style:font-family-complex="Symbol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Symbol" style:font-family-asian="Symbol" style:font-family-complex="Symbol"/>
    </style:style>
    <style:style style:family="text" style:name="T909">
      <style:text-properties fo:font-family="Symbol" style:font-family-asian="Symbol" style:font-family-complex="Symbol"/>
    </style:style>
    <style:style style:family="text" style:name="T910">
      <style:text-properties fo:color="#000000" fo:font-family="Times New Roman" style:font-family-asian="Times New Roman" style:font-family-complex="Times New Roman" fo:font-size="12pt"/>
    </style:style>
    <style:style style:family="text" style:name="T911">
      <style:text-properties/>
    </style:style>
    <style:style style:family="text" style:name="T912">
      <style:text-properties/>
    </style:style>
    <style:style style:family="text" style:name="T913">
      <style:text-properties/>
    </style:style>
    <style:style style:family="text" style:name="T914">
      <style:text-properties/>
    </style:style>
    <style:style style:family="text" style:name="T915">
      <style:text-properties/>
    </style:style>
    <style:style style:family="text" style:name="T916">
      <style:text-properties/>
    </style:style>
    <style:style style:family="text" style:name="T917">
      <style:text-properties/>
    </style:style>
    <style:style style:family="text" style:name="T918">
      <style:text-properties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Symbol" style:font-family-asian="Symbol" style:font-family-complex="Symbol"/>
    </style:style>
    <style:style style:family="text" style:name="T921">
      <style:text-properties fo:font-family="Symbol" style:font-family-asian="Symbol" style:font-family-complex="Symbol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Symbol" style:font-family-asian="Symbol" style:font-family-complex="Symbol"/>
    </style:style>
    <style:style style:family="text" style:name="T924">
      <style:text-properties fo:font-family="Symbol" style:font-family-asian="Symbol" style:font-family-complex="Symbol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Symbol" style:font-family-asian="Symbol" style:font-family-complex="Symbol"/>
    </style:style>
    <style:style style:family="text" style:name="T927">
      <style:text-properties fo:font-family="Symbol" style:font-family-asian="Symbol" style:font-family-complex="Symbol"/>
    </style:style>
    <style:style style:family="text" style:name="T928">
      <style:text-properties fo:color="#000000" fo:font-family="Times New Roman" style:font-family-asian="Times New Roman" style:font-family-complex="Times New Roman" fo:font-size="12pt"/>
    </style:style>
    <style:style style:family="text" style:name="T929">
      <style:text-properties/>
    </style:style>
    <style:style style:family="text" style:name="T930">
      <style:text-properties/>
    </style:style>
    <style:style style:family="text" style:name="T931">
      <style:text-properties/>
    </style:style>
    <style:style style:family="text" style:name="T932">
      <style:text-properties/>
    </style:style>
    <style:style style:family="text" style:name="T933">
      <style:text-properties/>
    </style:style>
    <style:style style:family="text" style:name="T934">
      <style:text-properties/>
    </style:style>
    <style:style style:family="text" style:name="T935">
      <style:text-properties/>
    </style:style>
    <style:style style:family="text" style:name="T936">
      <style:text-properties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Symbol" style:font-family-asian="Symbol" style:font-family-complex="Symbol"/>
    </style:style>
    <style:style style:family="text" style:name="T939">
      <style:text-properties fo:font-family="Symbol" style:font-family-asian="Symbol" style:font-family-complex="Symbol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Symbol" style:font-family-asian="Symbol" style:font-family-complex="Symbol"/>
    </style:style>
    <style:style style:family="text" style:name="T942">
      <style:text-properties fo:font-family="Symbol" style:font-family-asian="Symbol" style:font-family-complex="Symbol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Symbol" style:font-family-asian="Symbol" style:font-family-complex="Symbol"/>
    </style:style>
    <style:style style:family="text" style:name="T945">
      <style:text-properties fo:font-family="Symbol" style:font-family-asian="Symbol" style:font-family-complex="Symbol"/>
    </style:style>
    <style:style style:family="text" style:name="T946">
      <style:text-properties fo:color="#000000" fo:font-family="Times New Roman" style:font-family-asian="Times New Roman" style:font-family-complex="Times New Roman" fo:font-size="12pt"/>
    </style:style>
    <style:style style:family="text" style:name="T947">
      <style:text-properties/>
    </style:style>
    <style:style style:family="text" style:name="T948">
      <style:text-properties/>
    </style:style>
    <style:style style:family="text" style:name="T949">
      <style:text-properties/>
    </style:style>
    <style:style style:family="text" style:name="T950">
      <style:text-properties/>
    </style:style>
    <style:style style:family="text" style:name="T951">
      <style:text-properties/>
    </style:style>
    <style:style style:family="text" style:name="T952">
      <style:text-properties/>
    </style:style>
    <style:style style:family="text" style:name="T953">
      <style:text-properties/>
    </style:style>
    <style:style style:family="text" style:name="T954">
      <style:text-properties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Symbol" style:font-family-asian="Symbol" style:font-family-complex="Symbol"/>
    </style:style>
    <style:style style:family="text" style:name="T957">
      <style:text-properties fo:font-family="Symbol" style:font-family-asian="Symbol" style:font-family-complex="Symbol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Symbol" style:font-family-asian="Symbol" style:font-family-complex="Symbol"/>
    </style:style>
    <style:style style:family="text" style:name="T960">
      <style:text-properties fo:font-family="Symbol" style:font-family-asian="Symbol" style:font-family-complex="Symbol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Symbol" style:font-family-asian="Symbol" style:font-family-complex="Symbol"/>
    </style:style>
    <style:style style:family="text" style:name="T963">
      <style:text-properties fo:font-family="Symbol" style:font-family-asian="Symbol" style:font-family-complex="Symbol"/>
    </style:style>
    <style:style style:family="text" style:name="T964">
      <style:text-properties fo:color="#000000" fo:font-family="Times New Roman" style:font-family-asian="Times New Roman" style:font-family-complex="Times New Roman" fo:font-size="12pt"/>
    </style:style>
    <style:style style:family="text" style:name="T965">
      <style:text-properties/>
    </style:style>
    <style:style style:family="text" style:name="T966">
      <style:text-properties/>
    </style:style>
    <style:style style:family="text" style:name="T967">
      <style:text-properties/>
    </style:style>
    <style:style style:family="text" style:name="T968">
      <style:text-properties/>
    </style:style>
    <style:style style:family="text" style:name="T969">
      <style:text-properties/>
    </style:style>
    <style:style style:family="text" style:name="T970">
      <style:text-properties/>
    </style:style>
    <style:style style:family="text" style:name="T971">
      <style:text-properties/>
    </style:style>
    <style:style style:family="text" style:name="T972">
      <style:text-properties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Symbol" style:font-family-asian="Symbol" style:font-family-complex="Symbol"/>
    </style:style>
    <style:style style:family="text" style:name="T975">
      <style:text-properties fo:font-family="Symbol" style:font-family-asian="Symbol" style:font-family-complex="Symbol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Symbol" style:font-family-asian="Symbol" style:font-family-complex="Symbol"/>
    </style:style>
    <style:style style:family="text" style:name="T978">
      <style:text-properties fo:font-family="Symbol" style:font-family-asian="Symbol" style:font-family-complex="Symbol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Symbol" style:font-family-asian="Symbol" style:font-family-complex="Symbol"/>
    </style:style>
    <style:style style:family="text" style:name="T981">
      <style:text-properties fo:font-family="Symbol" style:font-family-asian="Symbol" style:font-family-complex="Symbol"/>
    </style:style>
    <style:style style:family="text" style:name="T982">
      <style:text-properties fo:color="#000000" fo:font-family="Times New Roman" style:font-family-asian="Times New Roman" style:font-family-complex="Times New Roman" fo:font-size="12pt"/>
    </style:style>
    <style:style style:family="text" style:name="T983">
      <style:text-properties/>
    </style:style>
    <style:style style:family="text" style:name="T984">
      <style:text-properties/>
    </style:style>
    <style:style style:family="text" style:name="T985">
      <style:text-properties/>
    </style:style>
    <style:style style:family="text" style:name="T986">
      <style:text-properties/>
    </style:style>
    <style:style style:family="text" style:name="T987">
      <style:text-properties/>
    </style:style>
    <style:style style:family="text" style:name="T988">
      <style:text-properties/>
    </style:style>
    <style:style style:family="text" style:name="T989">
      <style:text-properties/>
    </style:style>
    <style:style style:family="text" style:name="T990">
      <style:text-properties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Symbol" style:font-family-asian="Symbol" style:font-family-complex="Symbol"/>
    </style:style>
    <style:style style:family="text" style:name="T993">
      <style:text-properties fo:font-family="Symbol" style:font-family-asian="Symbol" style:font-family-complex="Symbol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Symbol" style:font-family-asian="Symbol" style:font-family-complex="Symbol"/>
    </style:style>
    <style:style style:family="text" style:name="T996">
      <style:text-properties fo:font-family="Symbol" style:font-family-asian="Symbol" style:font-family-complex="Symbol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Symbol" style:font-family-asian="Symbol" style:font-family-complex="Symbol"/>
    </style:style>
    <style:style style:family="text" style:name="T999">
      <style:text-properties fo:font-family="Symbol" style:font-family-asian="Symbol" style:font-family-complex="Symbol"/>
    </style:style>
    <style:style style:family="text" style:name="T1000">
      <style:text-properties fo:color="#000000" fo:font-family="Times New Roman" style:font-family-asian="Times New Roman" style:font-family-complex="Times New Roman" fo:font-size="12pt"/>
    </style:style>
    <style:style style:family="text" style:name="T1001">
      <style:text-properties/>
    </style:style>
    <style:style style:family="text" style:name="T1002">
      <style:text-properties/>
    </style:style>
    <style:style style:family="text" style:name="T1003">
      <style:text-properties/>
    </style:style>
    <style:style style:family="text" style:name="T1004">
      <style:text-properties/>
    </style:style>
    <style:style style:family="text" style:name="T1005">
      <style:text-properties/>
    </style:style>
    <style:style style:family="text" style:name="T1006">
      <style:text-properties/>
    </style:style>
    <style:style style:family="text" style:name="T1007">
      <style:text-properties/>
    </style:style>
    <style:style style:family="text" style:name="T1008">
      <style:text-properties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Symbol" style:font-family-asian="Symbol" style:font-family-complex="Symbol"/>
    </style:style>
    <style:style style:family="text" style:name="T1011">
      <style:text-properties fo:font-family="Symbol" style:font-family-asian="Symbol" style:font-family-complex="Symbol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Symbol" style:font-family-asian="Symbol" style:font-family-complex="Symbol"/>
    </style:style>
    <style:style style:family="text" style:name="T1014">
      <style:text-properties fo:font-family="Symbol" style:font-family-asian="Symbol" style:font-family-complex="Symbol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Symbol" style:font-family-asian="Symbol" style:font-family-complex="Symbol"/>
    </style:style>
    <style:style style:family="text" style:name="T1017">
      <style:text-properties fo:font-family="Symbol" style:font-family-asian="Symbol" style:font-family-complex="Symbol"/>
    </style:style>
    <style:style style:family="text" style:name="T1018">
      <style:text-properties fo:color="#000000" fo:font-family="Symbol" style:font-family-asian="Symbol" style:font-family-complex="Symbol" fo:font-size="12pt"/>
    </style:style>
    <style:style style:family="text" style:name="T1019">
      <style:text-properties fo:color="#000000" fo:font-family="Symbol" style:font-family-asian="Symbol" style:font-family-complex="Symbol" fo:font-size="12pt"/>
    </style:style>
    <style:style style:family="text" style:name="T1020">
      <style:text-properties fo:color="#000000" fo:font-family="Symbol" style:font-family-asian="Symbol" style:font-family-complex="Symbol" fo:font-size="12pt"/>
    </style:style>
    <style:style style:family="text" style:name="T1021">
      <style:text-properties fo:color="#000000" fo:font-family="Symbol" style:font-family-asian="Symbol" style:font-family-complex="Symbol" fo:font-size="12pt"/>
    </style:style>
    <style:style style:family="text" style:name="T1022">
      <style:text-properties fo:color="#000000" fo:font-family="Symbol" style:font-family-asian="Symbol" style:font-family-complex="Symbol" fo:font-size="12pt"/>
    </style:style>
    <style:style style:family="text" style:name="T1023">
      <style:text-properties fo:color="#000000" fo:font-family="Symbol" style:font-family-asian="Symbol" style:font-family-complex="Symbol" fo:font-size="12pt"/>
    </style:style>
    <style:style style:family="text" style:name="T1024">
      <style:text-properties fo:color="#000000" fo:font-family="Symbol" style:font-family-asian="Symbol" style:font-family-complex="Symbol" fo:font-size="12pt"/>
    </style:style>
    <style:style style:family="text" style:name="T1025">
      <style:text-properties fo:color="#000000" fo:font-family="Symbol" style:font-family-asian="Symbol" style:font-family-complex="Symbol" fo:font-size="12pt"/>
    </style:style>
    <style:style style:family="text" style:name="T1026">
      <style:text-properties fo:color="#000000" fo:font-family="Symbol" style:font-family-asian="Symbol" style:font-family-complex="Symbol" fo:font-size="12pt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bullet text:level="2" text:style-name="T2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4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5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6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7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8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9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2">
      <text:list-level-style-bullet text:level="1" text:style-name="T10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1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2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3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4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5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6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7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8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3">
      <text:list-level-style-bullet text:level="1" text:style-name="T19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20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21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22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23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24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25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26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27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4">
      <text:list-level-style-bullet text:level="1" text:style-name="T28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29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0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31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32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33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34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35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36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5">
      <text:list-level-style-bullet text:level="1" text:style-name="T37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38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9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40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41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42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43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44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45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6">
      <text:list-level-style-bullet text:level="1" text:style-name="T46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47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48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49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50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51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52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53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54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7">
      <text:list-level-style-bullet text:level="1" text:style-name="T55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56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57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58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59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60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61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62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63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8">
      <text:list-level-style-bullet text:level="1" text:style-name="T64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65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66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67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68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69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70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71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72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9">
      <text:list-level-style-bullet text:level="1" text:style-name="T73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74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75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76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77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78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79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80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81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0">
      <text:list-level-style-bullet text:level="1" text:style-name="T82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83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84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85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86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87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88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89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90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1">
      <text:list-level-style-bullet text:level="1" text:style-name="T91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92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93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94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95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96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97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98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99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2">
      <text:list-level-style-bullet text:level="1" text:style-name="T100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01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02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03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04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05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06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07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08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3">
      <text:list-level-style-bullet text:level="1" text:style-name="T109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10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11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12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13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14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15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16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17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4">
      <text:list-level-style-bullet text:level="1" text:style-name="T118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19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20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21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22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23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24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25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26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5">
      <text:list-level-style-bullet text:level="1" text:style-name="T127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28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29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30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31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32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33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34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35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6">
      <text:list-level-style-bullet text:level="1" text:style-name="T136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37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38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39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40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41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42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43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44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7">
      <text:list-level-style-bullet text:level="1" text:style-name="T145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46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47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48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49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50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51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52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53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8">
      <text:list-level-style-bullet text:level="1" text:style-name="T154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55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56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57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58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59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60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61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62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9">
      <text:list-level-style-bullet text:level="1" text:style-name="T163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64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65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66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67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68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69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70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71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20">
      <text:list-level-style-bullet text:level="1" text:style-name="T172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73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74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75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76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77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78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79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80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21">
      <text:list-level-style-bullet text:level="1" text:style-name="T181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182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183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184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185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186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187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188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189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19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19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19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19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19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19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20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20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20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20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20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20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20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210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212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213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215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216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21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21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22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22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22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22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22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22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23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23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23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23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23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23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23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24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24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24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245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246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248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249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251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252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25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25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25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25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26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26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263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264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266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267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269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270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27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27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27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27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27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27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28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28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28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28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28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28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29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29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29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29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29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29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29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300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302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303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305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306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30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30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31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31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31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31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31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31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32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32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32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32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32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32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32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33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33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33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335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336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338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339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341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342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34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34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34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34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35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35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353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354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356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357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359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360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36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36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36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36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36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36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37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37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37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37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37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37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38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38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38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38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38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38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38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390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392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393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395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396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39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39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40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40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40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40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40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40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41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41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41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41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41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41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41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42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42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42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425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426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428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429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431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432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43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43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43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43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44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44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443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444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446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447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449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450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45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45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45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45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45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45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46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46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46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46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46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46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47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47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47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47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47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47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47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480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482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483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485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486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48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48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49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49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49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49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49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49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50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50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50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50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50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50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50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51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51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51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515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516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518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519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521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522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52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52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52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52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53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53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533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534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536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537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539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540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54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54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54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54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54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54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55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55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55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55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55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55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56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56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56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56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56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56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56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570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572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573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575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576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57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57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58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58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58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58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58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58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59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59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59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59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59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59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59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60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60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60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605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606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608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609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611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612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61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61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61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61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62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62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623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624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626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627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629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630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63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63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63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63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63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63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64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64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64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64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64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64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65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65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65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65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65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65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65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660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662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663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665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666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66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66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67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67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67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67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67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67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68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68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68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68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68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68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68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69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69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69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695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696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698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699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701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702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70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70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70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70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71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71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713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714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716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717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719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720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72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72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72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72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72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72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/>
      </text:list-level-style-bullet>
      <text:list-level-style-bullet text:level="2" text:style-name="T73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/>
      </text:list-level-style-bullet>
      <text:list-level-style-bullet text:level="3" text:style-name="T73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/>
      </text:list-level-style-bullet>
      <text:list-level-style-bullet text:level="5" text:style-name="T73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6" text:style-name="T73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/>
      </text:list-level-style-bullet>
      <text:list-level-style-bullet text:level="8" text:style-name="T73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9" text:style-name="T73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/>
      </text:list-level-style-bullet>
    </text:list-style>
    <text:list-style style:name="WWNum83">
      <text:list-level-style-bullet text:level="1" text:style-name="T739" text:bullet-char="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Bats" style:font-family-complex="StarBats"/>
      </text:list-level-style-bullet>
      <text:list-level-style-number text:level="2" text:style-name="T740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741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742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743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744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745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746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747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84">
      <text:list-level-style-bullet text:level="1" text:style-name="T748" text:bullet-char="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Bats" style:font-family-complex="StarBats"/>
      </text:list-level-style-bullet>
      <text:list-level-style-number text:level="2" text:style-name="T749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750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751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75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753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754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755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756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85">
      <text:list-level-style-bullet text:level="1" text:style-name="T757" text:bullet-char="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Bats" style:font-family-complex="StarBats"/>
      </text:list-level-style-bullet>
      <text:list-level-style-number text:level="2" text:style-name="T758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759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760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761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762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76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764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765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86">
      <text:list-level-style-bullet text:level="1" text:style-name="T766" text:bullet-char="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Bats" style:font-family-complex="StarBats"/>
      </text:list-level-style-bullet>
      <text:list-level-style-number text:level="2" text:style-name="T767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768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769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770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771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772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773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77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87">
      <text:list-level-style-bullet text:level="1" text:style-name="T775" text:bullet-char="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Bats" style:font-family-complex="StarBats"/>
      </text:list-level-style-bullet>
      <text:list-level-style-number text:level="2" text:style-name="T776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777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778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779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780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781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782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783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88">
      <text:list-level-style-bullet text:level="1" text:style-name="T784" text:bullet-char="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Bats" style:font-family-complex="StarBats"/>
      </text:list-level-style-bullet>
      <text:list-level-style-number text:level="2" text:style-name="T785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786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787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788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789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790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791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792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89">
      <text:list-level-style-bullet text:level="1" text:style-name="T793" text:bullet-char="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Bats" style:font-family-complex="StarBats"/>
      </text:list-level-style-bullet>
      <text:list-level-style-number text:level="2" text:style-name="T794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795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796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797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798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799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800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801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90">
      <text:list-level-style-bullet text:level="1" text:style-name="T802" text:bullet-char="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Bats" style:font-family-complex="StarBats"/>
      </text:list-level-style-bullet>
      <text:list-level-style-number text:level="2" text:style-name="T803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804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805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806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807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808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809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810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91">
      <text:list-level-style-bullet text:level="1" text:style-name="T811" text:bullet-char="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Bats" style:font-family-complex="StarBats"/>
      </text:list-level-style-bullet>
      <text:list-level-style-number text:level="2" text:style-name="T81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81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81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81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81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81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81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81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92">
      <text:list-level-style-bullet text:level="1" text:style-name="T820" text:bullet-char="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Bats" style:font-family-complex="StarBats"/>
      </text:list-level-style-bullet>
      <text:list-level-style-number text:level="2" text:style-name="T821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82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823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824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825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826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827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828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93">
      <text:list-level-style-bullet text:level="1" text:style-name="T82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830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83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83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83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83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83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3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83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94">
      <text:list-level-style-bullet text:level="1" text:style-name="T83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840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843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846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95">
      <text:list-level-style-bullet text:level="1" text:style-name="T84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4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84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85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85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96">
      <text:list-level-style-bullet text:level="1" text:style-name="T85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5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85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86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86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97">
      <text:list-level-style-bullet text:level="1" text:style-name="T865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866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867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868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869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870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871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872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873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  <text:list-style style:name="WWNum98">
      <text:list-level-style-number text:level="1" text:style-name="T874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asian="Times New Roman" style:font-family-complex="Times New Roman" fo:font-size="12pt"/>
      </text:list-level-style-number>
      <text:list-level-style-number text:level="2" text:style-name="T875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876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877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878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879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880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881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882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99">
      <text:list-level-style-bullet text:level="1" text:style-name="T88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8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88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88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89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100">
      <text:list-level-style-number text:level="1" text:style-name="T89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asian="Times New Roman" style:font-family-complex="Times New Roman" fo:font-size="12pt"/>
      </text:list-level-style-number>
      <text:list-level-style-number text:level="2" text:style-name="T893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894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895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896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897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898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899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900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01">
      <text:list-level-style-bullet text:level="1" text:style-name="T90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0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90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90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90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102">
      <text:list-level-style-number text:level="1" text:style-name="T91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asian="Times New Roman" style:font-family-complex="Times New Roman" fo:font-size="12pt"/>
      </text:list-level-style-number>
      <text:list-level-style-number text:level="2" text:style-name="T911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912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91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91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915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91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91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918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92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92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92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104">
      <text:list-level-style-number text:level="1" text:style-name="T92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asian="Times New Roman" style:font-family-complex="Times New Roman" fo:font-size="12pt"/>
      </text:list-level-style-number>
      <text:list-level-style-number text:level="2" text:style-name="T929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930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931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932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933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934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935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936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93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94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94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106">
      <text:list-level-style-number text:level="1" text:style-name="T94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asian="Times New Roman" style:font-family-complex="Times New Roman" fo:font-size="12pt"/>
      </text:list-level-style-number>
      <text:list-level-style-number text:level="2" text:style-name="T947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948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949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950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951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952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953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954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95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96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96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108">
      <text:list-level-style-number text:level="1" text:style-name="T964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asian="Times New Roman" style:font-family-complex="Times New Roman" fo:font-size="12pt"/>
      </text:list-level-style-number>
      <text:list-level-style-number text:level="2" text:style-name="T965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966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967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968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969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970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971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972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97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97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98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110">
      <text:list-level-style-number text:level="1" text:style-name="T98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asian="Times New Roman" style:font-family-complex="Times New Roman" fo:font-size="12pt"/>
      </text:list-level-style-number>
      <text:list-level-style-number text:level="2" text:style-name="T983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984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985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986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987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988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989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990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99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99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99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112">
      <text:list-level-style-number text:level="1" text:style-name="T100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asian="Times New Roman" style:font-family-complex="Times New Roman" fo:font-size="12pt"/>
      </text:list-level-style-number>
      <text:list-level-style-number text:level="2" text:style-name="T1001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002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00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00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005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00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00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008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101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101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101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114">
      <text:list-level-style-bullet text:level="1" text:style-name="T1018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1019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1020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1021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1022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1023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1024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1025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1026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1.25</meta:generator>
    <meta:creation-date>2025-03-26T21:05:13Z</meta:creation-date>
  </office:meta>
</office:document-meta>
</file>